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/>
    <style:font-face style:name="Droid Sans Devanagari1" svg:font-family="'Droid Sans Devanagari'" style:font-family-generic="swiss"/>
    <style:font-face style:name="Courier Prime" svg:font-family="'Courier Prime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re Franklin" svg:font-family="'Libre Franklin'" style:font-pitch="variable"/>
    <style:font-face style:name="Libre Franklin Medium1" svg:font-family="'Libre Franklin Medium'" style:font-pitch="variable"/>
    <style:font-face style:name="Libre Franklin Medium" svg:font-family="'Libre Franklin Medium'" style:font-adornments="Medium" style:font-pitch="variable"/>
    <style:font-face style:name="Libre Franklin SemiBold" svg:font-family="'Libre Franklin SemiBold'" style:font-pitch="variable"/>
    <style:font-face style:name="Libre Franklin SemiBold1" svg:font-family="'Libre Franklin SemiBold'" style:font-adornments="Semi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fo:font-weight="normal" officeooo:paragraph-rsid="000f55dd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fo:font-weight="normal" officeooo:paragraph-rsid="001fa5e5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fo:font-weight="normal" officeooo:paragraph-rsid="0021a2cb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fo:font-weight="normal" officeooo:paragraph-rsid="002626c3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fo:font-weight="normal" officeooo:paragraph-rsid="001427f5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fo:font-weight="normal" officeooo:paragraph-rsid="0046378c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fo:font-weight="normal" officeooo:rsid="00258dde" officeooo:paragraph-rsid="00258dde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fo:font-weight="normal" officeooo:rsid="00258dde" officeooo:paragraph-rsid="0021a2cb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style:text-underline-style="none" fo:font-weight="normal" officeooo:rsid="004e889c" officeooo:paragraph-rsid="00257994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style:text-underline-style="none" fo:font-weight="normal" officeooo:rsid="002626c3" officeooo:paragraph-rsid="0025799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style:text-underline-style="none" fo:font-weight="normal" officeooo:rsid="001fa5e5" officeooo:paragraph-rsid="00ed463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style:text-underline-style="none" fo:font-weight="normal" officeooo:paragraph-rsid="0046378c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ourier Prime" fo:font-size="12pt" fo:letter-spacing="normal" fo:language="es" fo:country="ES" fo:font-style="normal" style:text-underline-style="none" fo:font-weight="normal" officeooo:rsid="00f3d5ed" officeooo:paragraph-rsid="00f7bc08" style:text-blinking="false" fo:background-color="transparent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ourier Prime" fo:font-size="12pt" fo:letter-spacing="normal" fo:language="es" fo:country="ES" fo:font-style="normal" style:text-underline-style="none" fo:font-weight="normal" officeooo:rsid="00f3d5ed" officeooo:paragraph-rsid="0048bc91" style:text-blinking="false" fo:background-color="transparent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ourier Prime" fo:font-size="12pt" fo:letter-spacing="normal" fo:language="es" fo:country="ES" fo:font-style="normal" style:text-underline-style="none" fo:font-weight="normal" officeooo:rsid="0048bc91" officeooo:paragraph-rsid="0048bc91" style:text-blinking="false" fo:background-color="transparent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ourier Prime" fo:font-size="12pt" fo:letter-spacing="normal" fo:language="es" fo:country="ES" fo:font-style="normal" style:text-underline-style="none" fo:font-weight="normal" officeooo:paragraph-rsid="001427f5" style:text-blinking="false" fo:background-color="transparent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ourier Prime" fo:font-size="12pt" fo:letter-spacing="normal" fo:language="es" fo:country="ES" fo:font-style="normal" style:text-underline-style="none" fo:font-weight="normal" officeooo:paragraph-rsid="00f305fd" style:text-blinking="false" fo:background-color="transparent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ourier Prime" fo:font-size="12pt" fo:letter-spacing="normal" fo:language="es" fo:country="ES" fo:font-style="normal" style:text-underline-style="none" fo:font-weight="normal" officeooo:paragraph-rsid="00f3d5ed" style:text-blinking="false" fo:background-color="transparent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Libre Franklin Medium1" fo:font-size="12pt" fo:letter-spacing="normal" fo:language="es" fo:country="ES" fo:font-style="normal" style:text-underline-style="none" fo:font-weight="normal" officeooo:rsid="00f3d5ed" officeooo:paragraph-rsid="00f7ed93" style:text-blinking="false" fo:background-color="transparent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Libre Franklin Medium1" fo:font-size="12pt" fo:letter-spacing="normal" fo:language="es" fo:country="ES" fo:font-style="normal" style:text-underline-style="none" fo:font-weight="normal" officeooo:rsid="0048bc91" officeooo:paragraph-rsid="00f7ed93" style:text-blinking="false" fo:background-color="transparent" style:font-size-asian="12pt" style:font-style-asian="normal" style:font-size-complex="12pt" style:font-style-complex="normal"/>
    </style:style>
    <style:style style:name="P21" style:family="paragraph" style:parent-style-name="Standard">
      <style:text-properties fo:font-variant="normal" fo:text-transform="none" style:use-window-font-color="true" loext:opacity="0%" style:font-name="Libre Franklin SemiBold1" fo:font-size="12pt" fo:letter-spacing="normal" fo:language="es" fo:country="ES" fo:font-style="normal" fo:font-weight="normal" officeooo:rsid="00ca7a8f" officeooo:paragraph-rsid="00d6bea8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variant="normal" fo:text-transform="none" style:use-window-font-color="true" loext:opacity="0%" style:font-name="Libre Franklin SemiBold1" fo:font-size="12pt" fo:letter-spacing="normal" fo:language="es" fo:country="ES" fo:font-style="normal" fo:font-weight="normal" officeooo:rsid="00ca7a8f" officeooo:paragraph-rsid="00d5a8a8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style:use-window-font-color="true" loext:opacity="0%" style:font-name="Libre Franklin SemiBold1" fo:font-size="12pt" fo:letter-spacing="normal" fo:language="es" fo:country="ES" fo:font-style="normal" fo:font-weight="normal" officeooo:rsid="00ca7a8f" officeooo:paragraph-rsid="00f7ed93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style:use-window-font-color="true" loext:opacity="0%" style:font-name="Libre Franklin SemiBold1" fo:font-size="12pt" fo:letter-spacing="normal" fo:language="es" fo:country="ES" fo:font-style="normal" fo:font-weight="normal" officeooo:rsid="00af0ae4" officeooo:paragraph-rsid="00b2cd0a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style:use-window-font-color="true" loext:opacity="0%" style:font-name="Libre Franklin SemiBold1" fo:font-size="12pt" fo:letter-spacing="normal" fo:language="es" fo:country="ES" fo:font-style="normal" fo:font-weight="normal" officeooo:rsid="00ad630e" officeooo:paragraph-rsid="00af9adc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style:use-window-font-color="true" loext:opacity="0%" style:font-name="Libre Franklin SemiBold1" fo:font-size="12pt" fo:letter-spacing="normal" fo:language="es" fo:country="ES" fo:font-style="normal" fo:font-weight="normal" officeooo:rsid="00b63a02" officeooo:paragraph-rsid="00b63a02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style:use-window-font-color="true" loext:opacity="0%" style:font-name="Libre Franklin SemiBold1" fo:font-size="12pt" fo:letter-spacing="normal" fo:language="es" fo:country="ES" fo:font-style="normal" fo:font-weight="normal" officeooo:rsid="00b63a02" officeooo:paragraph-rsid="00c711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style:use-window-font-color="true" loext:opacity="0%" style:font-name="Libre Franklin SemiBold1" fo:font-size="12pt" fo:letter-spacing="normal" fo:language="es" fo:country="ES" fo:font-style="normal" fo:font-weight="normal" officeooo:rsid="00bff404" officeooo:paragraph-rsid="00c711f9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style:use-window-font-color="true" loext:opacity="0%" style:font-name="Libre Franklin SemiBold1" fo:font-size="12pt" fo:language="es" fo:country="ES" fo:font-weight="normal" officeooo:rsid="00b63a02" officeooo:paragraph-rsid="00b63a02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style:use-window-font-color="true" loext:opacity="0%" style:font-name="Libre Franklin SemiBold1" fo:font-size="12pt" fo:language="es" fo:country="ES" fo:font-weight="normal" officeooo:rsid="00b63a02" officeooo:paragraph-rsid="00c711f9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style:use-window-font-color="true" loext:opacity="0%" style:font-name="Libre Franklin SemiBold1" fo:font-size="12pt" fo:language="es" fo:country="ES" fo:font-weight="normal" officeooo:rsid="00ca7a8f" officeooo:paragraph-rsid="00ca7a8f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style:use-window-font-color="true" loext:opacity="0%" style:font-name="Libre Franklin SemiBold1" fo:font-size="10pt" fo:letter-spacing="normal" fo:language="es" fo:country="ES" fo:font-style="normal" fo:font-weight="normal" officeooo:rsid="00af0ae4" officeooo:paragraph-rsid="00e13195" style:font-size-asian="8.75pt" style:font-weight-asian="normal" style:font-size-complex="10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style:use-window-font-color="true" loext:opacity="0%" style:font-name="Libre Franklin SemiBold1" fo:font-size="10pt" fo:language="es" fo:country="ES" fo:font-weight="normal" officeooo:rsid="00ca7a8f" officeooo:paragraph-rsid="00ca7a8f" style:font-size-asian="10pt" style:font-weight-asian="normal" style:font-size-complex="10pt" style:font-weight-complex="normal"/>
    </style:style>
    <style:style style:name="P34" style:family="paragraph" style:parent-style-name="Standard">
      <style:text-properties fo:font-variant="normal" fo:text-transform="none" style:use-window-font-color="true" loext:opacity="0%" style:font-name="Libre Franklin Medium1" fo:font-size="12pt" fo:letter-spacing="normal" fo:language="es" fo:country="ES" fo:font-style="normal" fo:font-weight="normal" officeooo:rsid="00ca7a8f" officeooo:paragraph-rsid="00e3db1c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variant="normal" fo:text-transform="none" style:use-window-font-color="true" loext:opacity="0%" style:font-name="Libre Franklin Medium1" fo:font-size="12pt" fo:letter-spacing="normal" fo:language="es" fo:country="ES" fo:font-style="normal" fo:font-weight="normal" officeooo:rsid="00ca7a8f" officeooo:paragraph-rsid="0100a926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variant="normal" fo:text-transform="none" style:use-window-font-color="true" loext:opacity="0%" style:font-name="Libre Franklin Medium1" fo:font-size="12pt" fo:letter-spacing="normal" fo:language="es" fo:country="ES" fo:font-style="normal" fo:font-weight="normal" officeooo:rsid="00af0ae4" officeooo:paragraph-rsid="00e13195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style:use-window-font-color="true" loext:opacity="0%" style:font-name="Libre Franklin Medium1" fo:font-size="12pt" fo:letter-spacing="normal" fo:language="es" fo:country="ES" fo:font-style="normal" fo:font-weight="normal" officeooo:rsid="00af0ae4" officeooo:paragraph-rsid="00af0ae4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style:use-window-font-color="true" loext:opacity="0%" style:font-name="Libre Franklin Medium1" fo:font-size="12pt" fo:letter-spacing="normal" fo:language="es" fo:country="ES" fo:font-style="normal" fo:font-weight="normal" officeooo:rsid="00b63a02" officeooo:paragraph-rsid="00c711f9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variant="normal" fo:text-transform="none" style:use-window-font-color="true" loext:opacity="0%" style:font-name="Libre Franklin Medium1" fo:font-size="12pt" fo:language="es" fo:country="ES" fo:font-weight="normal" officeooo:rsid="00b63a02" officeooo:paragraph-rsid="00c711f9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variant="normal" fo:text-transform="none" style:use-window-font-color="true" loext:opacity="0%" style:font-name="Libre Franklin Medium1" fo:font-size="12pt" fo:language="es" fo:country="ES" fo:font-weight="normal" officeooo:paragraph-rsid="00caf3d4" style:font-size-asian="12pt" style:font-size-complex="12pt"/>
    </style:style>
    <style:style style:name="P41" style:family="paragraph" style:parent-style-name="Standard">
      <style:text-properties fo:font-variant="normal" fo:text-transform="none" style:use-window-font-color="true" loext:opacity="0%" style:font-name="Libre Franklin Medium1" fo:font-size="12pt" fo:language="es" fo:country="ES" fo:font-weight="normal" officeooo:paragraph-rsid="00d5a8a8" style:font-size-asian="12pt" style:font-size-complex="12pt"/>
    </style:style>
    <style:style style:name="P42" style:family="paragraph" style:parent-style-name="Standard">
      <style:text-properties fo:font-variant="normal" fo:text-transform="none" fo:color="#ff0000" loext:opacity="100%" style:font-name="Libre Franklin Medium1" fo:font-size="10pt" fo:letter-spacing="normal" fo:language="es" fo:country="ES" fo:font-style="normal" fo:font-weight="normal" officeooo:rsid="00b0f27f" officeooo:paragraph-rsid="00facdda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style:text-properties fo:font-variant="normal" fo:text-transform="none" fo:color="#ff0000" loext:opacity="100%" style:font-name="Libre Franklin Medium1" fo:font-size="10pt" fo:letter-spacing="normal" fo:language="es" fo:country="ES" fo:font-style="normal" fo:font-weight="normal" officeooo:rsid="00b0f27f" officeooo:paragraph-rsid="00facdda" style:font-size-asian="10pt" style:font-weight-asian="normal" style:font-size-complex="10pt" style:font-weight-complex="normal"/>
    </style:style>
    <style:style style:name="P44" style:family="paragraph" style:parent-style-name="Standard">
      <style:text-properties fo:font-variant="normal" fo:text-transform="none" fo:color="#ff0000" loext:opacity="100%" style:font-name="Libre Franklin Medium1" fo:font-size="10.5pt" fo:language="es" fo:country="ES" fo:font-weight="normal" officeooo:rsid="00b0f27f" officeooo:paragraph-rsid="00b0f27f" style:font-size-asian="10.5pt" style:font-weight-asian="normal" style:font-size-complex="10.5pt" style:font-weight-complex="normal"/>
    </style:style>
    <style:style style:name="P45" style:family="paragraph" style:parent-style-name="Standard">
      <style:text-properties fo:font-variant="normal" fo:text-transform="none" fo:color="#ff0000" loext:opacity="100%" style:font-name="Libre Franklin Medium1" fo:font-size="10.5pt" fo:language="es" fo:country="ES" fo:font-weight="normal" officeooo:rsid="00b0f27f" officeooo:paragraph-rsid="00c9b681" style:font-size-asian="10.5pt" style:font-weight-asian="normal" style:font-size-complex="10.5pt" style:font-weight-complex="normal"/>
    </style:style>
    <style:style style:name="P46" style:family="paragraph" style:parent-style-name="Standard">
      <style:text-properties fo:font-variant="normal" fo:text-transform="none" fo:color="#ff0000" loext:opacity="100%" style:font-name="Libre Franklin Medium1" fo:font-size="10.5pt" fo:language="es" fo:country="ES" fo:font-weight="normal" officeooo:rsid="00b63a02" officeooo:paragraph-rsid="00c711f9" style:font-size-asian="10.5pt" style:font-weight-asian="normal" style:font-size-complex="10.5pt" style:font-weight-complex="normal"/>
    </style:style>
    <style:style style:name="P47" style:family="paragraph" style:parent-style-name="Standard">
      <style:text-properties fo:font-variant="normal" fo:text-transform="none" fo:color="#ff0000" loext:opacity="100%" style:font-name="Libre Franklin Medium1" fo:font-size="10.5pt" fo:language="es" fo:country="ES" fo:font-weight="normal" officeooo:rsid="00cd3255" officeooo:paragraph-rsid="00ce1207" style:font-size-asian="10.5pt" style:font-weight-asian="normal" style:font-size-complex="10.5pt" style:font-weight-complex="normal"/>
    </style:style>
    <style:style style:name="P48" style:family="paragraph" style:parent-style-name="Standard">
      <style:text-properties fo:font-variant="normal" fo:text-transform="none" fo:color="#ff0000" loext:opacity="100%" style:font-name="Libre Franklin Medium1" fo:font-size="10.5pt" fo:language="es" fo:country="ES" fo:font-weight="normal" officeooo:rsid="00cd3255" officeooo:paragraph-rsid="00d47e51" style:font-size-asian="10.5pt" style:font-weight-asian="normal" style:font-size-complex="10.5pt" style:font-weight-complex="normal"/>
    </style:style>
    <style:style style:name="P49" style:family="paragraph" style:parent-style-name="Standard">
      <style:text-properties fo:font-variant="normal" fo:text-transform="none" fo:color="#ff0000" loext:opacity="100%" style:font-name="Libre Franklin Medium1" fo:font-size="10.5pt" fo:language="es" fo:country="ES" fo:font-weight="normal" officeooo:rsid="00cd3255" officeooo:paragraph-rsid="00d5a8a8" style:font-size-asian="10.5pt" style:font-weight-asian="normal" style:font-size-complex="10.5pt" style:font-weight-complex="normal"/>
    </style:style>
    <style:style style:name="P50" style:family="paragraph" style:parent-style-name="Standard">
      <style:text-properties fo:font-variant="normal" fo:text-transform="none" fo:color="#ff0000" loext:opacity="100%" style:font-name="Libre Franklin Medium1" fo:font-size="10.5pt" fo:letter-spacing="normal" fo:language="es" fo:country="ES" fo:font-style="normal" fo:font-weight="normal" officeooo:rsid="00b0f27f" officeooo:paragraph-rsid="00b376a3" style:font-size-asian="10.5pt" style:font-weight-asian="normal" style:font-size-complex="10.5pt" style:font-weight-complex="normal"/>
    </style:style>
    <style:style style:name="P51" style:family="paragraph" style:parent-style-name="Standard">
      <style:text-properties fo:font-variant="normal" fo:text-transform="none" fo:color="#ff0000" loext:opacity="100%" style:font-name="Libre Franklin Medium1" fo:font-size="10.5pt" fo:letter-spacing="normal" fo:language="es" fo:country="ES" fo:font-style="normal" fo:font-weight="normal" officeooo:rsid="00b0f27f" officeooo:paragraph-rsid="00c9b681" style:font-size-asian="10.5pt" style:font-weight-asian="normal" style:font-size-complex="10.5pt" style:font-weight-complex="normal"/>
    </style:style>
    <style:style style:name="P52" style:family="paragraph" style:parent-style-name="Standard">
      <style:text-properties fo:font-variant="normal" fo:text-transform="none" fo:color="#ff0000" loext:opacity="100%" style:font-name="Libre Franklin Medium1" fo:font-size="10.5pt" fo:letter-spacing="normal" fo:language="es" fo:country="ES" fo:font-style="normal" fo:font-weight="normal" officeooo:rsid="00b63a02" officeooo:paragraph-rsid="00c711f9" style:font-size-asian="10.5pt" style:font-weight-asian="normal" style:font-size-complex="10.5pt" style:font-weight-complex="normal"/>
    </style:style>
    <style:style style:name="P53" style:family="paragraph" style:parent-style-name="Standard">
      <style:text-properties fo:font-variant="normal" fo:text-transform="none" fo:color="#ff0000" loext:opacity="100%" style:font-name="Libre Franklin Medium1" fo:font-size="10.5pt" fo:letter-spacing="normal" fo:language="es" fo:country="ES" fo:font-style="normal" fo:font-weight="normal" officeooo:rsid="00ca7a8f" officeooo:paragraph-rsid="00d1c32d" style:font-size-asian="10.5pt" style:font-weight-asian="normal" style:font-size-complex="10.5pt" style:font-weight-complex="normal"/>
    </style:style>
    <style:style style:name="P54" style:family="paragraph" style:parent-style-name="Standard">
      <style:text-properties fo:font-variant="normal" fo:text-transform="none" fo:color="#ff0000" loext:opacity="100%" style:font-name="Libre Franklin Medium1" fo:font-size="10.5pt" fo:letter-spacing="normal" fo:language="es" fo:country="ES" fo:font-style="normal" fo:font-weight="normal" officeooo:rsid="00ca7a8f" officeooo:paragraph-rsid="00d5a8a8" style:font-size-asian="10.5pt" style:font-weight-asian="normal" style:font-size-complex="10.5pt" style:font-weight-complex="normal"/>
    </style:style>
    <style:style style:name="P55" style:family="paragraph" style:parent-style-name="Standard">
      <style:text-properties fo:font-variant="normal" fo:text-transform="none" fo:color="#ff0000" loext:opacity="100%" style:font-name="Libre Franklin Medium1" fo:font-size="10.5pt" fo:letter-spacing="normal" fo:language="es" fo:country="ES" fo:font-style="normal" fo:font-weight="normal" officeooo:rsid="00cd3255" officeooo:paragraph-rsid="00d5a8a8" style:font-size-asian="10.5pt" style:font-weight-asian="normal" style:font-size-complex="10.5pt" style:font-weight-complex="normal"/>
    </style:style>
    <style:style style:name="P56" style:family="paragraph" style:parent-style-name="Standard">
      <style:paragraph-properties fo:text-align="center" style:justify-single-word="false"/>
      <style:text-properties fo:font-variant="normal" fo:text-transform="none" fo:color="#ff0000" loext:opacity="100%" style:font-name="Libre Franklin SemiBold1" fo:font-size="12pt" fo:letter-spacing="normal" fo:language="es" fo:country="ES" fo:font-style="normal" fo:font-weight="normal" officeooo:rsid="00b63a02" officeooo:paragraph-rsid="00b63a02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variant="normal" fo:text-transform="none" fo:color="#ff0000" loext:opacity="100%" style:font-name="Libre Franklin SemiBold1" fo:font-size="10.5pt" fo:letter-spacing="normal" fo:language="es" fo:country="ES" fo:font-style="normal" fo:font-weight="normal" officeooo:rsid="00b63a02" officeooo:paragraph-rsid="00b63a02" style:font-size-asian="10.5pt" style:font-weight-asian="normal" style:font-size-complex="10.5pt" style:font-weight-complex="normal"/>
    </style:style>
    <style:style style:name="P58" style:family="paragraph" style:parent-style-name="Standard">
      <style:text-properties fo:font-variant="normal" fo:text-transform="none" fo:color="#ff0000" loext:opacity="100%" style:font-name="Libre Franklin SemiBold1" fo:font-size="10.5pt" fo:letter-spacing="normal" fo:language="es" fo:country="ES" fo:font-style="normal" fo:font-weight="normal" officeooo:rsid="00b63a02" officeooo:paragraph-rsid="00c711f9" style:font-size-asian="10.5pt" style:font-weight-asian="normal" style:font-size-complex="10.5pt" style:font-weight-complex="normal"/>
    </style:style>
    <style:style style:name="P59" style:family="paragraph" style:parent-style-name="Standard">
      <style:text-properties fo:font-variant="normal" fo:text-transform="none" fo:color="#ff0000" loext:opacity="100%" style:font-name="Libre Franklin SemiBold1" fo:font-size="10.5pt" fo:letter-spacing="normal" fo:language="es" fo:country="ES" fo:font-style="normal" fo:font-weight="normal" officeooo:rsid="00ca7a8f" officeooo:paragraph-rsid="00d1c32d" style:font-size-asian="10.5pt" style:font-weight-asian="normal" style:font-size-complex="10.5pt" style:font-weight-complex="normal"/>
    </style:style>
    <style:style style:name="P60" style:family="paragraph" style:parent-style-name="Standard">
      <style:text-properties fo:font-variant="normal" fo:text-transform="none" fo:color="#ff0000" loext:opacity="100%" style:font-name="Libre Franklin SemiBold1" fo:font-size="10.5pt" fo:letter-spacing="normal" fo:language="es" fo:country="ES" fo:font-style="normal" fo:font-weight="normal" officeooo:rsid="00ca7a8f" officeooo:paragraph-rsid="00d5a8a8" style:font-size-asian="10.5pt" style:font-weight-asian="normal" style:font-size-complex="10.5pt" style:font-weight-complex="normal"/>
    </style:style>
    <style:style style:name="P61" style:family="paragraph" style:parent-style-name="Standard">
      <style:text-properties fo:font-variant="normal" fo:text-transform="none" fo:color="#ff0000" loext:opacity="100%" style:font-name="Libre Franklin SemiBold1" fo:font-size="10.5pt" fo:language="es" fo:country="ES" fo:font-weight="normal" officeooo:rsid="00cd3255" officeooo:paragraph-rsid="00cd3255" style:font-size-asian="10.5pt" style:font-weight-asian="normal" style:font-size-complex="10.5pt" style:font-weight-complex="normal"/>
    </style:style>
    <style:style style:name="P62" style:family="paragraph" style:parent-style-name="Standard">
      <style:text-properties fo:font-variant="normal" fo:text-transform="none" fo:color="#ff0000" loext:opacity="100%" style:font-name="Libre Franklin SemiBold1" fo:font-size="10.5pt" fo:language="es" fo:country="ES" fo:font-weight="normal" officeooo:rsid="00cd3255" officeooo:paragraph-rsid="00d5a8a8" style:font-size-asian="10.5pt" style:font-weight-asian="normal" style:font-size-complex="10.5pt" style:font-weight-complex="normal"/>
    </style:style>
    <style:style style:name="P63" style:family="paragraph" style:parent-style-name="Standard">
      <style:text-properties fo:font-variant="normal" fo:text-transform="none" fo:color="#ff0000" loext:opacity="100%" style:font-name="Libre Franklin SemiBold1" fo:font-size="10.5pt" fo:language="es" fo:country="ES" fo:font-weight="normal" officeooo:rsid="00cd3255" officeooo:paragraph-rsid="00d6bea8" style:font-size-asian="10.5pt" style:font-weight-asian="normal" style:font-size-complex="10.5pt" style:font-weight-complex="normal"/>
    </style:style>
    <style:style style:name="P64" style:family="paragraph" style:parent-style-name="Standard">
      <style:text-properties fo:font-variant="normal" fo:text-transform="none" fo:color="#ff0000" loext:opacity="100%" style:font-name="Libre Franklin SemiBold1" fo:font-size="10.5pt" fo:language="es" fo:country="ES" fo:font-weight="normal" officeooo:rsid="00ca7a8f" officeooo:paragraph-rsid="00ca7a8f" style:font-size-asian="10.5pt" style:font-weight-asian="normal" style:font-size-complex="10.5pt" style:font-weight-complex="normal"/>
    </style:style>
    <style:style style:name="P65" style:family="paragraph" style:parent-style-name="Standard">
      <style:text-properties fo:font-variant="normal" fo:text-transform="none" fo:color="#ff0000" loext:opacity="100%" style:font-name="Libre Franklin SemiBold1" fo:font-size="10.5pt" fo:language="es" fo:country="ES" fo:font-weight="normal" officeooo:rsid="00ca7a8f" officeooo:paragraph-rsid="00cd3255" style:font-size-asian="10.5pt" style:font-weight-asian="normal" style:font-size-complex="10.5pt" style:font-weight-complex="normal"/>
    </style:style>
    <style:style style:name="P66" style:family="paragraph" style:parent-style-name="Standard">
      <style:text-properties fo:font-variant="normal" fo:text-transform="none" fo:color="#ff0000" loext:opacity="100%" style:font-name="Libre Franklin SemiBold1" fo:font-size="10.5pt" fo:language="es" fo:country="ES" fo:font-weight="normal" officeooo:rsid="00ca7a8f" officeooo:paragraph-rsid="00ce1207" style:font-size-asian="10.5pt" style:font-weight-asian="normal" style:font-size-complex="10.5pt" style:font-weight-complex="normal"/>
    </style:style>
    <style:style style:name="P67" style:family="paragraph" style:parent-style-name="Standard">
      <style:text-properties fo:font-variant="normal" fo:text-transform="none" fo:color="#000000" loext:opacity="100%" style:font-name="Libre Franklin Medium1" fo:font-size="12pt" fo:letter-spacing="normal" fo:language="es" fo:country="ES" fo:font-style="normal" fo:font-weight="normal" officeooo:rsid="00bff404" officeooo:paragraph-rsid="00c711f9" style:font-size-asian="12pt" style:font-weight-asian="normal" style:font-size-complex="12pt" style:font-weight-complex="normal"/>
    </style:style>
    <style:style style:name="P68" style:family="paragraph" style:parent-style-name="Standard">
      <style:text-properties fo:font-variant="normal" fo:text-transform="none" fo:color="#000000" loext:opacity="100%" style:font-name="Libre Franklin Medium1" fo:font-size="12pt" fo:letter-spacing="normal" fo:language="es" fo:country="ES" fo:font-style="normal" fo:font-weight="normal" officeooo:rsid="00caf3d4" officeooo:paragraph-rsid="00caf3d4" style:font-size-asian="12pt" style:font-weight-asian="normal" style:font-size-complex="12pt" style:font-weight-complex="normal"/>
    </style:style>
    <style:style style:name="P69" style:family="paragraph" style:parent-style-name="Standard">
      <style:text-properties fo:font-variant="normal" fo:text-transform="none" fo:color="#000000" loext:opacity="100%" style:font-name="Libre Franklin Medium1" fo:font-size="12pt" fo:letter-spacing="normal" fo:language="es" fo:country="ES" fo:font-style="normal" fo:font-weight="normal" officeooo:rsid="00caf3d4" officeooo:paragraph-rsid="00d5a8a8" style:font-size-asian="12pt" style:font-weight-asian="normal" style:font-size-complex="12pt" style:font-weight-complex="normal"/>
    </style:style>
    <style:style style:name="P70" style:family="paragraph" style:parent-style-name="Standard">
      <style:text-properties fo:font-variant="normal" fo:text-transform="none" fo:color="#000000" loext:opacity="100%" style:font-name="Libre Franklin Medium1" fo:font-size="12pt" fo:letter-spacing="normal" fo:language="es" fo:country="ES" fo:font-style="normal" fo:font-weight="normal" officeooo:rsid="00caf3d4" officeooo:paragraph-rsid="00da1d92" style:font-size-asian="12pt" style:font-weight-asian="normal" style:font-size-complex="12pt" style:font-weight-complex="normal"/>
    </style:style>
    <style:style style:name="P71" style:family="paragraph" style:parent-style-name="Standard">
      <style:text-properties fo:font-variant="normal" fo:text-transform="none" fo:color="#000000" loext:opacity="100%" style:font-name="Libre Franklin Medium1" fo:font-size="12pt" fo:letter-spacing="normal" fo:language="es" fo:country="ES" fo:font-style="normal" fo:font-weight="normal" officeooo:rsid="00cbe299" officeooo:paragraph-rsid="00cbe299" style:font-size-asian="12pt" style:font-weight-asian="normal" style:font-size-complex="12pt" style:font-weight-complex="normal"/>
    </style:style>
    <style:style style:name="P72" style:family="paragraph" style:parent-style-name="Standard">
      <style:text-properties fo:font-variant="normal" fo:text-transform="none" fo:color="#000000" loext:opacity="100%" style:font-name="Libre Franklin SemiBold1" fo:font-size="12pt" fo:letter-spacing="normal" fo:language="es" fo:country="ES" fo:font-style="normal" fo:font-weight="normal" officeooo:rsid="00caf3d4" officeooo:paragraph-rsid="00caf3d4" style:font-size-asian="12pt" style:font-weight-asian="normal" style:font-size-complex="12pt" style:font-weight-complex="normal"/>
    </style:style>
    <style:style style:name="P73" style:family="paragraph" style:parent-style-name="Standard">
      <style:text-properties fo:font-variant="normal" fo:text-transform="none" fo:font-size="10pt" fo:language="es" fo:country="ES" officeooo:paragraph-rsid="00e13195" style:font-size-asian="10pt" style:font-size-complex="10pt"/>
    </style:style>
    <style:style style:name="P74" style:family="paragraph" style:parent-style-name="Standard">
      <style:text-properties fo:font-variant="normal" fo:text-transform="none" style:font-name="Libre Franklin Medium1" fo:language="es" fo:country="ES" fo:font-weight="normal" officeooo:paragraph-rsid="00e13195" style:font-weight-asian="normal"/>
    </style:style>
    <style:style style:name="P75" style:family="paragraph" style:parent-style-name="Standard">
      <style:text-properties fo:text-transform="uppercase" style:use-window-font-color="true" loext:opacity="0%" style:font-name="Libre Franklin SemiBold1" fo:font-size="12pt" fo:language="es" fo:country="ES" fo:font-weight="normal" officeooo:rsid="001c7ad5" officeooo:paragraph-rsid="00e13195" style:font-size-asian="12pt" style:font-weight-asian="normal" style:font-size-complex="12pt" style:font-weight-complex="normal"/>
    </style:style>
    <style:style style:name="P76" style:family="paragraph" style:parent-style-name="Standard">
      <style:text-properties fo:text-transform="uppercase" style:use-window-font-color="true" loext:opacity="0%" style:font-name="Libre Franklin SemiBold1" fo:font-size="12pt" fo:language="es" fo:country="ES" fo:font-weight="normal" officeooo:rsid="00ad630e" officeooo:paragraph-rsid="00b0f27f" style:font-size-asian="12pt" style:font-weight-asian="normal" style:font-size-complex="12pt" style:font-weight-complex="normal"/>
    </style:style>
    <style:style style:name="P77" style:family="paragraph" style:parent-style-name="Standard">
      <style:text-properties fo:text-transform="uppercase" style:use-window-font-color="true" loext:opacity="0%" style:font-name="Libre Franklin SemiBold1" fo:font-size="12pt" fo:language="es" fo:country="ES" fo:font-weight="normal" officeooo:rsid="00ad630e" officeooo:paragraph-rsid="00b2cd0a" style:font-size-asian="12pt" style:font-weight-asian="normal" style:font-size-complex="12pt" style:font-weight-complex="normal"/>
    </style:style>
    <style:style style:name="P78" style:family="paragraph" style:parent-style-name="Standard">
      <style:text-properties fo:text-transform="uppercase" style:use-window-font-color="true" loext:opacity="0%" style:font-name="Libre Franklin SemiBold1" fo:font-size="12pt" fo:language="es" fo:country="ES" fo:font-weight="normal" officeooo:rsid="00b0f27f" officeooo:paragraph-rsid="00c9b681" style:font-size-asian="12pt" style:font-weight-asian="normal" style:font-size-complex="12pt" style:font-weight-complex="normal"/>
    </style:style>
    <style:style style:name="P79" style:family="paragraph" style:parent-style-name="Standard">
      <style:text-properties fo:text-transform="uppercase" style:use-window-font-color="true" loext:opacity="0%" style:font-name="Libre Franklin SemiBold1" fo:font-size="12pt" fo:letter-spacing="normal" fo:language="es" fo:country="ES" fo:font-style="normal" fo:font-weight="normal" officeooo:rsid="00b0f27f" style:font-size-asian="12pt" style:font-weight-asian="normal" style:font-size-complex="12pt" style:font-weight-complex="normal"/>
    </style:style>
    <style:style style:name="P80" style:family="paragraph" style:parent-style-name="Standard">
      <style:text-properties fo:text-transform="uppercase" style:use-window-font-color="true" loext:opacity="0%" style:font-name="Libre Franklin SemiBold1" fo:font-size="12pt" fo:letter-spacing="normal" fo:language="es" fo:country="ES" fo:font-style="normal" fo:font-weight="normal" officeooo:rsid="00b0f27f" officeooo:paragraph-rsid="00b0f27f" style:font-size-asian="12pt" style:font-weight-asian="normal" style:font-size-complex="12pt" style:font-weight-complex="normal"/>
    </style:style>
    <style:style style:name="P81" style:family="paragraph" style:parent-style-name="Standard">
      <style:text-properties fo:text-transform="uppercase" style:use-window-font-color="true" loext:opacity="0%" style:font-name="Libre Franklin SemiBold1" fo:font-size="10pt" fo:language="es" fo:country="ES" fo:font-weight="normal" officeooo:rsid="00ad630e" officeooo:paragraph-rsid="00e13195" style:font-size-asian="8.75pt" style:font-weight-asian="normal" style:font-size-complex="10pt" style:font-weight-complex="normal"/>
    </style:style>
    <style:style style:name="P82" style:family="paragraph" style:parent-style-name="Standard">
      <style:text-properties fo:text-transform="uppercase" style:font-name="Libre Franklin SemiBold" fo:font-size="12pt" fo:language="es" fo:country="ES" fo:font-weight="normal" officeooo:paragraph-rsid="00e13195" style:font-size-asian="10.5pt" style:font-weight-asian="normal" style:font-size-complex="12pt"/>
    </style:style>
    <style:style style:name="P83" style:family="paragraph" style:parent-style-name="Standard">
      <style:text-properties fo:text-transform="uppercase" style:font-name="Libre Franklin SemiBold" fo:language="es" fo:country="ES" fo:font-weight="normal" officeooo:paragraph-rsid="00e13195" style:font-weight-asian="normal"/>
    </style:style>
    <style:style style:name="P84" style:family="paragraph" style:parent-style-name="Standard">
      <style:text-properties fo:text-transform="uppercase" style:font-name="Libre Franklin SemiBold" fo:language="es" fo:country="ES" fo:font-weight="normal" officeooo:paragraph-rsid="00915de8" style:font-weight-asian="normal" style:font-weight-complex="normal"/>
    </style:style>
    <style:style style:name="P85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1" fo:font-size="12pt" fo:language="es" fo:country="ES" fo:font-weight="normal" officeooo:rsid="00acd2c3" officeooo:paragraph-rsid="00e13195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1" fo:font-size="12pt" fo:language="es" fo:country="ES" fo:font-weight="normal" officeooo:rsid="00acd2c3" officeooo:paragraph-rsid="00acd2c3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1" fo:font-size="12pt" fo:language="es" fo:country="ES" fo:font-weight="normal" officeooo:rsid="00ca7a8f" officeooo:paragraph-rsid="00ca7a8f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" fo:language="es" fo:country="ES" fo:font-weight="normal" officeooo:paragraph-rsid="00e13195" style:font-weight-asian="normal"/>
    </style:style>
    <style:style style:name="P89" style:family="paragraph" style:parent-style-name="Standard">
      <style:text-properties fo:text-transform="uppercase" style:font-name="Libre Franklin Medium1" fo:language="es" fo:country="ES" fo:font-weight="normal" officeooo:paragraph-rsid="00e13195" style:font-weight-asian="normal"/>
    </style:style>
    <style:style style:name="P90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716091" officeooo:paragraph-rsid="000f55dd" style:font-size-asian="12pt" style:font-size-complex="12pt"/>
    </style:style>
    <style:style style:name="P91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716091" officeooo:paragraph-rsid="00eb1c5a" style:font-size-asian="12pt" style:font-size-complex="12pt"/>
    </style:style>
    <style:style style:name="P92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099214" officeooo:paragraph-rsid="000d63f8" style:font-size-asian="12pt" style:font-size-complex="12pt"/>
    </style:style>
    <style:style style:name="P93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099214" officeooo:paragraph-rsid="00099214" style:font-size-asian="12pt" style:font-size-complex="12pt"/>
    </style:style>
    <style:style style:name="P94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4e889c" officeooo:paragraph-rsid="0048bc91" style:font-size-asian="12pt" style:font-size-complex="12pt"/>
    </style:style>
    <style:style style:name="P95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0f55dd" officeooo:paragraph-rsid="000d63f8" style:font-size-asian="12pt" style:font-size-complex="12pt"/>
    </style:style>
    <style:style style:name="P96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0f55dd" officeooo:paragraph-rsid="000f55dd" style:font-size-asian="12pt" style:font-size-complex="12pt"/>
    </style:style>
    <style:style style:name="P97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0f55dd" officeooo:paragraph-rsid="007f93dc" style:font-size-asian="12pt" style:font-size-complex="12pt"/>
    </style:style>
    <style:style style:name="P98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e8aa6b" officeooo:paragraph-rsid="00eb1c5a" style:font-size-asian="12pt" style:font-size-complex="12pt"/>
    </style:style>
    <style:style style:name="P99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86ac2f" officeooo:paragraph-rsid="008adc17" style:font-size-asian="12pt" style:font-size-complex="12pt"/>
    </style:style>
    <style:style style:name="P100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f305fd" officeooo:paragraph-rsid="00f305fd" style:font-size-asian="12pt" style:font-size-complex="12pt"/>
    </style:style>
    <style:style style:name="P101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fo:font-weight="normal" officeooo:rsid="001fa5e5" officeooo:paragraph-rsid="004fba3d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4e889c" officeooo:paragraph-rsid="000f55dd" style:font-size-asian="12pt" style:font-size-complex="12pt"/>
    </style:style>
    <style:style style:name="P103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4e889c" officeooo:paragraph-rsid="00814a9f" style:font-size-asian="12pt" style:font-size-complex="12pt"/>
    </style:style>
    <style:style style:name="P104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099214" officeooo:paragraph-rsid="00099214" style:font-size-asian="12pt" style:font-size-complex="12pt"/>
    </style:style>
    <style:style style:name="P105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099214" officeooo:paragraph-rsid="000f55dd" style:font-size-asian="12pt" style:font-size-complex="12pt"/>
    </style:style>
    <style:style style:name="P106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099214" officeooo:paragraph-rsid="000d63f8" style:font-size-asian="12pt" style:font-size-complex="12pt"/>
    </style:style>
    <style:style style:name="P107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officeooo:rsid="00099214" officeooo:paragraph-rsid="000d63f8" style:font-size-asian="12pt" style:font-size-complex="12pt"/>
    </style:style>
    <style:style style:name="P108" style:family="paragraph" style:parent-style-name="Standard">
      <style:text-properties style:use-window-font-color="true" loext:opacity="0%" style:font-name="Courier Prime" fo:font-size="12pt" fo:language="es" fo:country="ES" officeooo:paragraph-rsid="0048bc91" style:font-size-asian="12pt" style:font-size-complex="12pt"/>
    </style:style>
    <style:style style:name="P109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16c626" officeooo:paragraph-rsid="0016c626" style:font-size-asian="12pt" style:font-size-complex="12pt"/>
    </style:style>
    <style:style style:name="P110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16c626" officeooo:paragraph-rsid="0048bc91" style:font-size-asian="12pt" style:font-size-complex="12pt"/>
    </style:style>
    <style:style style:name="P111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0f55dd" officeooo:paragraph-rsid="00257994" style:font-size-asian="12pt" style:font-size-complex="12pt"/>
    </style:style>
    <style:style style:name="P112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0f55dd" officeooo:paragraph-rsid="001fa5e5" style:font-size-asian="12pt" style:font-size-complex="12pt"/>
    </style:style>
    <style:style style:name="P113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0f55dd" officeooo:paragraph-rsid="000f55dd" style:font-size-asian="12pt" style:font-size-complex="12pt"/>
    </style:style>
    <style:style style:name="P114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0f55dd" officeooo:paragraph-rsid="007c2d33" style:font-size-asian="12pt" style:font-size-complex="12pt"/>
    </style:style>
    <style:style style:name="P115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716091" officeooo:paragraph-rsid="00e8aa6b" style:font-size-asian="12pt" style:font-size-complex="12pt"/>
    </style:style>
    <style:style style:name="P116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e8aa6b" officeooo:paragraph-rsid="00e8aa6b" style:font-size-asian="12pt" style:font-size-complex="12pt"/>
    </style:style>
    <style:style style:name="P117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paragraph-rsid="003df49a" style:font-size-asian="12pt" style:font-size-complex="12pt"/>
    </style:style>
    <style:style style:name="P118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paragraph-rsid="0021a2cb" style:font-size-asian="12pt" style:font-size-complex="12pt"/>
    </style:style>
    <style:style style:name="P119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paragraph-rsid="002626c3" style:font-size-asian="12pt" style:font-size-complex="12pt"/>
    </style:style>
    <style:style style:name="P120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paragraph-rsid="000f55dd" style:font-size-asian="12pt" style:font-size-complex="12pt"/>
    </style:style>
    <style:style style:name="P121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paragraph-rsid="00ec75c0" style:font-size-asian="12pt" style:font-size-complex="12pt"/>
    </style:style>
    <style:style style:name="P122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1fa5e5" officeooo:paragraph-rsid="001fa5e5" style:font-size-asian="12pt" style:font-size-complex="12pt"/>
    </style:style>
    <style:style style:name="P123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e9b06a" officeooo:paragraph-rsid="00e9b06a" style:font-size-asian="12pt" style:font-size-complex="12pt"/>
    </style:style>
    <style:style style:name="P124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294157" officeooo:paragraph-rsid="00294157" style:font-size-asian="12pt" style:font-size-complex="12pt"/>
    </style:style>
    <style:style style:name="P125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2cab10" officeooo:paragraph-rsid="00eedf93" style:font-size-asian="12pt" style:font-size-complex="12pt"/>
    </style:style>
    <style:style style:name="P126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2cab10" officeooo:paragraph-rsid="00ef6f86" style:font-size-asian="12pt" style:font-size-complex="12pt"/>
    </style:style>
    <style:style style:name="P127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2ea01c" officeooo:paragraph-rsid="0053f585" style:font-size-asian="12pt" style:font-size-complex="12pt"/>
    </style:style>
    <style:style style:name="P128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86ac2f" officeooo:paragraph-rsid="008adc17" style:font-size-asian="12pt" style:font-size-complex="12pt"/>
    </style:style>
    <style:style style:name="P129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86ac2f" officeooo:paragraph-rsid="00f305fd" style:font-size-asian="12pt" style:font-size-complex="12pt"/>
    </style:style>
    <style:style style:name="P130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48bc91" officeooo:paragraph-rsid="00152bc0" style:font-size-asian="12pt" style:font-size-complex="12pt"/>
    </style:style>
    <style:style style:name="P131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48bc91" officeooo:paragraph-rsid="00f305fd" style:font-size-asian="12pt" style:font-size-complex="12pt"/>
    </style:style>
    <style:style style:name="P132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48bc91" officeooo:paragraph-rsid="0048bc91" style:font-size-asian="12pt" style:font-size-complex="12pt"/>
    </style:style>
    <style:style style:name="P133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f305fd" officeooo:paragraph-rsid="00f305fd" style:font-size-asian="12pt" style:font-size-complex="12pt"/>
    </style:style>
    <style:style style:name="P134" style:family="paragraph" style:parent-style-name="Standard">
      <style:text-properties style:use-window-font-color="true" loext:opacity="0%" style:font-name="Courier Prime" fo:font-size="12pt" fo:language="es" fo:country="ES" officeooo:paragraph-rsid="00f3d5ed" style:font-size-asian="12pt" style:font-size-complex="12pt"/>
    </style:style>
    <style:style style:name="P135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officeooo:rsid="00d8447e" officeooo:paragraph-rsid="00d8447e" style:font-size-asian="12pt" style:font-size-complex="12pt"/>
    </style:style>
    <style:style style:name="P136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47db6d" officeooo:paragraph-rsid="0047db6d" style:font-size-asian="12pt" style:font-size-complex="12pt"/>
    </style:style>
    <style:style style:name="P137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602ae5" officeooo:paragraph-rsid="00602ae5" style:font-size-asian="12pt" style:font-size-complex="12pt"/>
    </style:style>
    <style:style style:name="P138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2be97e" officeooo:paragraph-rsid="002be97e" style:font-size-asian="12pt" style:font-size-complex="12pt"/>
    </style:style>
    <style:style style:name="P139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5f01e0" officeooo:paragraph-rsid="005f01e0" style:font-size-asian="12pt" style:font-size-complex="12pt"/>
    </style:style>
    <style:style style:name="P140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57225f" officeooo:paragraph-rsid="0057225f" style:font-size-asian="12pt" style:font-size-complex="12pt"/>
    </style:style>
    <style:style style:name="P141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59d565" officeooo:paragraph-rsid="0059d565" style:font-size-asian="12pt" style:font-size-complex="12pt"/>
    </style:style>
    <style:style style:name="P142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59e914" officeooo:paragraph-rsid="005c7535" style:font-size-asian="12pt" style:font-size-complex="12pt"/>
    </style:style>
    <style:style style:name="P143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fo:font-weight="bold" officeooo:rsid="00152bc0" officeooo:paragraph-rsid="00152bc0" style:font-size-asian="12pt" style:font-weight-asian="bold" style:font-size-complex="12pt" style:font-weight-complex="bold"/>
    </style:style>
    <style:style style:name="P144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fo:font-weight="bold" officeooo:rsid="00152bc0" officeooo:paragraph-rsid="00319a03" style:font-size-asian="12pt" style:font-weight-asian="bold" style:font-size-complex="12pt" style:font-weight-complex="bold"/>
    </style:style>
    <style:style style:name="P145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fo:font-weight="bold" officeooo:rsid="00099214" officeooo:paragraph-rsid="00099214" style:font-size-asian="12pt" style:font-weight-asian="bold" style:font-size-complex="12pt" style:font-weight-complex="bold"/>
    </style:style>
    <style:style style:name="P146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fo:font-weight="bold" officeooo:rsid="008c210f" officeooo:paragraph-rsid="008c210f" style:font-size-asian="12pt" style:font-weight-asian="bold" style:font-size-complex="12pt" style:font-weight-complex="bold"/>
    </style:style>
    <style:style style:name="P147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fo:font-weight="bold" officeooo:rsid="0016c626" officeooo:paragraph-rsid="0016c626" style:font-size-asian="12pt" style:font-weight-asian="bold" style:font-size-complex="12pt" style:font-weight-complex="bold"/>
    </style:style>
    <style:style style:name="P148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fo:font-weight="bold" officeooo:rsid="00294157" officeooo:paragraph-rsid="00294157" style:font-size-asian="12pt" style:font-weight-asian="bold" style:font-size-complex="12pt" style:font-weight-complex="bold"/>
    </style:style>
    <style:style style:name="P149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fo:font-weight="bold" officeooo:rsid="002be97e" officeooo:paragraph-rsid="002be97e" style:font-size-asian="12pt" style:font-weight-asian="bold" style:font-size-complex="12pt" style:font-weight-complex="bold"/>
    </style:style>
    <style:style style:name="P150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fo:font-weight="bold" officeooo:rsid="0048bc91" officeooo:paragraph-rsid="0048bc91" style:font-size-asian="12pt" style:font-weight-asian="bold" style:font-size-complex="12pt" style:font-weight-complex="bold"/>
    </style:style>
    <style:style style:name="P151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fo:font-weight="normal" officeooo:rsid="00152bc0" officeooo:paragraph-rsid="00152bc0" style:font-size-asian="12pt" style:font-weight-asian="normal" style:font-size-complex="12pt" style:font-weight-complex="normal"/>
    </style:style>
    <style:style style:name="P152" style:family="paragraph" style:parent-style-name="Standard">
      <style:paragraph-properties fo:text-align="center" style:justify-single-word="false"/>
      <style:text-properties style:use-window-font-color="true" loext:opacity="0%" style:font-name="Libre Franklin SemiBold" fo:font-size="10pt" fo:language="es" fo:country="ES" officeooo:rsid="0008dd4d" officeooo:paragraph-rsid="00e13195" style:font-size-asian="10pt" style:font-size-complex="10pt"/>
    </style:style>
    <style:style style:name="P153" style:family="paragraph" style:parent-style-name="Standard">
      <style:paragraph-properties fo:text-align="center" style:justify-single-word="false"/>
      <style:text-properties style:use-window-font-color="true" loext:opacity="0%" style:font-name="Libre Franklin SemiBold" fo:font-size="10pt" fo:language="es" fo:country="ES" fo:font-style="normal" fo:font-weight="normal" officeooo:rsid="00187abd" officeooo:paragraph-rsid="00f7ed93" style:font-size-asian="10pt" style:font-style-asian="normal" style:font-weight-asian="normal" style:font-size-complex="10pt" style:font-style-complex="normal" style:font-weight-complex="normal"/>
    </style:style>
    <style:style style:name="P154" style:family="paragraph" style:parent-style-name="Standard">
      <style:text-properties style:use-window-font-color="true" loext:opacity="0%" style:font-name="Libre Franklin SemiBold" fo:font-size="10pt" fo:language="es" fo:country="ES" fo:font-style="normal" officeooo:paragraph-rsid="00f7ed93" style:font-size-asian="8.75pt" style:font-style-asian="normal" style:font-size-complex="10pt" style:font-style-complex="normal"/>
    </style:style>
    <style:style style:name="P155" style:family="paragraph" style:parent-style-name="Standard">
      <style:text-properties style:use-window-font-color="true" loext:opacity="0%" style:font-name="Libre Franklin SemiBold" fo:font-size="10pt" fo:language="es" fo:country="ES" fo:font-style="normal" officeooo:rsid="0048205f" officeooo:paragraph-rsid="00fe1b5d" style:font-size-asian="10pt" style:font-style-asian="normal" style:font-size-complex="10pt" style:font-style-complex="normal"/>
    </style:style>
    <style:style style:name="P156" style:family="paragraph" style:parent-style-name="Standard">
      <style:text-properties style:use-window-font-color="true" loext:opacity="0%" style:font-name="Libre Franklin SemiBold" fo:font-size="12pt" fo:language="es" fo:country="ES" fo:font-style="normal" officeooo:rsid="0048205f" officeooo:paragraph-rsid="00f7ed93" style:font-size-asian="12pt" style:font-style-asian="normal" style:font-size-complex="12pt" style:font-style-complex="normal"/>
    </style:style>
    <style:style style:name="P157" style:family="paragraph" style:parent-style-name="Standard">
      <style:text-properties style:use-window-font-color="true" loext:opacity="0%" style:font-name="Libre Franklin Medium1" fo:font-size="12pt" fo:language="es" fo:country="ES" fo:font-style="normal" officeooo:paragraph-rsid="00f7ed93" style:font-size-asian="12pt" style:font-style-asian="normal" style:font-size-complex="12pt" style:font-style-complex="normal"/>
    </style:style>
    <style:style style:name="P158" style:family="paragraph" style:parent-style-name="Standard">
      <style:text-properties style:use-window-font-color="true" loext:opacity="0%" style:font-name="Libre Franklin Medium1" fo:font-size="12pt" fo:language="es" fo:country="ES" fo:font-weight="normal" officeooo:rsid="00ad630e" officeooo:paragraph-rsid="00e13195" style:font-size-asian="12pt" style:font-weight-asian="normal" style:font-size-complex="12pt" style:font-weight-complex="normal"/>
    </style:style>
    <style:style style:name="P159" style:family="paragraph" style:parent-style-name="Standard">
      <style:text-properties style:use-window-font-color="true" loext:opacity="0%" style:font-name="Libre Franklin Medium1" fo:font-size="12pt" fo:language="es" fo:country="ES" fo:font-weight="normal" officeooo:rsid="00ad630e" officeooo:paragraph-rsid="00ad630e" style:font-size-asian="12pt" style:font-weight-asian="normal" style:font-size-complex="12pt" style:font-weight-complex="normal"/>
    </style:style>
    <style:style style:name="P160" style:family="paragraph" style:parent-style-name="Standard">
      <style:text-properties style:use-window-font-color="true" loext:opacity="0%" style:font-name="Libre Franklin Medium1" fo:font-size="12pt" fo:language="es" fo:country="ES" fo:font-weight="normal" officeooo:rsid="00af0ae4" officeooo:paragraph-rsid="00e13195" style:font-size-asian="12pt" style:font-weight-asian="normal" style:font-size-complex="12pt" style:font-weight-complex="normal"/>
    </style:style>
    <style:style style:name="P161" style:family="paragraph" style:parent-style-name="Standard">
      <style:text-properties style:use-window-font-color="true" loext:opacity="0%" style:font-name="Libre Franklin Medium1" fo:font-size="12pt" fo:language="es" fo:country="ES" fo:font-weight="normal" officeooo:rsid="00af0ae4" officeooo:paragraph-rsid="00af0ae4" style:font-size-asian="12pt" style:font-weight-asian="normal" style:font-size-complex="12pt" style:font-weight-complex="normal"/>
    </style:style>
    <style:style style:name="P162" style:family="paragraph" style:parent-style-name="Standard">
      <style:text-properties style:use-window-font-color="true" loext:opacity="0%" style:font-name="Libre Franklin Medium1" fo:font-size="12pt" fo:language="es" fo:country="ES" fo:font-weight="normal" officeooo:rsid="00af0ae4" officeooo:paragraph-rsid="00b376a3" style:font-size-asian="12pt" style:font-weight-asian="normal" style:font-size-complex="12pt" style:font-weight-complex="normal"/>
    </style:style>
    <style:style style:name="P163" style:family="paragraph" style:parent-style-name="Standard">
      <style:paragraph-properties fo:text-align="center" style:justify-single-word="false"/>
      <style:text-properties style:use-window-font-color="true" loext:opacity="0%" style:font-name="Libre Franklin SemiBold1" fo:font-size="10pt" fo:language="es" fo:country="ES" fo:font-weight="normal" officeooo:rsid="00262b0a" officeooo:paragraph-rsid="00e13195" style:font-size-asian="10pt" style:font-weight-asian="normal" style:font-size-complex="10pt" style:font-weight-complex="normal"/>
    </style:style>
    <style:style style:name="P164" style:family="paragraph" style:parent-style-name="Standard">
      <style:text-properties style:use-window-font-color="true" loext:opacity="0%" style:font-name="Libre Franklin SemiBold1" fo:font-size="10pt" fo:language="es" fo:country="ES" fo:font-weight="normal" officeooo:paragraph-rsid="00e13195" style:font-size-asian="8.75pt" style:font-weight-asian="normal" style:font-size-complex="10pt" style:font-weight-complex="normal"/>
    </style:style>
    <style:style style:name="P165" style:family="paragraph" style:parent-style-name="Standard">
      <style:text-properties style:use-window-font-color="true" loext:opacity="0%" style:font-name="Libre Franklin SemiBold1" fo:font-size="10pt" fo:language="es" fo:country="ES" fo:font-weight="normal" officeooo:rsid="00ad630e" officeooo:paragraph-rsid="00e13195" style:font-size-asian="8.75pt" style:font-weight-asian="normal" style:font-size-complex="10pt" style:font-weight-complex="normal"/>
    </style:style>
    <style:style style:name="P166" style:family="paragraph" style:parent-style-name="Standard">
      <style:text-properties style:use-window-font-color="true" loext:opacity="0%" style:font-name="Libre Franklin SemiBold1" fo:font-size="12pt" fo:language="es" fo:country="ES" fo:font-weight="normal" style:font-size-asian="12pt" style:font-weight-asian="normal" style:font-size-complex="12pt" style:font-weight-complex="normal"/>
    </style:style>
    <style:style style:name="P167" style:family="paragraph" style:parent-style-name="Standard">
      <style:text-properties style:use-window-font-color="true" loext:opacity="0%" style:font-name="Libre Franklin SemiBold1" fo:font-size="12pt" fo:language="es" fo:country="ES" fo:font-weight="normal" officeooo:rsid="00ad630e" officeooo:paragraph-rsid="00e13195" style:font-size-asian="12pt" style:font-weight-asian="normal" style:font-size-complex="12pt" style:font-weight-complex="normal"/>
    </style:style>
    <style:style style:name="P168" style:family="paragraph" style:parent-style-name="Standard">
      <style:text-properties style:use-window-font-color="true" loext:opacity="0%" style:font-name="Libre Franklin SemiBold1" fo:font-size="12pt" fo:language="es" fo:country="ES" fo:font-weight="normal" officeooo:rsid="00ad630e" officeooo:paragraph-rsid="00b0f27f" style:font-size-asian="12pt" style:font-weight-asian="normal" style:font-size-complex="12pt" style:font-weight-complex="normal"/>
    </style:style>
    <style:style style:name="P169" style:family="paragraph" style:parent-style-name="Standard">
      <style:text-properties style:use-window-font-color="true" loext:opacity="0%" style:font-name="Libre Franklin SemiBold1" fo:font-size="12pt" fo:language="es" fo:country="ES" fo:font-weight="normal" officeooo:rsid="00ad630e" officeooo:paragraph-rsid="00ad630e" style:font-size-asian="12pt" style:font-weight-asian="normal" style:font-size-complex="12pt" style:font-weight-complex="normal"/>
    </style:style>
    <style:style style:name="P170" style:family="paragraph" style:parent-style-name="Standard">
      <style:text-properties style:use-window-font-color="true" loext:opacity="0%" style:font-name="Libre Franklin SemiBold1" fo:font-size="12pt" fo:language="es" fo:country="ES" fo:font-weight="normal" officeooo:rsid="00ad630e" officeooo:paragraph-rsid="00b2cd0a" style:font-size-asian="12pt" style:font-weight-asian="normal" style:font-size-complex="12pt" style:font-weight-complex="normal"/>
    </style:style>
    <style:style style:name="P171" style:family="paragraph" style:parent-style-name="Standard">
      <style:text-properties style:use-window-font-color="true" loext:opacity="0%" style:font-name="Libre Franklin SemiBold1" fo:font-size="12pt" fo:language="es" fo:country="ES" fo:font-weight="normal" officeooo:rsid="00ad630e" officeooo:paragraph-rsid="00b376a3" style:font-size-asian="12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language="es" fo:country="ES" officeooo:paragraph-rsid="001427f5"/>
    </style:style>
    <style:style style:name="P173" style:family="paragraph" style:parent-style-name="Standard">
      <style:paragraph-properties fo:text-align="start" style:justify-single-word="false"/>
      <style:text-properties fo:language="es" fo:country="ES" officeooo:paragraph-rsid="0046378c"/>
    </style:style>
    <style:style style:name="P174" style:family="paragraph" style:parent-style-name="Standard">
      <style:paragraph-properties fo:text-align="start" style:justify-single-word="false"/>
      <style:text-properties fo:language="es" fo:country="ES" officeooo:paragraph-rsid="007a17a4"/>
    </style:style>
    <style:style style:name="P175" style:family="paragraph" style:parent-style-name="Standard">
      <style:text-properties fo:language="es" fo:country="ES" officeooo:paragraph-rsid="00f7ed93"/>
    </style:style>
    <style:style style:name="P176" style:family="paragraph" style:parent-style-name="Standard">
      <style:text-properties fo:language="es" fo:country="ES" officeooo:paragraph-rsid="00fe1b5d"/>
    </style:style>
    <style:style style:name="P177" style:family="paragraph" style:parent-style-name="Standard">
      <style:paragraph-properties fo:text-align="center" style:justify-single-word="false"/>
      <style:text-properties fo:color="#ff0000" loext:opacity="100%" style:font-name="Libre Franklin SemiBold" fo:font-size="12pt" fo:language="es" fo:country="ES" fo:font-style="normal" fo:font-weight="normal" officeooo:rsid="00187abd" officeooo:paragraph-rsid="00f7ed93" style:font-size-asian="12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paragraph-properties fo:text-align="center" style:justify-single-word="false"/>
      <style:text-properties fo:color="#ff0000" loext:opacity="100%" style:font-name="Libre Franklin SemiBold" fo:language="es" fo:country="ES" fo:font-weight="normal" style:font-weight-asian="normal" style:font-weight-complex="normal"/>
    </style:style>
    <style:style style:name="P179" style:family="paragraph" style:parent-style-name="Standard">
      <style:text-properties fo:color="#ff0000" loext:opacity="100%" style:font-name="Libre Franklin Medium1" fo:font-size="10pt" fo:language="es" fo:country="ES" fo:font-weight="normal" officeooo:rsid="00b0f27f" officeooo:paragraph-rsid="00facdda" style:font-size-asian="10pt" style:font-weight-asian="normal" style:font-size-complex="10pt" style:font-weight-complex="normal"/>
    </style:style>
    <style:style style:name="P180" style:family="paragraph" style:parent-style-name="Standard">
      <style:text-properties fo:color="#ff0000" loext:opacity="100%" style:font-name="Libre Franklin Medium1" fo:font-size="10pt" fo:language="es" fo:country="ES" fo:font-weight="normal" officeooo:rsid="00b0f27f" officeooo:paragraph-rsid="00e13195" style:font-size-asian="10pt" style:font-weight-asian="normal" style:font-size-complex="10pt" style:font-weight-complex="normal"/>
    </style:style>
    <style:style style:name="P181" style:family="paragraph" style:parent-style-name="Standard">
      <style:text-properties fo:color="#ff0000" loext:opacity="100%" style:font-name="Libre Franklin Medium1" fo:font-size="10pt" fo:language="es" fo:country="ES" fo:font-style="normal" fo:font-weight="normal" officeooo:rsid="00b0f27f" officeooo:paragraph-rsid="00e13195" style:font-size-asian="10pt" style:font-style-asian="normal" style:font-weight-asian="normal" style:font-size-complex="10pt" style:font-style-complex="normal" style:font-weight-complex="normal"/>
    </style:style>
    <style:style style:name="P182" style:family="paragraph" style:parent-style-name="Standard">
      <style:text-properties fo:color="#ff0000" loext:opacity="100%" style:font-name="Libre Franklin Medium1" fo:font-size="10pt" fo:language="es" fo:country="ES" fo:font-style="normal" fo:font-weight="normal" officeooo:rsid="00b0f27f" officeooo:paragraph-rsid="00facdda" style:font-size-asian="10pt" style:font-style-asian="normal" style:font-weight-asian="normal" style:font-size-complex="10pt" style:font-style-complex="normal" style:font-weight-complex="normal"/>
    </style:style>
    <style:style style:name="P183" style:family="paragraph" style:parent-style-name="Standard">
      <style:text-properties fo:color="#ff0000" loext:opacity="100%" style:font-name="Libre Franklin Medium1" fo:font-size="10pt" fo:language="es" fo:country="ES" fo:font-style="normal" officeooo:rsid="00199ac8" officeooo:paragraph-rsid="00f7ed93" style:font-size-asian="10pt" style:font-style-asian="normal" style:font-size-complex="10pt" style:font-style-complex="normal"/>
    </style:style>
    <style:style style:name="P184" style:family="paragraph" style:parent-style-name="Standard">
      <style:text-properties fo:color="#ff0000" loext:opacity="100%" style:font-name="Libre Franklin Medium1" fo:font-size="10pt" fo:language="es" fo:country="ES" fo:font-style="normal" officeooo:rsid="00199ac8" officeooo:paragraph-rsid="00fe1b5d" style:font-size-asian="10pt" style:font-style-asian="normal" style:font-size-complex="10pt" style:font-style-complex="normal"/>
    </style:style>
    <style:style style:name="P185" style:family="paragraph" style:parent-style-name="Standard">
      <style:text-properties fo:color="#ff0000" loext:opacity="100%" style:font-name="Libre Franklin Medium1" fo:font-size="10pt" fo:language="es" fo:country="ES" fo:font-style="normal" officeooo:rsid="001b2359" officeooo:paragraph-rsid="00f7ed93" style:font-size-asian="10pt" style:font-style-asian="normal" style:font-size-complex="10pt" style:font-style-complex="normal"/>
    </style:style>
    <style:style style:name="P186" style:family="paragraph" style:parent-style-name="Standard">
      <style:text-properties fo:color="#ff0000" loext:opacity="100%" style:font-name="Libre Franklin Medium1" fo:font-size="10pt" fo:language="es" fo:country="ES" fo:font-style="normal" officeooo:rsid="0048205f" officeooo:paragraph-rsid="00f7ed93" style:font-size-asian="10pt" style:font-style-asian="normal" style:font-size-complex="10pt" style:font-style-complex="normal"/>
    </style:style>
    <style:style style:name="P187" style:family="paragraph" style:parent-style-name="Standard">
      <style:text-properties fo:color="#ff0000" loext:opacity="100%" style:font-name="Libre Franklin Medium1" fo:font-size="10pt" fo:language="es" fo:country="ES" officeooo:paragraph-rsid="00e4a515" style:font-size-asian="10pt" style:font-size-complex="10pt"/>
    </style:style>
    <style:style style:name="P188" style:family="paragraph" style:parent-style-name="Standard">
      <style:text-properties fo:color="#ff0000" loext:opacity="100%" style:font-name="Libre Franklin Medium1" fo:font-size="10pt" fo:language="es" fo:country="ES" officeooo:paragraph-rsid="00e13195" style:font-size-asian="10pt" style:font-size-complex="10pt"/>
    </style:style>
    <style:style style:name="P189" style:family="paragraph" style:parent-style-name="Standard">
      <style:text-properties fo:color="#ff0000" loext:opacity="100%" style:font-name="Libre Franklin Medium1" fo:font-size="10pt" fo:language="es" fo:country="ES" officeooo:paragraph-rsid="01051831" style:font-size-asian="10pt" style:font-size-complex="10pt"/>
    </style:style>
    <style:style style:name="P190" style:family="paragraph" style:parent-style-name="Standard">
      <style:text-properties fo:color="#ff0000" loext:opacity="100%" style:font-name="Libre Franklin Medium1" fo:font-size="10pt" fo:language="es" fo:country="ES" officeooo:paragraph-rsid="01064fdc" style:font-size-asian="10pt" style:font-size-complex="10pt"/>
    </style:style>
    <style:style style:name="P191" style:family="paragraph" style:parent-style-name="Standard">
      <style:text-properties fo:color="#ff0000" loext:opacity="100%" style:font-name="Libre Franklin Medium1" fo:font-size="10.5pt" fo:language="es" fo:country="ES" fo:font-weight="normal" officeooo:rsid="00b0f27f" officeooo:paragraph-rsid="00b0f27f" style:font-size-asian="10.5pt" style:font-weight-asian="normal" style:font-size-complex="10.5pt" style:font-weight-complex="normal"/>
    </style:style>
    <style:style style:name="P192" style:family="paragraph" style:parent-style-name="Standard">
      <style:text-properties fo:color="#ff0000" loext:opacity="100%" style:font-name="Libre Franklin Medium1" fo:font-size="10.5pt" fo:language="es" fo:country="ES" fo:font-weight="normal" officeooo:rsid="00b0f27f" officeooo:paragraph-rsid="00b2cd0a" style:font-size-asian="10.5pt" style:font-weight-asian="normal" style:font-size-complex="10.5pt" style:font-weight-complex="normal"/>
    </style:style>
    <style:style style:name="P193" style:family="paragraph" style:parent-style-name="Standard">
      <style:text-properties fo:color="#ff0000" loext:opacity="100%" style:font-name="Libre Franklin Medium1" fo:font-size="10.5pt" fo:language="es" fo:country="ES" fo:font-weight="normal" officeooo:rsid="00b0f27f" officeooo:paragraph-rsid="00b376a3" style:font-size-asian="10.5pt" style:font-weight-asian="normal" style:font-size-complex="10.5pt" style:font-weight-complex="normal"/>
    </style:style>
    <style:style style:name="P194" style:family="paragraph" style:parent-style-name="Standard">
      <style:text-properties fo:color="#ff0000" loext:opacity="100%" style:font-name="Libre Franklin Medium1" fo:font-size="12pt" fo:language="es" fo:country="ES" officeooo:paragraph-rsid="00e4a515" style:font-size-asian="12pt" style:font-size-complex="12pt"/>
    </style:style>
    <style:style style:name="P195" style:family="paragraph" style:parent-style-name="Standard">
      <style:text-properties fo:color="#ff0000" loext:opacity="100%" style:font-name="Libre Franklin Medium" fo:font-size="10pt" fo:language="es" fo:country="ES" fo:font-style="normal" officeooo:rsid="00199ac8" officeooo:paragraph-rsid="00f7ed93" style:font-size-asian="10pt" style:font-style-asian="normal" style:font-size-complex="10pt" style:font-style-complex="normal"/>
    </style:style>
    <style:style style:name="P196" style:family="paragraph" style:parent-style-name="Standard">
      <style:text-properties fo:color="#ff0000" loext:opacity="100%" style:font-name="Libre Franklin Medium" fo:font-size="10pt" fo:language="es" fo:country="ES" fo:font-style="normal" officeooo:rsid="00199ac8" officeooo:paragraph-rsid="00fe1b5d" style:font-size-asian="10pt" style:font-style-asian="normal" style:font-size-complex="10pt" style:font-style-complex="normal"/>
    </style:style>
    <style:style style:name="P197" style:family="paragraph" style:parent-style-name="Standard">
      <style:text-properties fo:color="#ff0000" loext:opacity="100%" style:font-name="Libre Franklin Medium" fo:font-size="10.5pt" fo:language="es" fo:country="ES" fo:font-weight="normal" style:font-size-asian="10.5pt" style:font-weight-asian="normal" style:font-size-complex="10.5pt" style:font-weight-complex="normal"/>
    </style:style>
    <style:style style:name="P198" style:family="paragraph" style:parent-style-name="Standard">
      <style:text-properties fo:color="#ff0000" loext:opacity="100%" style:font-name="Libre Franklin Medium" fo:font-size="10.5pt" fo:language="es" fo:country="ES" fo:font-weight="normal" officeooo:paragraph-rsid="008e26ca" style:font-size-asian="10.5pt" style:font-weight-asian="normal" style:font-size-complex="10.5pt" style:font-weight-complex="normal"/>
    </style:style>
    <style:style style:name="P199" style:family="paragraph" style:parent-style-name="Standard">
      <style:text-properties fo:color="#ff0000" loext:opacity="100%" style:font-name="Libre Franklin Medium" fo:font-size="10.5pt" fo:language="es" fo:country="ES" fo:font-weight="normal" officeooo:paragraph-rsid="008eb55a" style:font-size-asian="10.5pt" style:font-weight-asian="normal" style:font-size-complex="10.5pt" style:font-weight-complex="normal"/>
    </style:style>
    <style:style style:name="P200" style:family="paragraph" style:parent-style-name="Standard">
      <style:text-properties fo:color="#ff0000" loext:opacity="100%" style:font-name="Libre Franklin Medium" fo:font-size="10.5pt" fo:language="es" fo:country="ES" fo:font-weight="normal" officeooo:paragraph-rsid="0090ac22" style:font-size-asian="10.5pt" style:font-weight-asian="normal" style:font-size-complex="10.5pt" style:font-weight-complex="normal"/>
    </style:style>
    <style:style style:name="P201" style:family="paragraph" style:parent-style-name="Standard">
      <style:text-properties fo:color="#ff0000" loext:opacity="100%" style:font-name="Libre Franklin Medium" fo:font-size="10.5pt" fo:language="es" fo:country="ES" fo:font-weight="normal" officeooo:paragraph-rsid="00915de8" style:font-size-asian="10.5pt" style:font-weight-asian="normal" style:font-size-complex="10.5pt" style:font-weight-complex="normal"/>
    </style:style>
    <style:style style:name="P202" style:family="paragraph" style:parent-style-name="Standard">
      <style:text-properties fo:color="#ff0000" loext:opacity="100%" style:font-name="Libre Franklin Medium" fo:font-size="10.5pt" fo:language="es" fo:country="ES" fo:font-weight="normal" officeooo:paragraph-rsid="0094ae23" style:font-size-asian="10.5pt" style:font-weight-asian="normal" style:font-size-complex="10.5pt" style:font-weight-complex="normal"/>
    </style:style>
    <style:style style:name="P203" style:family="paragraph" style:parent-style-name="Standard">
      <style:text-properties fo:color="#ff0000" loext:opacity="100%" style:font-name="Libre Franklin Medium" fo:font-size="10.5pt" fo:language="es" fo:country="ES" fo:font-weight="normal" officeooo:paragraph-rsid="0094e843" style:font-size-asian="10.5pt" style:font-weight-asian="normal" style:font-size-complex="10.5pt" style:font-weight-complex="normal"/>
    </style:style>
    <style:style style:name="P204" style:family="paragraph" style:parent-style-name="Standard">
      <style:text-properties fo:color="#ff0000" loext:opacity="100%" style:font-name="Libre Franklin Medium" fo:font-size="10.5pt" fo:language="es" fo:country="ES" fo:font-weight="normal" officeooo:paragraph-rsid="009a8bbd" style:font-size-asian="10.5pt" style:font-weight-asian="normal" style:font-size-complex="10.5pt" style:font-weight-complex="normal"/>
    </style:style>
    <style:style style:name="P205" style:family="paragraph" style:parent-style-name="Standard">
      <style:text-properties fo:color="#ff0000" loext:opacity="100%" style:font-name="Libre Franklin Medium" fo:font-size="10.5pt" fo:language="es" fo:country="ES" fo:font-weight="normal" officeooo:paragraph-rsid="00958bb8" style:font-size-asian="10.5pt" style:font-weight-asian="normal" style:font-size-complex="10.5pt" style:font-weight-complex="normal"/>
    </style:style>
    <style:style style:name="P206" style:family="paragraph" style:parent-style-name="Standard">
      <style:text-properties fo:color="#808080" loext:opacity="100%" style:font-name="Libre Franklin Medium1" fo:font-size="10pt" fo:language="es" fo:country="ES" fo:font-style="normal" officeooo:rsid="004a2d5b" officeooo:paragraph-rsid="00f7ed93" style:font-size-asian="10pt" style:font-style-asian="normal" style:font-size-complex="10pt" style:font-style-complex="normal"/>
    </style:style>
    <style:style style:name="P207" style:family="paragraph" style:parent-style-name="Standard">
      <style:text-properties fo:color="#808080" loext:opacity="100%" style:font-name="Libre Franklin Medium1" fo:font-size="10pt" fo:language="es" fo:country="ES" fo:font-style="normal" officeooo:paragraph-rsid="00f7ed93" style:font-size-asian="10pt" style:font-style-asian="normal" style:font-size-complex="10pt" style:font-style-complex="normal"/>
    </style:style>
    <style:style style:name="P208" style:family="paragraph" style:parent-style-name="Standard">
      <style:paragraph-properties fo:text-align="center" style:justify-single-word="false"/>
      <style:text-properties style:font-name="Libre Franklin SemiBold" fo:font-size="10pt" fo:language="es" fo:country="ES" fo:font-weight="normal" style:font-size-asian="10pt" style:font-weight-asian="normal" style:font-size-complex="10pt" style:font-weight-complex="normal"/>
    </style:style>
    <style:style style:name="P209" style:family="paragraph" style:parent-style-name="Standard">
      <style:text-properties style:font-name="Libre Franklin SemiBold" fo:font-size="10pt" fo:language="es" fo:country="ES" fo:font-style="normal" officeooo:rsid="0047a2eb" officeooo:paragraph-rsid="00f7ed93" style:font-size-asian="10pt" style:font-style-asian="normal" style:font-size-complex="10pt" style:font-style-complex="normal"/>
    </style:style>
    <style:style style:name="P210" style:family="paragraph" style:parent-style-name="Standard">
      <style:text-properties style:font-name="Libre Franklin SemiBold" fo:font-size="10pt" fo:language="es" fo:country="ES" fo:font-style="normal" officeooo:paragraph-rsid="00f7ed93" style:font-size-asian="8.75pt" style:font-style-asian="normal" style:font-size-complex="10pt" style:font-style-complex="normal"/>
    </style:style>
    <style:style style:name="P211" style:family="paragraph" style:parent-style-name="Standard">
      <style:text-properties style:font-name="Libre Franklin SemiBold" fo:font-size="10pt" fo:language="es" fo:country="ES" fo:font-style="normal" officeooo:rsid="00199ac8" officeooo:paragraph-rsid="00f7ed93" style:font-size-asian="8.75pt" style:font-style-asian="normal" style:font-size-complex="10pt" style:font-style-complex="normal"/>
    </style:style>
    <style:style style:name="P212" style:family="paragraph" style:parent-style-name="Standard">
      <style:text-properties style:font-name="Libre Franklin SemiBold" fo:font-size="12pt" fo:language="es" fo:country="ES" fo:font-weight="normal" style:font-size-asian="12pt" style:font-weight-asian="normal" style:font-size-complex="12pt" style:font-weight-complex="normal"/>
    </style:style>
    <style:style style:name="P213" style:family="paragraph" style:parent-style-name="Standard">
      <style:text-properties style:font-name="Libre Franklin SemiBold" fo:font-size="12pt" fo:language="es" fo:country="ES" fo:font-weight="normal" officeooo:paragraph-rsid="0094ae23" style:font-size-asian="12pt" style:font-weight-asian="normal" style:font-size-complex="12pt" style:font-weight-complex="normal"/>
    </style:style>
    <style:style style:name="P214" style:family="paragraph" style:parent-style-name="Standard">
      <style:text-properties style:font-name="Libre Franklin SemiBold" fo:font-size="12pt" fo:language="es" fo:country="ES" fo:font-weight="normal" officeooo:paragraph-rsid="0094e843" style:font-size-asian="12pt" style:font-weight-asian="normal" style:font-size-complex="12pt" style:font-weight-complex="normal"/>
    </style:style>
    <style:style style:name="P215" style:family="paragraph" style:parent-style-name="Standard">
      <style:text-properties style:font-name="Libre Franklin SemiBold" fo:font-size="12pt" fo:language="es" fo:country="ES" fo:font-weight="normal" officeooo:paragraph-rsid="00958bb8" style:font-size-asian="12pt" style:font-weight-asian="normal" style:font-size-complex="12pt" style:font-weight-complex="normal"/>
    </style:style>
    <style:style style:name="P216" style:family="paragraph" style:parent-style-name="Standard">
      <style:text-properties style:font-name="Libre Franklin SemiBold" fo:language="es" fo:country="ES" fo:font-weight="normal" style:font-weight-asian="normal" style:font-weight-complex="normal"/>
    </style:style>
    <style:style style:name="P217" style:family="paragraph" style:parent-style-name="Standard">
      <style:text-properties style:font-name="Libre Franklin SemiBold" fo:language="es" fo:country="ES" fo:font-weight="normal" officeooo:paragraph-rsid="008e26ca" style:font-weight-asian="normal" style:font-weight-complex="normal"/>
    </style:style>
    <style:style style:name="P218" style:family="paragraph" style:parent-style-name="Standard">
      <style:text-properties style:font-name="Libre Franklin SemiBold" fo:language="es" fo:country="ES" fo:font-weight="normal" officeooo:paragraph-rsid="008eb55a" style:font-weight-asian="normal" style:font-weight-complex="normal"/>
    </style:style>
    <style:style style:name="P219" style:family="paragraph" style:parent-style-name="Standard">
      <style:text-properties style:font-name="Libre Franklin SemiBold" fo:language="es" fo:country="ES" fo:font-weight="normal" officeooo:paragraph-rsid="008f9b4b" style:font-weight-asian="normal" style:font-weight-complex="normal"/>
    </style:style>
    <style:style style:name="P220" style:family="paragraph" style:parent-style-name="Standard">
      <style:text-properties style:font-name="Libre Franklin SemiBold" fo:language="es" fo:country="ES" fo:font-weight="normal" officeooo:paragraph-rsid="0090ac22" style:font-weight-asian="normal" style:font-weight-complex="normal"/>
    </style:style>
    <style:style style:name="P221" style:family="paragraph" style:parent-style-name="Standard">
      <style:text-properties style:font-name="Libre Franklin SemiBold" fo:language="es" fo:country="ES" fo:font-weight="normal" officeooo:paragraph-rsid="00915de8" style:font-weight-asian="normal" style:font-weight-complex="normal"/>
    </style:style>
    <style:style style:name="P222" style:family="paragraph" style:parent-style-name="Standard">
      <style:text-properties fo:font-size="10pt" fo:language="es" fo:country="ES" officeooo:paragraph-rsid="00f7ed93" style:font-size-asian="10pt" style:font-size-complex="10pt"/>
    </style:style>
    <style:style style:name="P223" style:family="paragraph" style:parent-style-name="Standard">
      <style:text-properties style:font-name="Libre Franklin Medium1" fo:font-size="10pt" fo:language="es" fo:country="ES" officeooo:paragraph-rsid="00e13195" style:font-size-asian="10pt" style:font-size-complex="10pt"/>
    </style:style>
    <style:style style:name="P224" style:family="paragraph" style:parent-style-name="Standard">
      <style:text-properties style:font-name="Libre Franklin Medium1" fo:font-size="10pt" fo:language="es" fo:country="ES" officeooo:paragraph-rsid="01064fdc" style:font-size-asian="10pt" style:font-size-complex="10pt"/>
    </style:style>
    <style:style style:name="P225" style:family="paragraph" style:parent-style-name="Standard">
      <style:text-properties style:font-name="Libre Franklin Medium1" fo:font-size="10pt" fo:language="es" fo:country="ES" fo:font-style="normal" officeooo:paragraph-rsid="00f7ed93" style:font-size-asian="10pt" style:font-style-asian="normal" style:font-size-complex="10pt" style:font-style-complex="normal"/>
    </style:style>
    <style:style style:name="P226" style:family="paragraph" style:parent-style-name="Standard">
      <style:text-properties style:font-name="Libre Franklin Medium1" fo:font-size="10pt" fo:language="es" fo:country="ES" fo:font-style="normal" officeooo:paragraph-rsid="00f7ed93" style:font-size-asian="8.75pt" style:font-style-asian="normal" style:font-size-complex="10pt" style:font-style-complex="normal"/>
    </style:style>
    <style:style style:name="P227" style:family="paragraph" style:parent-style-name="Standard">
      <style:paragraph-properties fo:text-align="center" style:justify-single-word="false"/>
      <style:text-properties style:font-name="Libre Franklin Medium1" fo:font-size="12pt" fo:language="es" fo:country="ES" officeooo:paragraph-rsid="00e13195" style:font-size-asian="10.5pt" style:font-size-complex="12pt"/>
    </style:style>
    <style:style style:name="P228" style:family="paragraph" style:parent-style-name="Standard">
      <style:paragraph-properties fo:text-align="start" style:justify-single-word="false"/>
      <style:text-properties style:font-name="Libre Franklin Medium1" fo:font-size="12pt" fo:language="es" fo:country="ES" officeooo:paragraph-rsid="00e13195" style:font-size-asian="10.5pt" style:font-size-complex="12pt"/>
    </style:style>
    <style:style style:name="P229" style:family="paragraph" style:parent-style-name="Standard">
      <style:text-properties style:font-name="Libre Franklin Medium1" fo:font-size="12pt" fo:language="es" fo:country="ES" officeooo:paragraph-rsid="00e13195" style:font-size-asian="10.5pt" style:font-size-complex="12pt"/>
    </style:style>
    <style:style style:name="P230" style:family="paragraph" style:parent-style-name="Standard">
      <style:text-properties style:font-name="Libre Franklin Medium1" fo:font-size="12pt" fo:language="es" fo:country="ES" style:text-underline-style="none" officeooo:paragraph-rsid="00e13195" style:font-size-asian="10.5pt" style:font-size-complex="12pt"/>
    </style:style>
    <style:style style:name="P231" style:family="paragraph" style:parent-style-name="Standard">
      <style:text-properties style:font-name="Libre Franklin Medium1" fo:font-size="12pt" fo:language="es" fo:country="ES" fo:font-style="normal" officeooo:paragraph-rsid="00f7ed93" style:font-size-asian="12pt" style:font-style-asian="normal" style:font-size-complex="12pt" style:font-style-complex="normal"/>
    </style:style>
    <style:style style:name="P232" style:family="paragraph" style:parent-style-name="Standard">
      <style:text-properties style:font-name="Libre Franklin Medium1" fo:font-size="12pt" fo:language="es" fo:country="ES" fo:font-style="normal" officeooo:rsid="0021014f" officeooo:paragraph-rsid="00f7ed93" style:font-size-asian="12pt" style:font-style-asian="normal" style:font-size-complex="12pt" style:font-style-complex="normal"/>
    </style:style>
    <style:style style:name="P233" style:family="paragraph" style:parent-style-name="Standard">
      <style:text-properties style:font-name="Libre Franklin Medium1" fo:font-size="12pt" fo:language="es" fo:country="ES" fo:font-style="normal" officeooo:rsid="0021014f" officeooo:paragraph-rsid="00fe1b5d" style:font-size-asian="12pt" style:font-style-asian="normal" style:font-size-complex="12pt" style:font-style-complex="normal"/>
    </style:style>
    <style:style style:name="P234" style:family="paragraph" style:parent-style-name="Standard">
      <style:text-properties style:font-name="Libre Franklin Medium1" fo:font-size="12pt" fo:language="es" fo:country="ES" fo:font-style="normal" officeooo:paragraph-rsid="00fe1b5d" style:font-size-asian="12pt" style:font-style-asian="normal" style:font-size-complex="12pt" style:font-style-complex="normal"/>
    </style:style>
    <style:style style:name="P235" style:family="paragraph" style:parent-style-name="Standard">
      <style:text-properties style:font-name="Libre Franklin Medium1" fo:language="es" fo:country="ES"/>
    </style:style>
    <style:style style:name="P236" style:family="paragraph" style:parent-style-name="Standard">
      <style:text-properties style:font-name="Libre Franklin Medium1" fo:language="es" fo:country="ES" officeooo:paragraph-rsid="00e4a515"/>
    </style:style>
    <style:style style:name="P237" style:family="paragraph" style:parent-style-name="Standard">
      <style:text-properties style:font-name="Libre Franklin Medium1" fo:language="es" fo:country="ES" officeooo:paragraph-rsid="00e13195"/>
    </style:style>
    <style:style style:name="P238" style:family="paragraph" style:parent-style-name="Standard">
      <style:text-properties style:font-name="Libre Franklin Medium1" fo:language="es" fo:country="ES" officeooo:paragraph-rsid="00e247cb"/>
    </style:style>
    <style:style style:name="P239" style:family="paragraph" style:parent-style-name="Standard">
      <style:text-properties style:font-name="Libre Franklin Medium1" fo:language="es" fo:country="ES" officeooo:paragraph-rsid="00e3db1c"/>
    </style:style>
    <style:style style:name="P240" style:family="paragraph" style:parent-style-name="Standard">
      <style:text-properties style:font-name="Libre Franklin Medium" fo:language="es" fo:country="ES" fo:font-weight="normal" style:font-weight-asian="normal" style:font-weight-complex="normal"/>
    </style:style>
    <style:style style:name="P241" style:family="paragraph" style:parent-style-name="Standard">
      <style:text-properties style:font-name="Libre Franklin Medium" fo:language="es" fo:country="ES" fo:font-weight="normal" officeooo:paragraph-rsid="0090ac22" style:font-weight-asian="normal" style:font-weight-complex="normal"/>
    </style:style>
    <style:style style:name="P242" style:family="paragraph" style:parent-style-name="Standard">
      <style:text-properties style:font-name="Libre Franklin Medium" fo:language="es" fo:country="ES" fo:font-weight="normal" officeooo:paragraph-rsid="00915de8" style:font-weight-asian="normal" style:font-weight-complex="normal"/>
    </style:style>
    <style:style style:name="P243" style:family="paragraph" style:parent-style-name="Standard">
      <style:text-properties style:font-name="Libre Franklin Medium" fo:font-size="10.5pt" fo:language="es" fo:country="ES" fo:font-weight="normal" style:font-size-asian="10.5pt" style:font-weight-asian="normal" style:font-size-complex="10.5pt" style:font-weight-complex="normal"/>
    </style:style>
    <style:style style:name="P244" style:family="paragraph" style:parent-style-name="Standard">
      <style:text-properties style:font-name="Libre Franklin Medium" fo:font-size="12pt" fo:language="es" fo:country="ES" fo:font-weight="normal" style:font-size-asian="12pt" style:font-weight-asian="normal" style:font-size-complex="12pt" style:font-weight-complex="normal"/>
    </style:style>
    <style:style style:name="P245" style:family="paragraph" style:parent-style-name="Standard">
      <style:text-properties style:font-name="Libre Franklin Medium" fo:font-size="12pt" fo:language="es" fo:country="ES" fo:font-weight="normal" officeooo:paragraph-rsid="0094e843" style:font-size-asian="12pt" style:font-weight-asian="normal" style:font-size-complex="12pt" style:font-weight-complex="normal"/>
    </style:style>
    <style:style style:name="P246" style:family="paragraph" style:parent-style-name="Standard">
      <style:text-properties style:font-name="Libre Franklin Medium" fo:font-size="12pt" fo:language="es" fo:country="ES" fo:font-weight="normal" officeooo:paragraph-rsid="009a8bbd" style:font-size-asian="12pt" style:font-weight-asian="normal" style:font-size-complex="12pt" style:font-weight-complex="normal"/>
    </style:style>
    <style:style style:name="P247" style:family="paragraph" style:parent-style-name="Standard">
      <style:text-properties style:font-name="Libre Franklin Medium" fo:font-size="12pt" fo:language="es" fo:country="ES" fo:font-weight="normal" officeooo:paragraph-rsid="00958bb8" style:font-size-asian="12pt" style:font-weight-asian="normal" style:font-size-complex="12pt" style:font-weight-complex="normal"/>
    </style:style>
    <style:style style:name="P248" style:family="paragraph" style:parent-style-name="Standard">
      <style:text-properties style:font-name="Libre Franklin" fo:language="es" fo:country="ES" fo:font-weight="bold" style:font-weight-asian="bold" style:font-weight-complex="bold"/>
    </style:style>
    <style:style style:name="P249" style:family="paragraph" style:parent-style-name="Standard">
      <style:paragraph-properties fo:text-align="center" style:justify-single-word="false"/>
      <style:text-properties style:font-name="Libre Franklin SemiBold1" fo:font-size="10pt" fo:language="es" fo:country="ES" fo:font-weight="normal" officeooo:rsid="00acd2c3" officeooo:paragraph-rsid="00acd2c3" style:font-size-asian="10pt" style:font-weight-asian="normal" style:font-size-complex="10pt" style:font-weight-complex="normal"/>
    </style:style>
    <style:style style:name="P250" style:family="paragraph" style:parent-style-name="Standard">
      <style:paragraph-properties fo:text-align="center" style:justify-single-word="false"/>
      <style:text-properties fo:text-transform="capitalize" style:use-window-font-color="true" loext:opacity="0%" style:font-name="Libre Franklin SemiBold1" fo:font-size="10pt" fo:language="es" fo:country="ES" fo:font-weight="normal" officeooo:rsid="00b63a02" officeooo:paragraph-rsid="00b63a02" style:font-size-asian="10pt" style:font-weight-asian="normal" style:font-size-complex="10pt" style:font-weight-complex="normal"/>
    </style:style>
    <style:style style:name="P25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bold" officeooo:rsid="00099214" officeooo:paragraph-rsid="001be3a2" style:font-name-asian="Comic Sans MS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P2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bold" officeooo:rsid="00099214" officeooo:paragraph-rsid="00370246" style:font-name-asian="Comic Sans MS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P2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bold" officeooo:rsid="00099214" officeooo:paragraph-rsid="003cd6d8" style:font-name-asian="Comic Sans MS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P25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bold" officeooo:rsid="00099214" officeooo:paragraph-rsid="001a9a03" style:font-name-asian="Comic Sans MS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P25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normal" officeooo:rsid="004e889c" officeooo:paragraph-rsid="004629d6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5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normal" officeooo:rsid="004e889c" officeooo:paragraph-rsid="00814a9f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5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normal" officeooo:rsid="00099214" officeooo:paragraph-rsid="00370246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5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normal" officeooo:rsid="00099214" officeooo:paragraph-rsid="004629d6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normal" officeooo:rsid="00099214" officeooo:paragraph-rsid="004629d6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normal" officeooo:rsid="00099214" officeooo:paragraph-rsid="0078a434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6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normal" officeooo:rsid="004629d6" officeooo:paragraph-rsid="00f305fd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6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normal" officeooo:rsid="00716091" officeooo:paragraph-rsid="00f305fd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6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normal" officeooo:rsid="00716091" officeooo:paragraph-rsid="0087172a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6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normal" officeooo:rsid="00e8aa6b" officeooo:paragraph-rsid="00f305fd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6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font-name="Courier Prime" fo:font-size="12pt" fo:language="es" fo:country="ES" officeooo:rsid="001fa5e5" officeooo:paragraph-rsid="002ea01c" style:font-size-asian="12pt" style:font-size-complex="12pt"/>
    </style:style>
    <style:style style:name="P26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font-name="Courier Prime" fo:font-size="12pt" fo:language="es" fo:country="ES" officeooo:rsid="003cd6d8" officeooo:paragraph-rsid="003cd6d8" style:font-size-asian="12pt" style:font-size-complex="12pt"/>
    </style:style>
    <style:style style:name="P26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font-name="Courier Prime" fo:font-size="12pt" fo:language="es" fo:country="ES" officeooo:rsid="002ea01c" officeooo:paragraph-rsid="003cd6d8" style:font-size-asian="12pt" style:font-size-complex="12pt"/>
    </style:style>
    <style:style style:name="P26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font-name="Courier Prime" fo:font-size="12pt" fo:language="es" fo:country="ES" officeooo:rsid="00099214" officeooo:paragraph-rsid="0047db6d" style:font-size-asian="12pt" style:font-size-complex="12pt"/>
    </style:style>
    <style:style style:name="T1" style:family="text">
      <style:text-properties officeooo:rsid="00113060"/>
    </style:style>
    <style:style style:name="T2" style:family="text">
      <style:text-properties officeooo:rsid="00152bc0"/>
    </style:style>
    <style:style style:name="T3" style:family="text">
      <style:text-properties officeooo:rsid="001a9a03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cab10"/>
    </style:style>
    <style:style style:name="T6" style:family="text">
      <style:text-properties style:text-underline-style="none" officeooo:rsid="004629d6"/>
    </style:style>
    <style:style style:name="T7" style:family="text">
      <style:text-properties officeooo:rsid="001fa5e5"/>
    </style:style>
    <style:style style:name="T8" style:family="text">
      <style:text-properties officeooo:rsid="0021a2cb"/>
    </style:style>
    <style:style style:name="T9" style:family="text">
      <style:text-properties officeooo:rsid="000f55dd"/>
    </style:style>
    <style:style style:name="T10" style:family="text">
      <style:text-properties fo:font-variant="normal" fo:text-transform="none" fo:letter-spacing="normal" fo:font-style="normal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 officeooo:rsid="00258dde"/>
    </style:style>
    <style:style style:name="T13" style:family="text">
      <style:text-properties fo:font-variant="normal" fo:text-transform="none" fo:letter-spacing="normal" fo:font-style="normal" fo:font-weight="normal" officeooo:rsid="002626c3"/>
    </style:style>
    <style:style style:name="T14" style:family="text">
      <style:text-properties fo:font-variant="normal" fo:text-transform="none" fo:letter-spacing="normal" fo:font-style="normal" fo:font-weight="normal" officeooo:rsid="004caeef"/>
    </style:style>
    <style:style style:name="T15" style:family="text">
      <style:text-properties fo:font-variant="normal" fo:text-transform="none" fo:letter-spacing="normal" fo:font-style="normal" fo:font-weight="normal" officeooo:rsid="00656ad8"/>
    </style:style>
    <style:style style:name="T16" style:family="text">
      <style:text-properties fo:font-variant="normal" fo:text-transform="none" fo:letter-spacing="normal" fo:font-style="normal" fo:font-weight="normal" officeooo:rsid="0065cc60"/>
    </style:style>
    <style:style style:name="T17" style:family="text">
      <style:text-properties fo:font-variant="normal" fo:text-transform="none" fo:letter-spacing="normal" fo:font-style="normal" fo:font-weight="normal" officeooo:rsid="00662a22"/>
    </style:style>
    <style:style style:name="T18" style:family="text">
      <style:text-properties fo:font-variant="normal" fo:text-transform="none" fo:letter-spacing="normal" fo:font-style="normal" fo:font-weight="normal" officeooo:rsid="0068102e"/>
    </style:style>
    <style:style style:name="T19" style:family="text">
      <style:text-properties fo:font-variant="normal" fo:text-transform="none" fo:letter-spacing="normal" fo:font-style="normal" fo:font-weight="normal" officeooo:rsid="0069fe8a"/>
    </style:style>
    <style:style style:name="T20" style:family="text">
      <style:text-properties fo:font-variant="normal" fo:text-transform="none" fo:letter-spacing="normal" fo:font-style="normal" fo:font-weight="normal" officeooo:rsid="00716091"/>
    </style:style>
    <style:style style:name="T21" style:family="text">
      <style:text-properties fo:font-variant="normal" fo:text-transform="none" fo:letter-spacing="normal" fo:font-style="normal" fo:font-weight="normal" officeooo:rsid="00ea2610"/>
    </style:style>
    <style:style style:name="T22" style:family="text">
      <style:text-properties fo:font-variant="normal" fo:text-transform="none" fo:letter-spacing="normal" fo:font-style="normal" fo:font-weight="normal" officeooo:rsid="002cab10"/>
    </style:style>
    <style:style style:name="T23" style:family="text">
      <style:text-properties fo:font-variant="normal" fo:text-transform="none" fo:letter-spacing="normal" fo:font-style="normal" fo:font-weight="normal" officeooo:rsid="004fba3d"/>
    </style:style>
    <style:style style:name="T24" style:family="text">
      <style:text-properties fo:font-variant="normal" fo:text-transform="none" fo:letter-spacing="normal" fo:font-style="normal" fo:font-weight="normal" officeooo:rsid="00518bc9"/>
    </style:style>
    <style:style style:name="T25" style:family="text">
      <style:text-properties fo:font-variant="normal" fo:text-transform="none" fo:letter-spacing="normal" fo:font-style="normal" fo:font-weight="normal" officeooo:rsid="00ec75c0"/>
    </style:style>
    <style:style style:name="T26" style:family="text">
      <style:text-properties fo:font-variant="normal" fo:text-transform="none" fo:letter-spacing="normal" fo:font-style="normal" fo:font-weight="normal" officeooo:rsid="0054f568"/>
    </style:style>
    <style:style style:name="T27" style:family="text">
      <style:text-properties fo:font-variant="normal" fo:text-transform="none" fo:letter-spacing="normal" fo:font-style="normal" officeooo:rsid="0027418f"/>
    </style:style>
    <style:style style:name="T28" style:family="text">
      <style:text-properties fo:font-variant="normal" fo:text-transform="none" fo:letter-spacing="normal" fo:font-style="normal" officeooo:rsid="002626c3"/>
    </style:style>
    <style:style style:name="T29" style:family="text">
      <style:text-properties fo:font-variant="normal" fo:text-transform="none" fo:letter-spacing="normal" fo:font-style="normal" officeooo:rsid="006f9203"/>
    </style:style>
    <style:style style:name="T30" style:family="text">
      <style:text-properties fo:font-variant="normal" fo:text-transform="none" fo:letter-spacing="normal" fo:font-style="normal" officeooo:rsid="00e9b06a"/>
    </style:style>
    <style:style style:name="T31" style:family="text">
      <style:text-properties fo:font-variant="normal" fo:text-transform="none" style:use-window-font-color="true" loext:opacity="0%" style:font-name="Courier Prime" fo:font-size="12pt" fo:letter-spacing="normal" fo:font-style="normal" fo:font-weight="normal" style:font-size-asian="12pt" style:font-size-complex="12pt"/>
    </style:style>
    <style:style style:name="T32" style:family="text">
      <style:text-properties fo:font-variant="normal" fo:text-transform="none" style:use-window-font-color="true" loext:opacity="0%" style:font-name="Courier Prime" fo:font-size="12pt" fo:letter-spacing="normal" fo:font-style="normal" fo:font-weight="normal" officeooo:rsid="0046378c" style:font-size-asian="12pt" style:font-size-complex="12pt"/>
    </style:style>
    <style:style style:name="T33" style:family="text">
      <style:text-properties fo:font-variant="normal" fo:text-transform="none" style:use-window-font-color="true" loext:opacity="0%" style:font-name="Courier Prime" fo:font-size="12pt" fo:letter-spacing="normal" fo:font-style="normal" fo:font-weight="normal" officeooo:rsid="006ca2a2" style:font-size-asian="12pt" style:font-size-complex="12pt"/>
    </style:style>
    <style:style style:name="T34" style:family="text">
      <style:text-properties fo:font-variant="normal" fo:text-transform="none" style:use-window-font-color="true" loext:opacity="0%" style:font-name="Courier Prime" fo:font-size="12pt" fo:letter-spacing="normal" fo:font-style="normal" fo:font-weight="normal" officeooo:rsid="006ca412" style:font-size-asian="12pt" style:font-size-complex="12pt"/>
    </style:style>
    <style:style style:name="T35" style:family="text">
      <style:text-properties fo:font-variant="normal" fo:text-transform="none" style:use-window-font-color="true" loext:opacity="0%" style:font-name="Courier Prime" fo:font-size="12pt" fo:letter-spacing="normal" fo:font-style="normal" fo:font-weight="normal" officeooo:rsid="007a17a4" style:font-size-asian="12pt" style:font-size-complex="12pt"/>
    </style:style>
    <style:style style:name="T36" style:family="text">
      <style:text-properties fo:font-variant="normal" fo:text-transform="none" style:use-window-font-color="true" loext:opacity="0%" style:font-name="Courier Prime" fo:font-size="12pt" fo:letter-spacing="normal" fo:font-style="normal" fo:font-weight="normal" officeooo:rsid="007b9c0c" style:font-size-asian="12pt" style:font-size-complex="12pt"/>
    </style:style>
    <style:style style:name="T37" style:family="text">
      <style:text-properties fo:font-variant="normal" fo:text-transform="none" fo:color="#808080" loext:opacity="100%" fo:letter-spacing="normal" fo:font-style="normal" officeooo:rsid="00b376a3"/>
    </style:style>
    <style:style style:name="T38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transparent" loext:char-shading-value="0"/>
    </style:style>
    <style:style style:name="T39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48bc91" style:text-blinking="false" fo:background-color="transparent" loext:char-shading-value="0"/>
    </style:style>
    <style:style style:name="T40" style:family="text">
      <style:text-properties officeooo:rsid="0027418f"/>
    </style:style>
    <style:style style:name="T41" style:family="text">
      <style:text-properties officeooo:rsid="002cab10"/>
    </style:style>
    <style:style style:name="T42" style:family="text">
      <style:text-properties officeooo:rsid="003df49a"/>
    </style:style>
    <style:style style:name="T43" style:family="text">
      <style:text-properties style:use-window-font-color="true" loext:opacity="0%"/>
    </style:style>
    <style:style style:name="T44" style:family="text">
      <style:text-properties style:use-window-font-color="true" loext:opacity="0%" style:text-line-through-style="none" style:text-line-through-type="none" style:font-name="Courier Prime" fo:font-size="12pt" fo:font-style="normal" style:text-underline-style="none" fo:font-weight="normal" officeooo:rsid="00099214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T45" style:family="text">
      <style:text-properties style:use-window-font-color="true" loext:opacity="0%" style:text-line-through-style="none" style:text-line-through-type="none" style:font-name="Courier Prime" fo:font-size="12pt" fo:font-style="normal" style:text-underline-style="none" fo:font-weight="normal" officeooo:rsid="0046378c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T46" style:family="text">
      <style:text-properties style:use-window-font-color="true" loext:opacity="0%" officeooo:rsid="00d5a8a8"/>
    </style:style>
    <style:style style:name="T47" style:family="text">
      <style:text-properties style:use-window-font-color="true" loext:opacity="0%" style:font-name="Libre Franklin SemiBold"/>
    </style:style>
    <style:style style:name="T48" style:family="text">
      <style:text-properties style:use-window-font-color="true" loext:opacity="0%" style:font-name="Libre Franklin SemiBold" officeooo:rsid="00199ac8"/>
    </style:style>
    <style:style style:name="T49" style:family="text">
      <style:text-properties style:use-window-font-color="true" loext:opacity="0%" style:font-name="Libre Franklin SemiBold" fo:font-size="10pt" officeooo:rsid="00199ac8" style:font-size-asian="10pt" style:font-size-complex="10pt"/>
    </style:style>
    <style:style style:name="T50" style:family="text">
      <style:text-properties style:use-window-font-color="true" loext:opacity="0%" style:font-name="Libre Franklin Medium1" fo:font-size="10pt" fo:font-style="normal" officeooo:rsid="0048205f" style:font-size-asian="10pt" style:font-style-asian="normal" style:font-size-complex="10pt" style:font-style-complex="normal"/>
    </style:style>
    <style:style style:name="T51" style:family="text">
      <style:text-properties style:use-window-font-color="true" loext:opacity="0%" style:font-name="Libre Franklin Medium1" fo:font-size="10pt" fo:font-style="normal" officeooo:rsid="000fe596" style:font-size-asian="10pt" style:font-style-asian="normal" style:font-size-complex="10pt" style:font-style-complex="normal"/>
    </style:style>
    <style:style style:name="T52" style:family="text">
      <style:text-properties style:use-window-font-color="true" loext:opacity="0%" style:font-name="Libre Franklin Medium1" fo:font-size="10pt" fo:font-style="normal" officeooo:rsid="001e6150" style:font-size-asian="10pt" style:font-style-asian="normal" style:font-size-complex="10pt" style:font-style-complex="normal"/>
    </style:style>
    <style:style style:name="T53" style:family="text">
      <style:text-properties style:use-window-font-color="true" loext:opacity="0%" style:font-name="Libre Franklin Medium1" fo:font-size="10pt" fo:font-style="normal" officeooo:rsid="00f7ed93" style:font-size-asian="10pt" style:font-style-asian="normal" style:font-size-complex="10pt" style:font-style-complex="normal"/>
    </style:style>
    <style:style style:name="T54" style:family="text">
      <style:text-properties style:use-window-font-color="true" loext:opacity="0%" style:font-name="Libre Franklin Medium1" fo:font-size="10pt" fo:font-style="normal" officeooo:rsid="004a2d5b" style:font-size-asian="10pt" style:font-style-asian="normal" style:font-size-complex="10pt" style:font-style-complex="normal"/>
    </style:style>
    <style:style style:name="T55" style:family="text">
      <style:text-properties style:use-window-font-color="true" loext:opacity="0%" style:font-name="Libre Franklin Medium1" fo:font-size="10pt" fo:font-style="normal" officeooo:rsid="004deda0" style:font-size-asian="10pt" style:font-style-asian="normal" style:font-size-complex="10pt" style:font-style-complex="normal"/>
    </style:style>
    <style:style style:name="T56" style:family="text">
      <style:text-properties officeooo:rsid="003ee74c"/>
    </style:style>
    <style:style style:name="T57" style:family="text">
      <style:text-properties officeooo:rsid="003ef4c5"/>
    </style:style>
    <style:style style:name="T58" style:family="text">
      <style:text-properties officeooo:rsid="0040766c"/>
    </style:style>
    <style:style style:name="T59" style:family="text">
      <style:text-properties officeooo:rsid="0041926f"/>
    </style:style>
    <style:style style:name="T60" style:family="text">
      <style:text-properties officeooo:rsid="0043767b"/>
    </style:style>
    <style:style style:name="T61" style:family="text">
      <style:text-properties officeooo:rsid="00456bb6"/>
    </style:style>
    <style:style style:name="T62" style:family="text">
      <style:text-properties officeooo:rsid="0047db6d"/>
    </style:style>
    <style:style style:name="T63" style:family="text">
      <style:text-properties officeooo:rsid="0048bc91"/>
    </style:style>
    <style:style style:name="T64" style:family="text">
      <style:text-properties officeooo:rsid="004ab3b1"/>
    </style:style>
    <style:style style:name="T65" style:family="text">
      <style:text-properties officeooo:rsid="00258dde"/>
    </style:style>
    <style:style style:name="T66" style:family="text">
      <style:text-properties style:text-line-through-style="none" style:text-line-through-type="none" fo:font-style="normal" style:text-underline-style="none" fo:font-weight="normal" style:font-name-asian="Comic Sans MS" style:font-style-asian="normal" style:font-weight-asian="normal" style:font-name-complex="Comic Sans MS" style:font-style-complex="normal" style:font-weight-complex="normal"/>
    </style:style>
    <style:style style:name="T67" style:family="text">
      <style:text-properties style:text-line-through-style="none" style:text-line-through-type="none" fo:font-style="normal" style:text-underline-style="none" fo:font-weight="normal" officeooo:rsid="0054f568" style:font-name-asian="Comic Sans MS" style:font-style-asian="normal" style:font-weight-asian="normal" style:font-name-complex="Comic Sans MS" style:font-style-complex="normal" style:font-weight-complex="normal"/>
    </style:style>
    <style:style style:name="T68" style:family="text">
      <style:text-properties officeooo:rsid="004caeef"/>
    </style:style>
    <style:style style:name="T69" style:family="text">
      <style:text-properties officeooo:rsid="0053f585"/>
    </style:style>
    <style:style style:name="T70" style:family="text">
      <style:text-properties officeooo:rsid="0046378c"/>
    </style:style>
    <style:style style:name="T71" style:family="text">
      <style:text-properties officeooo:rsid="00541cab"/>
    </style:style>
    <style:style style:name="T72" style:family="text">
      <style:text-properties officeooo:rsid="0054f568"/>
    </style:style>
    <style:style style:name="T73" style:family="text">
      <style:text-properties officeooo:rsid="0057225f"/>
    </style:style>
    <style:style style:name="T74" style:family="text">
      <style:text-properties officeooo:rsid="0058e111"/>
    </style:style>
    <style:style style:name="T75" style:family="text">
      <style:text-properties officeooo:rsid="0059d565"/>
    </style:style>
    <style:style style:name="T76" style:family="text">
      <style:text-properties officeooo:rsid="0059e914"/>
    </style:style>
    <style:style style:name="T77" style:family="text">
      <style:text-properties officeooo:rsid="005b8c17"/>
    </style:style>
    <style:style style:name="T78" style:family="text">
      <style:text-properties officeooo:rsid="005c7535"/>
    </style:style>
    <style:style style:name="T79" style:family="text">
      <style:text-properties officeooo:rsid="006019e0"/>
    </style:style>
    <style:style style:name="T80" style:family="text">
      <style:text-properties officeooo:rsid="00602ae5"/>
    </style:style>
    <style:style style:name="T81" style:family="text">
      <style:text-properties officeooo:rsid="0063becb"/>
    </style:style>
    <style:style style:name="T82" style:family="text">
      <style:text-properties officeooo:rsid="006eae17"/>
    </style:style>
    <style:style style:name="T83" style:family="text">
      <style:text-properties officeooo:rsid="00734db8"/>
    </style:style>
    <style:style style:name="T84" style:family="text">
      <style:text-properties officeooo:rsid="0074b0e8"/>
    </style:style>
    <style:style style:name="T85" style:family="text">
      <style:text-properties officeooo:rsid="00751500"/>
    </style:style>
    <style:style style:name="T86" style:family="text">
      <style:text-properties officeooo:rsid="0076168a"/>
    </style:style>
    <style:style style:name="T87" style:family="text">
      <style:text-properties officeooo:rsid="0078a434"/>
    </style:style>
    <style:style style:name="T88" style:family="text">
      <style:text-properties officeooo:rsid="007a17a4"/>
    </style:style>
    <style:style style:name="T89" style:family="text">
      <style:text-properties officeooo:rsid="007c2d33"/>
    </style:style>
    <style:style style:name="T90" style:family="text">
      <style:text-properties officeooo:rsid="007f93dc"/>
    </style:style>
    <style:style style:name="T91" style:family="text">
      <style:text-properties officeooo:rsid="00839781"/>
    </style:style>
    <style:style style:name="T92" style:family="text">
      <style:text-properties officeooo:rsid="008adc17"/>
    </style:style>
    <style:style style:name="T93" style:family="text">
      <style:text-properties fo:color="#ff0000" loext:opacity="100%"/>
    </style:style>
    <style:style style:name="T94" style:family="text">
      <style:text-properties fo:color="#ff0000" loext:opacity="100%" fo:font-size="10.5pt" style:font-size-asian="10.5pt" style:font-size-complex="10.5pt"/>
    </style:style>
    <style:style style:name="T95" style:family="text">
      <style:text-properties fo:color="#ff0000" loext:opacity="100%" fo:font-size="10.5pt" officeooo:rsid="0090ac22" style:font-size-asian="10.5pt" style:font-size-complex="10.5pt"/>
    </style:style>
    <style:style style:name="T96" style:family="text">
      <style:text-properties fo:color="#ff0000" loext:opacity="100%" fo:font-size="10.5pt" officeooo:rsid="00915de8" style:font-size-asian="10.5pt" style:font-size-complex="10.5pt"/>
    </style:style>
    <style:style style:name="T97" style:family="text">
      <style:text-properties fo:color="#ff0000" loext:opacity="100%" officeooo:rsid="00930b47"/>
    </style:style>
    <style:style style:name="T98" style:family="text">
      <style:text-properties fo:color="#ff0000" loext:opacity="100%" style:font-name="Libre Franklin Medium1" fo:font-weight="normal" style:font-weight-asian="normal"/>
    </style:style>
    <style:style style:name="T99" style:family="text">
      <style:text-properties fo:color="#ff0000" loext:opacity="100%" style:font-name="Libre Franklin Medium1" fo:font-weight="normal" officeooo:rsid="000c01de" style:font-weight-asian="normal"/>
    </style:style>
    <style:style style:name="T100" style:family="text">
      <style:text-properties fo:color="#ff0000" loext:opacity="100%" style:font-name="Libre Franklin Medium1" fo:font-weight="normal" officeooo:rsid="01020daf" style:font-weight-asian="normal"/>
    </style:style>
    <style:style style:name="T101" style:family="text">
      <style:text-properties fo:color="#ff0000" loext:opacity="100%" style:font-name="Libre Franklin Medium1" fo:font-style="normal" style:font-style-asian="normal" style:font-style-complex="normal"/>
    </style:style>
    <style:style style:name="T102" style:family="text">
      <style:text-properties fo:color="#ff0000" loext:opacity="100%" style:font-name="Libre Franklin Medium1" fo:font-style="normal" officeooo:rsid="00199ac8" style:font-style-asian="normal" style:font-style-complex="normal"/>
    </style:style>
    <style:style style:name="T103" style:family="text">
      <style:text-properties fo:color="#ff0000" loext:opacity="100%" style:font-name="Libre Franklin Medium1" fo:font-style="normal" officeooo:rsid="0048205f" style:font-style-asian="normal" style:font-style-complex="normal"/>
    </style:style>
    <style:style style:name="T104" style:family="text">
      <style:text-properties fo:color="#ff0000" loext:opacity="100%" style:font-name="Libre Franklin Medium1" fo:font-style="normal" officeooo:rsid="0047a2eb" style:font-style-asian="normal" style:font-style-complex="normal"/>
    </style:style>
    <style:style style:name="T105" style:family="text">
      <style:text-properties fo:color="#ff0000" loext:opacity="100%" style:font-name="Libre Franklin Medium1" fo:font-style="normal" officeooo:rsid="001b2359" style:font-style-asian="normal" style:font-style-complex="normal"/>
    </style:style>
    <style:style style:name="T106" style:family="text">
      <style:text-properties fo:color="#ff0000" loext:opacity="100%" style:font-name="Libre Franklin Medium1" fo:font-style="normal" officeooo:rsid="0050db46" style:font-style-asian="normal" style:font-style-complex="normal"/>
    </style:style>
    <style:style style:name="T107" style:family="text">
      <style:text-properties fo:color="#ff0000" loext:opacity="100%" style:font-name="Libre Franklin Medium1" fo:font-style="normal" officeooo:rsid="001e6150" style:font-style-asian="normal" style:font-style-complex="normal"/>
    </style:style>
    <style:style style:name="T108" style:family="text">
      <style:text-properties fo:color="#ff0000" loext:opacity="100%" style:font-name="Libre Franklin Medium1" fo:font-style="normal" officeooo:rsid="0021014f" style:font-style-asian="normal" style:font-style-complex="normal"/>
    </style:style>
    <style:style style:name="T109" style:family="text">
      <style:text-properties fo:color="#ff0000" loext:opacity="100%" style:font-name="Libre Franklin Medium1" fo:font-style="normal" officeooo:rsid="004f1160" style:font-style-asian="normal" style:font-style-complex="normal"/>
    </style:style>
    <style:style style:name="T110" style:family="text">
      <style:text-properties fo:color="#ff0000" loext:opacity="100%" style:font-name="Libre Franklin Medium1" fo:font-size="10pt" fo:font-style="normal" style:font-size-asian="10pt" style:font-style-asian="normal" style:font-size-complex="10pt" style:font-style-complex="normal"/>
    </style:style>
    <style:style style:name="T111" style:family="text">
      <style:text-properties fo:color="#ff0000" loext:opacity="100%" style:font-name="Libre Franklin Medium1" fo:font-size="10pt" fo:font-style="normal" officeooo:rsid="001b2359" style:font-size-asian="10pt" style:font-style-asian="normal" style:font-size-complex="10pt" style:font-style-complex="normal"/>
    </style:style>
    <style:style style:name="T112" style:family="text">
      <style:text-properties fo:color="#ff0000" loext:opacity="100%" style:font-name="Libre Franklin Medium1" fo:font-size="10pt" fo:font-style="normal" officeooo:rsid="0048205f" style:font-size-asian="10pt" style:font-style-asian="normal" style:font-size-complex="10pt" style:font-style-complex="normal"/>
    </style:style>
    <style:style style:name="T113" style:family="text">
      <style:text-properties fo:color="#ff0000" loext:opacity="100%" style:font-name="Libre Franklin Medium1" fo:font-size="10pt" fo:font-style="normal" officeooo:rsid="001e6150" style:font-size-asian="10pt" style:font-style-asian="normal" style:font-size-complex="10pt" style:font-style-complex="normal"/>
    </style:style>
    <style:style style:name="T114" style:family="text">
      <style:text-properties fo:color="#ff0000" loext:opacity="100%" style:font-name="Libre Franklin Medium1" fo:font-size="10pt" fo:font-style="normal" officeooo:rsid="0021014f" style:font-size-asian="10pt" style:font-style-asian="normal" style:font-size-complex="10pt" style:font-style-complex="normal"/>
    </style:style>
    <style:style style:name="T115" style:family="text">
      <style:text-properties fo:color="#ff0000" loext:opacity="100%" fo:font-size="10pt" style:font-size-asian="10pt" style:font-size-complex="10pt"/>
    </style:style>
    <style:style style:name="T116" style:family="text">
      <style:text-properties fo:color="#ff0000" loext:opacity="100%" fo:font-size="10pt" officeooo:rsid="0008dd4d" style:font-size-asian="10pt" style:font-size-complex="10pt"/>
    </style:style>
    <style:style style:name="T117" style:family="text">
      <style:text-properties fo:color="#ff0000" loext:opacity="100%" fo:font-size="10pt" officeooo:rsid="0048205f" style:font-size-asian="10pt" style:font-size-complex="10pt"/>
    </style:style>
    <style:style style:name="T118" style:family="text">
      <style:text-properties fo:color="#ff0000" loext:opacity="100%" fo:font-size="10pt" officeooo:rsid="001b2359" style:font-size-asian="10pt" style:font-size-complex="10pt"/>
    </style:style>
    <style:style style:name="T119" style:family="text">
      <style:text-properties fo:color="#ff0000" loext:opacity="100%" fo:font-size="10pt" officeooo:rsid="0050db46" style:font-size-asian="10pt" style:font-size-complex="10pt"/>
    </style:style>
    <style:style style:name="T120" style:family="text">
      <style:text-properties fo:color="#ff0000" loext:opacity="100%" fo:font-size="10pt" officeooo:rsid="01020daf" style:font-size-asian="10pt" style:font-size-complex="10pt"/>
    </style:style>
    <style:style style:name="T121" style:family="text">
      <style:text-properties fo:color="#ff0000" loext:opacity="100%" style:font-name="Libre Franklin SemiBold" fo:font-size="10pt" fo:font-style="normal" officeooo:rsid="00199ac8" style:font-size-asian="10pt" style:font-style-asian="normal" style:font-size-complex="10pt" style:font-style-complex="normal"/>
    </style:style>
    <style:style style:name="T122" style:family="text">
      <style:text-properties fo:color="#ff0000" loext:opacity="100%" style:font-name="Libre Franklin SemiBold" fo:font-size="10pt" fo:font-style="normal" officeooo:rsid="0050db46" style:font-size-asian="10pt" style:font-style-asian="normal" style:font-size-complex="10pt" style:font-style-complex="normal"/>
    </style:style>
    <style:style style:name="T123" style:family="text">
      <style:text-properties fo:color="#ff0000" loext:opacity="100%" style:font-name="Libre Franklin Medium"/>
    </style:style>
    <style:style style:name="T124" style:family="text">
      <style:text-properties fo:color="#ff0000" loext:opacity="100%" style:font-name="Libre Franklin Medium" officeooo:rsid="00199ac8"/>
    </style:style>
    <style:style style:name="T125" style:family="text">
      <style:text-properties fo:color="#ff0000" loext:opacity="100%" officeooo:rsid="001b2359"/>
    </style:style>
    <style:style style:name="T126" style:family="text">
      <style:text-properties fo:color="#ff0000" loext:opacity="100%" officeooo:rsid="001e6150"/>
    </style:style>
    <style:style style:name="T127" style:family="text">
      <style:text-properties fo:color="#ff0000" loext:opacity="100%" officeooo:rsid="0048205f"/>
    </style:style>
    <style:style style:name="T128" style:family="text">
      <style:text-properties fo:color="#ff0000" loext:opacity="100%" officeooo:rsid="004f1160"/>
    </style:style>
    <style:style style:name="T129" style:family="text">
      <style:text-properties fo:color="#ff0000" loext:opacity="100%" officeooo:rsid="01051831"/>
    </style:style>
    <style:style style:name="T130" style:family="text">
      <style:text-properties fo:color="#ff0000" loext:opacity="100%" officeooo:rsid="01064fdc"/>
    </style:style>
    <style:style style:name="T131" style:family="text">
      <style:text-properties officeooo:rsid="008e26ca"/>
    </style:style>
    <style:style style:name="T132" style:family="text">
      <style:text-properties fo:color="#808080" loext:opacity="100%"/>
    </style:style>
    <style:style style:name="T133" style:family="text">
      <style:text-properties fo:color="#808080" loext:opacity="100%" officeooo:rsid="0090ac22"/>
    </style:style>
    <style:style style:name="T134" style:family="text">
      <style:text-properties fo:color="#808080" loext:opacity="100%" style:font-name="Libre Franklin Medium"/>
    </style:style>
    <style:style style:name="T135" style:family="text">
      <style:text-properties fo:color="#808080" loext:opacity="100%" style:font-name="Libre Franklin Medium" officeooo:rsid="008e26ca"/>
    </style:style>
    <style:style style:name="T136" style:family="text">
      <style:text-properties fo:color="#808080" loext:opacity="100%" style:font-name="Libre Franklin Medium" officeooo:rsid="0090ac22"/>
    </style:style>
    <style:style style:name="T137" style:family="text">
      <style:text-properties fo:color="#808080" loext:opacity="100%" style:font-name="Libre Franklin Medium" officeooo:rsid="00915de8"/>
    </style:style>
    <style:style style:name="T138" style:family="text">
      <style:text-properties fo:color="#808080" loext:opacity="100%" officeooo:rsid="00b0f27f"/>
    </style:style>
    <style:style style:name="T139" style:family="text">
      <style:text-properties fo:color="#808080" loext:opacity="100%" style:font-name="Libre Franklin Medium1" officeooo:rsid="00b0f27f"/>
    </style:style>
    <style:style style:name="T140" style:family="text">
      <style:text-properties fo:color="#808080" loext:opacity="100%" style:font-name="Libre Franklin Medium1" fo:letter-spacing="normal" fo:font-style="normal"/>
    </style:style>
    <style:style style:name="T141" style:family="text">
      <style:text-properties fo:color="#808080" loext:opacity="100%" style:font-name="Libre Franklin Medium1" fo:letter-spacing="normal" fo:font-style="normal" officeooo:rsid="00b4978f"/>
    </style:style>
    <style:style style:name="T142" style:family="text">
      <style:text-properties fo:color="#808080" loext:opacity="100%" style:font-name="Libre Franklin Medium1" fo:letter-spacing="normal" fo:font-style="normal" officeooo:rsid="00bff404"/>
    </style:style>
    <style:style style:name="T143" style:family="text">
      <style:text-properties fo:color="#808080" loext:opacity="100%" style:font-name="Libre Franklin Medium1" fo:letter-spacing="normal" fo:font-style="normal" officeooo:rsid="00cd3255"/>
    </style:style>
    <style:style style:name="T144" style:family="text">
      <style:text-properties fo:color="#808080" loext:opacity="100%" style:font-name="Libre Franklin Medium1" officeooo:rsid="00cd3255"/>
    </style:style>
    <style:style style:name="T145" style:family="text">
      <style:text-properties fo:color="#808080" loext:opacity="100%" style:font-name="Libre Franklin Medium1" fo:font-size="12pt" fo:font-style="normal" style:font-size-asian="12pt" style:font-style-asian="normal" style:font-size-complex="12pt" style:font-style-complex="normal"/>
    </style:style>
    <style:style style:name="T146" style:family="text">
      <style:text-properties fo:color="#808080" loext:opacity="100%" style:font-name="Libre Franklin Medium1" fo:font-size="12pt" fo:font-style="normal" officeooo:rsid="00553729" style:font-size-asian="12pt" style:font-style-asian="normal" style:font-size-complex="12pt" style:font-style-complex="normal"/>
    </style:style>
    <style:style style:name="T147" style:family="text">
      <style:text-properties fo:color="#808080" loext:opacity="100%" style:font-name="Libre Franklin Medium1" fo:font-size="12pt" fo:font-style="normal" officeooo:rsid="004f1160" style:font-size-asian="12pt" style:font-style-asian="normal" style:font-size-complex="12pt" style:font-style-complex="normal"/>
    </style:style>
    <style:style style:name="T148" style:family="text">
      <style:text-properties fo:color="#808080" loext:opacity="100%" officeooo:rsid="00b2cd0a"/>
    </style:style>
    <style:style style:name="T149" style:family="text">
      <style:text-properties fo:color="#808080" loext:opacity="100%" fo:letter-spacing="normal" fo:font-style="normal" officeooo:rsid="00b97603"/>
    </style:style>
    <style:style style:name="T150" style:family="text">
      <style:text-properties fo:color="#808080" loext:opacity="100%" fo:letter-spacing="normal" fo:font-style="normal" officeooo:rsid="00cd3255" style:font-weight-asian="normal" style:font-weight-complex="normal"/>
    </style:style>
    <style:style style:name="T151" style:family="text">
      <style:text-properties fo:color="#808080" loext:opacity="100%" fo:letter-spacing="normal" fo:font-style="normal" officeooo:rsid="00d5a8a8" style:font-weight-asian="normal" style:font-weight-complex="normal"/>
    </style:style>
    <style:style style:name="T152" style:family="text">
      <style:text-properties fo:color="#808080" loext:opacity="100%" officeooo:rsid="00d5a8a8"/>
    </style:style>
    <style:style style:name="T153" style:family="text">
      <style:text-properties fo:color="#808080" loext:opacity="100%" officeooo:rsid="0008dd4d"/>
    </style:style>
    <style:style style:name="T154" style:family="text">
      <style:text-properties fo:color="#808080" loext:opacity="100%" officeooo:rsid="000a9daa"/>
    </style:style>
    <style:style style:name="T155" style:family="text">
      <style:text-properties fo:color="#808080" loext:opacity="100%" officeooo:rsid="0048205f"/>
    </style:style>
    <style:style style:name="T156" style:family="text">
      <style:text-properties fo:color="#808080" loext:opacity="100%" officeooo:rsid="000fe596"/>
    </style:style>
    <style:style style:name="T157" style:family="text">
      <style:text-properties fo:color="#808080" loext:opacity="100%" officeooo:rsid="001e6150"/>
    </style:style>
    <style:style style:name="T158" style:family="text">
      <style:text-properties fo:color="#808080" loext:opacity="100%" officeooo:rsid="00553729"/>
    </style:style>
    <style:style style:name="T159" style:family="text">
      <style:text-properties fo:color="#808080" loext:opacity="100%" officeooo:rsid="004deda0"/>
    </style:style>
    <style:style style:name="T160" style:family="text">
      <style:text-properties fo:color="#808080" loext:opacity="100%" officeooo:rsid="00199ac8"/>
    </style:style>
    <style:style style:name="T161" style:family="text">
      <style:text-properties fo:color="#808080" loext:opacity="100%" style:font-name="Libre Franklin SemiBold" officeooo:rsid="00199ac8"/>
    </style:style>
    <style:style style:name="T162" style:family="text">
      <style:text-properties officeooo:rsid="008eb55a"/>
    </style:style>
    <style:style style:name="T163" style:family="text">
      <style:text-properties officeooo:rsid="008f9b4b"/>
    </style:style>
    <style:style style:name="T164" style:family="text">
      <style:text-properties officeooo:rsid="0090ac22"/>
    </style:style>
    <style:style style:name="T165" style:family="text">
      <style:text-properties fo:text-transform="uppercase"/>
    </style:style>
    <style:style style:name="T166" style:family="text">
      <style:text-properties fo:text-transform="uppercase" fo:color="#808080" loext:opacity="100%" style:font-name="Libre Franklin Medium1" officeooo:rsid="00b0f27f"/>
    </style:style>
    <style:style style:name="T167" style:family="text">
      <style:text-properties fo:text-transform="uppercase" fo:color="#808080" loext:opacity="100%" fo:font-size="12pt" style:font-size-asian="12pt" style:font-size-complex="12pt"/>
    </style:style>
    <style:style style:name="T168" style:family="text">
      <style:text-properties fo:text-transform="uppercase" fo:color="#808080" loext:opacity="100%" fo:font-weight="normal" officeooo:rsid="0008dd4d" style:font-weight-asian="normal"/>
    </style:style>
    <style:style style:name="T169" style:family="text">
      <style:text-properties fo:text-transform="uppercase" officeooo:rsid="001c7ad5"/>
    </style:style>
    <style:style style:name="T170" style:family="text">
      <style:text-properties fo:text-transform="uppercase" style:use-window-font-color="true" loext:opacity="0%" style:font-name="Libre Franklin SemiBold1" fo:font-size="12pt" officeooo:rsid="001c7ad5" style:font-size-asian="12pt" style:font-size-complex="12pt"/>
    </style:style>
    <style:style style:name="T171" style:family="text">
      <style:text-properties fo:text-transform="uppercase" fo:font-weight="normal" officeooo:rsid="0008dd4d" style:font-weight-asian="normal"/>
    </style:style>
    <style:style style:name="T172" style:family="text">
      <style:text-properties fo:text-transform="uppercase" style:font-name="Libre Franklin SemiBold" fo:font-weight="normal" style:font-weight-asian="normal"/>
    </style:style>
    <style:style style:name="T173" style:family="text">
      <style:text-properties officeooo:rsid="00915de8"/>
    </style:style>
    <style:style style:name="T174" style:family="text">
      <style:text-properties officeooo:rsid="00930b47"/>
    </style:style>
    <style:style style:name="T175" style:family="text">
      <style:text-properties style:font-name="Libre Franklin Medium"/>
    </style:style>
    <style:style style:name="T176" style:family="text">
      <style:text-properties style:font-name="Libre Franklin Medium" officeooo:rsid="008e26ca"/>
    </style:style>
    <style:style style:name="T177" style:family="text">
      <style:text-properties officeooo:rsid="00ad630e"/>
    </style:style>
    <style:style style:name="T178" style:family="text">
      <style:text-properties officeooo:rsid="00af0ae4"/>
    </style:style>
    <style:style style:name="T179" style:family="text">
      <style:text-properties fo:letter-spacing="normal" fo:font-style="normal"/>
    </style:style>
    <style:style style:name="T180" style:family="text">
      <style:text-properties fo:letter-spacing="normal" fo:font-style="normal" officeooo:rsid="00b4978f"/>
    </style:style>
    <style:style style:name="T181" style:family="text">
      <style:text-properties fo:letter-spacing="normal" fo:font-style="normal" officeooo:rsid="00b7d689"/>
    </style:style>
    <style:style style:name="T182" style:family="text">
      <style:text-properties fo:letter-spacing="normal" fo:font-style="normal" officeooo:rsid="00b97603"/>
    </style:style>
    <style:style style:name="T183" style:family="text">
      <style:text-properties fo:letter-spacing="normal" fo:font-style="normal" officeooo:rsid="00bff404"/>
    </style:style>
    <style:style style:name="T184" style:family="text">
      <style:text-properties fo:letter-spacing="normal" fo:font-style="normal" officeooo:rsid="00c3c936"/>
    </style:style>
    <style:style style:name="T185" style:family="text">
      <style:text-properties fo:letter-spacing="normal" fo:font-style="normal" officeooo:rsid="00caf3d4" style:font-weight-asian="normal" style:font-weight-complex="normal"/>
    </style:style>
    <style:style style:name="T186" style:family="text">
      <style:text-properties fo:letter-spacing="normal" fo:font-style="normal" officeooo:rsid="00cbe299" style:font-weight-asian="normal" style:font-weight-complex="normal"/>
    </style:style>
    <style:style style:name="T187" style:family="text">
      <style:text-properties fo:letter-spacing="normal" fo:font-style="normal" officeooo:rsid="00cd3255" style:font-weight-asian="normal" style:font-weight-complex="normal"/>
    </style:style>
    <style:style style:name="T188" style:family="text">
      <style:text-properties fo:letter-spacing="normal" fo:font-style="normal" officeooo:rsid="00d5a8a8" style:font-weight-asian="normal" style:font-weight-complex="normal"/>
    </style:style>
    <style:style style:name="T189" style:family="text">
      <style:text-properties fo:letter-spacing="normal" fo:font-style="normal" officeooo:rsid="00cd3255"/>
    </style:style>
    <style:style style:name="T190" style:family="text">
      <style:text-properties fo:letter-spacing="normal" fo:font-style="normal" officeooo:rsid="00ce1207"/>
    </style:style>
    <style:style style:name="T191" style:family="text">
      <style:text-properties fo:letter-spacing="normal" fo:font-style="normal" officeooo:rsid="00d1c32d"/>
    </style:style>
    <style:style style:name="T192" style:family="text">
      <style:text-properties fo:letter-spacing="normal" fo:font-style="normal" officeooo:rsid="00d47e51"/>
    </style:style>
    <style:style style:name="T193" style:family="text">
      <style:text-properties fo:letter-spacing="normal" fo:font-style="normal" officeooo:rsid="00dcb289"/>
    </style:style>
    <style:style style:name="T194" style:family="text">
      <style:text-properties fo:letter-spacing="normal" fo:font-style="normal" officeooo:rsid="00dd3b6d"/>
    </style:style>
    <style:style style:name="T195" style:family="text">
      <style:text-properties fo:letter-spacing="normal" fo:font-style="normal" officeooo:rsid="00fc6f7b"/>
    </style:style>
    <style:style style:name="T196" style:family="text">
      <style:text-properties fo:letter-spacing="normal" fo:font-style="normal" officeooo:rsid="00fd09f5"/>
    </style:style>
    <style:style style:name="T197" style:family="text">
      <style:text-properties officeooo:rsid="00af9adc"/>
    </style:style>
    <style:style style:name="T198" style:family="text">
      <style:text-properties style:font-name="Libre Franklin SemiBold1" fo:letter-spacing="normal" fo:font-style="normal"/>
    </style:style>
    <style:style style:name="T199" style:family="text">
      <style:text-properties style:font-name="Libre Franklin SemiBold1" fo:letter-spacing="normal" fo:font-style="normal" officeooo:rsid="00b97603"/>
    </style:style>
    <style:style style:name="T200" style:family="text">
      <style:text-properties style:font-name="Libre Franklin SemiBold1" fo:letter-spacing="normal" fo:font-style="normal" officeooo:rsid="00bff404"/>
    </style:style>
    <style:style style:name="T201" style:family="text">
      <style:text-properties style:font-name="Libre Franklin SemiBold1" fo:letter-spacing="normal" fo:font-style="normal" officeooo:rsid="00c3c936"/>
    </style:style>
    <style:style style:name="T202" style:family="text">
      <style:text-properties style:font-name="Libre Franklin SemiBold1" fo:letter-spacing="normal" fo:font-style="normal" officeooo:rsid="00c8201a"/>
    </style:style>
    <style:style style:name="T203" style:family="text">
      <style:text-properties officeooo:rsid="00b0f27f"/>
    </style:style>
    <style:style style:name="T204" style:family="text">
      <style:text-properties officeooo:rsid="00b2cd0a"/>
    </style:style>
    <style:style style:name="T205" style:family="text">
      <style:text-properties officeooo:rsid="00bff404"/>
    </style:style>
    <style:style style:name="T206" style:family="text">
      <style:text-properties officeooo:rsid="00c9cd5d"/>
    </style:style>
    <style:style style:name="T207" style:family="text">
      <style:text-properties officeooo:rsid="00cbe299"/>
    </style:style>
    <style:style style:name="T208" style:family="text">
      <style:text-properties officeooo:rsid="00cd3255"/>
    </style:style>
    <style:style style:name="T209" style:family="text">
      <style:text-properties officeooo:rsid="00d1c32d"/>
    </style:style>
    <style:style style:name="T210" style:family="text">
      <style:text-properties officeooo:rsid="00d47e51"/>
    </style:style>
    <style:style style:name="T211" style:family="text">
      <style:text-properties officeooo:rsid="00d5a8a8"/>
    </style:style>
    <style:style style:name="T212" style:family="text">
      <style:text-properties officeooo:rsid="00dcb289"/>
    </style:style>
    <style:style style:name="T213" style:family="text">
      <style:text-properties officeooo:rsid="00dd3b6d"/>
    </style:style>
    <style:style style:name="T214" style:family="text">
      <style:text-properties officeooo:rsid="00de63b2"/>
    </style:style>
    <style:style style:name="T215" style:family="text">
      <style:text-properties officeooo:rsid="001ab44d"/>
    </style:style>
    <style:style style:name="T216" style:family="text">
      <style:text-properties officeooo:rsid="001c7ad5"/>
    </style:style>
    <style:style style:name="T217" style:family="text">
      <style:text-properties officeooo:rsid="0023586d"/>
    </style:style>
    <style:style style:name="T218" style:family="text">
      <style:text-properties officeooo:rsid="00254aa8"/>
    </style:style>
    <style:style style:name="T219" style:family="text">
      <style:text-properties officeooo:rsid="0027b9b3"/>
    </style:style>
    <style:style style:name="T220" style:family="text">
      <style:text-properties officeooo:rsid="002ab7d0"/>
    </style:style>
    <style:style style:name="T221" style:family="text">
      <style:text-properties officeooo:rsid="0008dd4d"/>
    </style:style>
    <style:style style:name="T222" style:family="text">
      <style:text-properties style:font-name="Libre Franklin SemiBold"/>
    </style:style>
    <style:style style:name="T223" style:family="text">
      <style:text-properties style:font-name="Libre Franklin SemiBold" fo:font-size="12pt" fo:font-style="normal" style:font-size-asian="12pt" style:font-style-asian="normal" style:font-size-complex="12pt" style:font-style-complex="normal"/>
    </style:style>
    <style:style style:name="T224" style:family="text">
      <style:text-properties style:font-name="Libre Franklin SemiBold" fo:font-size="12pt" fo:font-style="normal" officeooo:rsid="00199ac8" style:font-size-asian="12pt" style:font-style-asian="normal" style:font-size-complex="12pt" style:font-style-complex="normal"/>
    </style:style>
    <style:style style:name="T225" style:family="text">
      <style:text-properties style:font-name="Libre Franklin SemiBold" fo:font-size="12pt" fo:font-style="normal" officeooo:rsid="0047a2eb" style:font-size-asian="12pt" style:font-style-asian="normal" style:font-size-complex="12pt" style:font-style-complex="normal"/>
    </style:style>
    <style:style style:name="T226" style:family="text">
      <style:text-properties style:font-name="Libre Franklin SemiBold" fo:font-size="12pt" fo:font-style="normal" officeooo:rsid="0048205f" style:font-size-asian="12pt" style:font-style-asian="normal" style:font-size-complex="12pt" style:font-style-complex="normal"/>
    </style:style>
    <style:style style:name="T227" style:family="text">
      <style:text-properties style:font-name="Libre Franklin SemiBold" fo:font-size="12pt" fo:font-style="normal" officeooo:rsid="004932b9" style:font-size-asian="12pt" style:font-style-asian="normal" style:font-size-complex="12pt" style:font-style-complex="normal"/>
    </style:style>
    <style:style style:name="T228" style:family="text">
      <style:text-properties style:font-name="Libre Franklin SemiBold" fo:font-size="12pt" fo:font-style="normal" officeooo:rsid="001b2359" style:font-size-asian="12pt" style:font-style-asian="normal" style:font-size-complex="12pt" style:font-style-complex="normal"/>
    </style:style>
    <style:style style:name="T229" style:family="text">
      <style:text-properties style:font-name="Libre Franklin SemiBold" fo:font-size="12pt" fo:font-style="normal" officeooo:rsid="0021014f" style:font-size-asian="12pt" style:font-style-asian="normal" style:font-size-complex="12pt" style:font-style-complex="normal"/>
    </style:style>
    <style:style style:name="T230" style:family="text">
      <style:text-properties style:font-name="Libre Franklin SemiBold" fo:font-size="12pt" fo:font-style="normal" officeooo:rsid="000a7f73" style:font-size-asian="12pt" style:font-style-asian="normal" style:font-size-complex="12pt" style:font-style-complex="normal"/>
    </style:style>
    <style:style style:name="T231" style:family="text">
      <style:text-properties style:font-name="Libre Franklin SemiBold" officeooo:rsid="00199ac8"/>
    </style:style>
    <style:style style:name="T232" style:family="text">
      <style:text-properties style:font-name="Libre Franklin SemiBold" officeooo:rsid="004932b9"/>
    </style:style>
    <style:style style:name="T233" style:family="text">
      <style:text-properties style:font-name="Libre Franklin SemiBold" officeooo:rsid="001b2359"/>
    </style:style>
    <style:style style:name="T234" style:family="text">
      <style:text-properties style:font-name="Libre Franklin SemiBold" officeooo:rsid="01020daf"/>
    </style:style>
    <style:style style:name="T235" style:family="text">
      <style:text-properties style:font-name="Libre Franklin Medium1"/>
    </style:style>
    <style:style style:name="T236" style:family="text">
      <style:text-properties style:font-name="Libre Franklin Medium1" fo:font-weight="normal" style:font-weight-asian="normal"/>
    </style:style>
    <style:style style:name="T237" style:family="text">
      <style:text-properties style:font-name="Libre Franklin Medium1" fo:font-size="12pt" fo:font-style="normal" style:font-size-asian="12pt" style:font-style-asian="normal" style:font-size-complex="12pt" style:font-style-complex="normal"/>
    </style:style>
    <style:style style:name="T238" style:family="text">
      <style:text-properties style:font-name="Libre Franklin Medium1" fo:font-size="12pt" fo:font-style="normal" officeooo:rsid="001c9602" style:font-size-asian="12pt" style:font-style-asian="normal" style:font-size-complex="12pt" style:font-style-complex="normal"/>
    </style:style>
    <style:style style:name="T239" style:family="text">
      <style:text-properties style:font-name="Libre Franklin Medium1" fo:font-size="12pt" fo:font-style="normal" officeooo:rsid="0014dff7" style:font-size-asian="12pt" style:font-style-asian="normal" style:font-size-complex="12pt" style:font-style-complex="normal"/>
    </style:style>
    <style:style style:name="T240" style:family="text">
      <style:text-properties style:font-name="Libre Franklin Medium1" fo:font-size="12pt" fo:font-style="normal" officeooo:rsid="00f7ed93" style:font-size-asian="12pt" style:font-style-asian="normal" style:font-size-complex="12pt" style:font-style-complex="normal"/>
    </style:style>
    <style:style style:name="T241" style:family="text">
      <style:text-properties style:font-name="Libre Franklin Medium1" fo:font-size="12pt" fo:font-style="normal" officeooo:rsid="000af18b" style:font-size-asian="12pt" style:font-style-asian="normal" style:font-size-complex="12pt" style:font-style-complex="normal"/>
    </style:style>
    <style:style style:name="T242" style:family="text">
      <style:text-properties style:font-name="Libre Franklin Medium1" fo:font-size="12pt" fo:font-style="normal" officeooo:rsid="001e6150" style:font-size-asian="12pt" style:font-style-asian="normal" style:font-size-complex="12pt" style:font-style-complex="normal"/>
    </style:style>
    <style:style style:name="T243" style:family="text">
      <style:text-properties officeooo:rsid="000a9daa"/>
    </style:style>
    <style:style style:name="T244" style:family="text">
      <style:text-properties officeooo:rsid="00e6b83d"/>
    </style:style>
    <style:style style:name="T245" style:family="text">
      <style:text-properties officeooo:rsid="00e8aa6b"/>
    </style:style>
    <style:style style:name="T246" style:family="text">
      <style:text-properties officeooo:rsid="00eb1c5a"/>
    </style:style>
    <style:style style:name="T247" style:family="text">
      <style:text-properties officeooo:rsid="00eedf93"/>
    </style:style>
    <style:style style:name="T248" style:family="text">
      <style:text-properties officeooo:rsid="002ea01c"/>
    </style:style>
    <style:style style:name="T249" style:family="text">
      <style:text-properties officeooo:rsid="00f0b0e7"/>
    </style:style>
    <style:style style:name="T250" style:family="text">
      <style:text-properties officeooo:rsid="00f263bb"/>
    </style:style>
    <style:style style:name="T251" style:family="text">
      <style:text-properties officeooo:rsid="00f305fd"/>
    </style:style>
    <style:style style:name="T252" style:family="text">
      <style:text-properties officeooo:rsid="00f3d5ed"/>
    </style:style>
    <style:style style:name="T253" style:family="text">
      <style:text-properties officeooo:rsid="00f7bc08"/>
    </style:style>
    <style:style style:name="T254" style:family="text">
      <style:text-properties officeooo:rsid="000a7f73"/>
    </style:style>
    <style:style style:name="T255" style:family="text">
      <style:text-properties fo:font-size="12pt" style:font-size-asian="12pt" style:font-size-complex="12pt"/>
    </style:style>
    <style:style style:name="T256" style:family="text">
      <style:text-properties fo:font-size="12pt" officeooo:rsid="001b2359" style:font-size-asian="12pt" style:font-size-complex="12pt"/>
    </style:style>
    <style:style style:name="T257" style:family="text">
      <style:text-properties fo:font-size="12pt" officeooo:rsid="000a7f73" style:font-size-asian="12pt" style:font-size-complex="12pt"/>
    </style:style>
    <style:style style:name="T258" style:family="text">
      <style:text-properties fo:font-size="12pt" officeooo:rsid="00199ac8" style:font-size-asian="12pt" style:font-size-complex="12pt"/>
    </style:style>
    <style:style style:name="T259" style:family="text">
      <style:text-properties officeooo:rsid="0048205f"/>
    </style:style>
    <style:style style:name="T260" style:family="text">
      <style:text-properties officeooo:rsid="000af18b"/>
    </style:style>
    <style:style style:name="T261" style:family="text">
      <style:text-properties officeooo:rsid="001b2359"/>
    </style:style>
    <style:style style:name="T262" style:family="text">
      <style:text-properties officeooo:rsid="001c9602"/>
    </style:style>
    <style:style style:name="T263" style:family="text">
      <style:text-properties officeooo:rsid="000c9223"/>
    </style:style>
    <style:style style:name="T264" style:family="text">
      <style:text-properties officeooo:rsid="001e6150"/>
    </style:style>
    <style:style style:name="T265" style:family="text">
      <style:text-properties officeooo:rsid="000df8ef"/>
    </style:style>
    <style:style style:name="T266" style:family="text">
      <style:text-properties officeooo:rsid="004f1160"/>
    </style:style>
    <style:style style:name="T267" style:family="text">
      <style:text-properties officeooo:rsid="000fe596"/>
    </style:style>
    <style:style style:name="T268" style:family="text">
      <style:text-properties officeooo:rsid="004deda0"/>
    </style:style>
    <style:style style:name="T269" style:family="text">
      <style:text-properties officeooo:rsid="0014dff7"/>
    </style:style>
    <style:style style:name="T270" style:family="text">
      <style:text-properties officeooo:rsid="00f7ed93"/>
    </style:style>
    <style:style style:name="T271" style:family="text">
      <style:text-properties officeooo:rsid="00f9e7b0"/>
    </style:style>
    <style:style style:name="T272" style:family="text">
      <style:text-properties officeooo:rsid="00fa0513"/>
    </style:style>
    <style:style style:name="T273" style:family="text">
      <style:text-properties officeooo:rsid="00facdda"/>
    </style:style>
    <style:style style:name="T274" style:family="text">
      <style:text-properties officeooo:rsid="00fb669f"/>
    </style:style>
    <style:style style:name="T275" style:family="text">
      <style:text-properties officeooo:rsid="00fd09f5"/>
    </style:style>
    <style:style style:name="T276" style:family="text">
      <style:text-properties officeooo:rsid="01020daf"/>
    </style:style>
    <style:style style:name="T277" style:family="text">
      <style:text-properties officeooo:rsid="01051831"/>
    </style:style>
    <style:style style:name="T278" style:family="text">
      <style:text-properties officeooo:rsid="01064fdc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4985*" fo:start-indent="0cm" fo:end-indent="0.249cm"/>
          <style:column style:rel-width="4987*" fo:start-indent="0.24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4">PASTORELA DE REYES MAGOS</text:p>
      <text:p text:style-name="P144"/>
      <text:p text:style-name="P151">Linda Isabel Martínez Castro</text:p>
      <text:p text:style-name="P151"><text:span text:style-name="T4">Samuel</text:span> José Gutiérrez Avilés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252"><text:soft-page-break/>PRIMER ACTO</text:p>
      <text:p text:style-name="P257"><text:span text:style-name="T7">El Ángel María,</text:span><text:span text:style-name="T57"> José </text:span><text:span text:style-name="T91">y Jesús</text:span><text:span text:style-name="T57">.</text:span></text:p>
      <text:p text:style-name="P265"/>
      <text:p text:style-name="P93"/>
      <text:p text:style-name="P101"><text:span text:style-name="T68">Se inicia con un canto </text:span><text:span text:style-name="T27">“</text:span><text:span text:style-name="T29">Uri, uri, ura” </text:span><text:span text:style-name="T30">ó </text:span><text:span text:style-name="T29">”Ya viene mi Dios”</text:span><text:span text:style-name="T28">.</text:span></text:p>
      <text:p text:style-name="P93"/>
      <text:p text:style-name="P93"/>
      <text:p text:style-name="P253">ESCENA I</text:p>
      <text:p text:style-name="P266"><text:span text:style-name="T66">Anuncio del Ángel a María </text:span><text:span text:style-name="T42">(Lucas 1, 28-</text:span><text:span text:style-name="T56">38</text:span><text:span text:style-name="T42">)</text:span><text:span text:style-name="T65">.</text:span></text:p>
      <text:p text:style-name="P10"/>
      <text:p text:style-name="P9"/>
      <text:p text:style-name="P11">Sentada en la silla se encuentra la <text:span text:style-name="T64">V</text:span>irgen María realizando costura de su ajuar matrimonial, a sus pies tiene una canasta con telas, María se inclina para tomar una tela.</text:p>
      <text:p text:style-name="P111"/>
      <text:p text:style-name="P115">María entra <text:span text:style-name="T245">sola</text:span> a escena mientras se canta. <text:span text:style-name="T244">Una </text:span><text:span text:style-name="T245">ves </text:span><text:span text:style-name="T244">María esta en su posición, </text:span><text:span text:style-name="T245">e</text:span><text:span text:style-name="T7">l Ángel </text:span><text:span text:style-name="T58">entra en escena, </text:span><text:span text:style-name="T81">se detiene junto a María</text:span><text:span text:style-name="T58"> y </text:span><text:span text:style-name="T7">ext</text:span><text:span text:style-name="T58">i</text:span><text:span text:style-name="T7">end</text:span><text:span text:style-name="T58">e sus brazos.</text:span><text:span text:style-name="T244"> </text:span><text:span text:style-name="T83">El canto se detiene una ve</text:span><text:span text:style-name="T244">s que María y el Ángel</text:span><text:span text:style-name="T83"> llega</text:span><text:span text:style-name="T244">n</text:span><text:span text:style-name="T83"> a su posici</text:span><text:span text:style-name="T244">o</text:span><text:span text:style-name="T83">n</text:span><text:span text:style-name="T244">es</text:span>.</text:p>
      <text:p text:style-name="P112"/>
      <text:p text:style-name="P116">Antes que el Ángel empiece su dialogo suena la campana.</text:p>
      <text:p text:style-name="P116"/>
      <text:p text:style-name="P117"><text:span text:style-name="T7">Ángel: </text:span><text:span text:style-name="T11">¡Alégrate!, llena de gracia, el Señor está contigo.</text:span></text:p>
      <text:p text:style-name="P2"/>
      <text:p text:style-name="P7">María se sorprende al escuchar el saludo del Ángel.</text:p>
      <text:p text:style-name="P7"/>
      <text:p text:style-name="P7">Ángel: No temas, María, Dios te ha <text:span text:style-name="T81">bendecido</text:span>. <text:span text:style-name="T81">Tendrás</text:span> un hijo, y le pondrás por nombre Jesús.</text:p>
      <text:p text:style-name="P122"/>
      <text:p text:style-name="P118"><text:span text:style-name="T8">María: </text:span><text:span text:style-name="T11">¿Cómo ser</text:span><text:span text:style-name="T15">a</text:span><text:span text:style-name="T11"> eso, si yo no </text:span><text:span text:style-name="T14">estoy casada</text:span><text:span text:style-name="T11">?</text:span></text:p>
      <text:p text:style-name="P3"/>
      <text:p text:style-name="P118"><text:span text:style-name="T11">Á</text:span><text:span text:style-name="T12">ngel: El Espíritu Santo </text:span><text:span text:style-name="T15">vendrá</text:span><text:span text:style-name="T12"> sobre ti y el poder de </text:span><text:span text:style-name="T15">Dios</text:span><text:span text:style-name="T12"> </text:span><text:span text:style-name="T15">hará la obra</text:span><text:span text:style-name="T12">. Por eso </text:span><text:span text:style-name="T15">tu</text:span><text:span text:style-name="T12"> </text:span><text:span text:style-name="T15">hijo</text:span><text:span text:style-name="T12"> será Santo y </text:span><text:span text:style-name="T15">le</text:span><text:span text:style-name="T12"> </text:span><text:span text:style-name="T15">dirán</text:span><text:span text:style-name="T12"> Hijo de Dios.</text:span></text:p>
      <text:p text:style-name="P8"/>
      <text:p text:style-name="P119"><text:span text:style-name="T12">M</text:span><text:span text:style-name="T13">aría: </text:span><text:span text:style-name="T15">S</text:span><text:span text:style-name="T13">oy la </text:span><text:span text:style-name="T17">esclava</text:span><text:span text:style-name="T13"> de </text:span><text:span text:style-name="T16">Dios</text:span><text:span text:style-name="T13">, que se cumpla lo que has dicho.</text:span></text:p>
      <text:p text:style-name="P4"/>
      <text:p text:style-name="P123"><text:span text:style-name="T11">Inicia el canto “Ved </text:span><text:span text:style-name="T21">que la virgen concebirá”. </text:span><text:span text:style-name="T13">El Ángel </text:span><text:span text:style-name="T14">se retira</text:span><text:span text:style-name="T13"> y María </text:span><text:span text:style-name="T14">lo sigue </text:span><text:span text:style-name="T21">y</text:span><text:span text:style-name="T14"> </text:span><text:span text:style-name="T13">salen de escena </text:span><text:span text:style-name="T20">juntos</text:span><text:span text:style-name="T13">.</text:span></text:p>
      <text:p text:style-name="P105"/>
      <text:p text:style-name="P104"/>
      <text:p text:style-name="P253">ESCENA I<text:span text:style-name="T3">I</text:span></text:p>
      <text:p text:style-name="P267"><text:span text:style-name="T66">Aparición del Ángel en sueños a José </text:span><text:span text:style-name="T59">(Lucas 1, </text:span><text:span text:style-name="T60">20-21</text:span><text:span text:style-name="T59">)</text:span><text:span text:style-name="T40">.</text:span></text:p>
      <text:p text:style-name="P96"/>
      <text:p text:style-name="P90"/>
      <text:p text:style-name="P124"><text:span text:style-name="T4">El cuarto se José, </text:span><text:span text:style-name="T5">con una alfombra, sabanas y almohada y su báculo. José esta recostado y durmiendo cuando el Ángel </text:span><text:span text:style-name="T6">se le </text:span><text:span text:style-name="T5">aparece.</text:span></text:p>
      <text:p text:style-name="P113"/>
      <text:p text:style-name="P91"><text:span text:style-name="T83">José</text:span> entra a escena mientras se canta “<text:span text:style-name="T246">Ved que la virgen concebirá</text:span>” <text:span text:style-name="T83">(</text:span><text:span text:style-name="T246">Canto del final de la escena anterior</text:span><text:span text:style-name="T83">)</text:span>. <text:span text:style-name="T83">El canto se detiene una ves </text:span><text:span text:style-name="T84">José</text:span><text:span text:style-name="T83"> llega a su posición.</text:span></text:p>
      <text:p text:style-name="P91"><text:soft-page-break/></text:p>
      <text:p text:style-name="P98">Antes que el Ángel empiece su dialogo suena la campana.</text:p>
      <text:p text:style-name="P91"/>
      <text:p text:style-name="P120"><text:span text:style-name="T9">Á</text:span><text:span text:style-name="T41">ngel: </text:span><text:span text:style-name="T11">José, hijo de David, no temas </text:span><text:span text:style-name="T19">tomar</text:span><text:span text:style-name="T11"> a María </text:span><text:span text:style-name="T18">como</text:span><text:span text:style-name="T11"> tu esposa, porque </text:span><text:span text:style-name="T18">el hijo en </text:span><text:span text:style-name="T19">su</text:span><text:span text:style-name="T18"> vientre</text:span><text:span text:style-name="T11"> </text:span><text:span text:style-name="T18">es</text:span><text:span text:style-name="T11"> del Espíritu Santo. </text:span><text:span text:style-name="T18">Cuando nazca</text:span><text:span text:style-name="T11"> </text:span><text:span text:style-name="T18">le</text:span><text:span text:style-name="T11"> pondrás el nombre de Jesús.</text:span></text:p>
      <text:p text:style-name="P1"/>
      <text:p text:style-name="P121"><text:span text:style-name="T25">Inicia el canto “El ángel del Señor acampa”. </text:span><text:span text:style-name="T22">José se levanta de su sueño toma el báculo. </text:span><text:span text:style-name="T23">El Ángel se retira</text:span><text:span text:style-name="T22"> y </text:span><text:span text:style-name="T24">José </text:span><text:span text:style-name="T23">lo sigue </text:span><text:span text:style-name="T25">y</text:span><text:span text:style-name="T23"> dejan justos</text:span><text:span text:style-name="T22">.</text:span></text:p>
      <text:p text:style-name="P105"/>
      <text:p text:style-name="P104"/>
      <text:p text:style-name="P253">ESCENA I<text:span text:style-name="T3">II</text:span></text:p>
      <text:p text:style-name="P266"><text:span text:style-name="T66">Nacimiento de Jesús </text:span><text:span text:style-name="T61">(Lucas 2, 4-7)</text:span><text:span text:style-name="T41">.</text:span></text:p>
      <text:p text:style-name="P102"/>
      <text:p text:style-name="P103"/>
      <text:p text:style-name="P125">En medio de la noche en Belén José y María buscan albergue y son guiados por el Ángel. </text:p>
      <text:p text:style-name="P125"/>
      <text:p text:style-name="P125"><text:span text:style-name="T86">El Ángel </text:span><text:span text:style-name="T247">entra en escena seguido por </text:span><text:span text:style-name="T86">José y María </text:span><text:span text:style-name="T247">mientra se canta “El ángel de Señor acampa” (Canto final de la escena anterior). El Ángel </text:span><text:span text:style-name="T86">puede hacer algunos rodeos </text:span><text:span text:style-name="T249">y va tocando la campana</text:span><text:span text:style-name="T86"> </text:span><text:span text:style-name="T247">antes de llegar a sus lugares.</text:span></text:p>
      <text:p text:style-name="P125"/>
      <text:p text:style-name="P126"><text:span text:style-name="T248">Llegados a </text:span><text:span text:style-name="T247">sus lugares</text:span><text:span text:style-name="T248"> </text:span><text:span text:style-name="T86">José </text:span><text:span text:style-name="T247">y</text:span><text:span text:style-name="T86"> María, </text:span><text:span text:style-name="T247">el Ángel de para detrás de ellos y</text:span><text:span text:style-name="T86"> se detiene el canto.</text:span></text:p>
      <text:p text:style-name="P126"/>
      <text:p text:style-name="P126"><text:span text:style-name="T247">S</text:span><text:span text:style-name="T248">e escucha el llanto de un bebe indicando el nacimiento de Jesús.</text:span></text:p>
      <text:p text:style-name="P127"/>
      <text:p text:style-name="P128"><text:span text:style-name="T247">E</text:span>xclama<text:span text:style-name="T247">ción</text:span>: ¡ALEGRÍA! <text:span text:style-name="T92">¡</text:span>HA NACIDO EL SALVADOR! <text:span text:style-name="T250">(Alguna persona fuera de escena puede hacer este dialogo).</text:span></text:p>
      <text:p text:style-name="P99"/>
      <text:p text:style-name="P128">Y <text:span text:style-name="T92">se inicia</text:span><text:span text:style-name="T85"> un canto “</text:span><text:span text:style-name="T1">Alegría, ha nacido el </text:span><text:span text:style-name="T2">S</text:span><text:span text:style-name="T1">alvador”. </text:span><text:span text:style-name="T247">El Ángel sale de escena. José y María se quedaran en sus lugares el resto de la pastorela.</text:span></text:p>
      <text:p text:style-name="P104"/>
      <text:p text:style-name="P104"/>
      <text:p text:style-name="P254"><text:span text:style-name="T3">SEGUNDO</text:span> ACTO</text:p>
      <text:p text:style-name="P107">El Ángel y los Pastores</text:p>
      <text:p text:style-name="P95"/>
      <text:p text:style-name="P97"/>
      <text:p text:style-name="P254">ESCENA I</text:p>
      <text:p text:style-name="P258"><text:span text:style-name="T69">Aparición del Ángel a los Pastores</text:span> <text:span text:style-name="T70">(Lucas 2, 8-16).</text:span></text:p>
      <text:p text:style-name="P259"/>
      <text:p text:style-name="P255"/>
      <text:p text:style-name="P261">Por la noche unos pastores nómadas a la intemperie junto con sus ovejas en campo donde las pastoreaban. Mientras los pastores dormían e<text:span text:style-name="T9">l Ángel se el aparece.</text:span></text:p>
      <text:p text:style-name="P256"/>
      <text:p text:style-name="P262"><text:soft-page-break/><text:span text:style-name="T87">Los pastores</text:span> entra a escena mientras se canta <text:span text:style-name="T85">“</text:span><text:span text:style-name="T1">Alegría, ha nacido el </text:span><text:span text:style-name="T2">S</text:span><text:span text:style-name="T1">alvador” </text:span><text:span text:style-name="T251">(Canto final de la escena anterior). Una ves los pastores están su lugar entra a escena el Ángel. </text:span><text:span text:style-name="T83">El canto se deti</text:span><text:span text:style-name="T87">ene cundo los pastores</text:span><text:span text:style-name="T83"> llega a su posición</text:span>.</text:p>
      <text:p text:style-name="P263"/>
      <text:p text:style-name="P264">Antes que el Ángel empiece su dialogo suena la campana.</text:p>
      <text:p text:style-name="P260"/>
      <text:p text:style-name="P172"><text:span text:style-name="T44">Á</text:span><text:span text:style-name="T45">ngel: </text:span><text:span text:style-name="T31">No teman, les traigo una gran </text:span><text:span text:style-name="T33">noticia</text:span><text:span text:style-name="T31">: Hoy, en </text:span><text:span text:style-name="T33">Belén</text:span><text:span text:style-name="T31">, ha nacido el Mesías, el S</text:span><text:span text:style-name="T33">alvador</text:span><text:span text:style-name="T31">. </text:span><text:span text:style-name="T33">E</text:span><text:span text:style-name="T31">st</text:span><text:span text:style-name="T33">a</text:span><text:span text:style-name="T31"> será </text:span><text:span text:style-name="T33">la</text:span><text:span text:style-name="T31"> señal </text:span><text:span text:style-name="T35">para reconocerlo</text:span><text:span text:style-name="T31">: encontrarán un niño recién nacido envuelto en pañales y acostado en un pesebre.</text:span></text:p>
      <text:p text:style-name="P5"/>
      <text:p text:style-name="P6"><text:span text:style-name="T88">Más</text:span> Ángel<text:span text:style-name="T88">es</text:span> <text:span text:style-name="T88">entran en escena y se posicionan junto al que ya estaba en escena.</text:span></text:p>
      <text:p text:style-name="P6"/>
      <text:p text:style-name="P173"><text:span text:style-name="T32">Ángeles: </text:span><text:span text:style-name="T31">¡Gloria a Dios en </text:span><text:span text:style-name="T36">el cielo</text:span><text:span text:style-name="T31">, y en la tierra, paz a los hombres </text:span><text:span text:style-name="T36">que ama Dios</text:span><text:span text:style-name="T31">!</text:span></text:p>
      <text:p text:style-name="P12"/>
      <text:p text:style-name="P174"><text:span text:style-name="T32">Pastor: </text:span><text:span text:style-name="T31">Vayamos a Belén </text:span><text:span text:style-name="T35">a</text:span><text:span text:style-name="T31"> ve</text:span><text:span text:style-name="T35">r</text:span><text:span text:style-name="T31"> que ha sucedido y el Á</text:span><text:span text:style-name="T34">ngel</text:span><text:span text:style-name="T31"> nos ha </text:span><text:span text:style-name="T34">dicho</text:span><text:span text:style-name="T31">.</text:span></text:p>
      <text:p text:style-name="P16"/>
      <text:p text:style-name="P114"><text:span text:style-name="T251">Se inicia el canto “Vallamos pues hasta Belén”. </text:span>Los á<text:span text:style-name="T71">ngeles se retiran </text:span><text:span text:style-name="T251">extras se retiran.</text:span><text:span text:style-name="T71"> </text:span><text:span text:style-name="T251">L</text:span><text:span text:style-name="T71">os</text:span> pastores siguen <text:span text:style-name="T251">al Ángel</text:span> hasta encontrarse con José, María y Jesús. <text:span text:style-name="T89">El Ángel puede dar algunos rodeos </text:span><text:span text:style-name="T251">y tocar la campana</text:span>.</text:p>
      <text:p text:style-name="P92"/>
      <text:p text:style-name="P100">Cuando los pastores llegan donde José, María y Jesús, el Ángel se coloca detrás de ellos y los pastores toman su lugar. Cuando los pastores tomen su lugar el Ángel sale de escena solo.</text:p>
      <text:p text:style-name="P92"/>
      <text:p text:style-name="P92"/>
      <text:p text:style-name="P254"><text:span text:style-name="T3">TERCER</text:span> ACTO</text:p>
      <text:p text:style-name="P107">El Ángel y los Reyes Magos</text:p>
      <text:p text:style-name="P106"/>
      <text:p text:style-name="P106"/>
      <text:p text:style-name="P251">ESCENA I</text:p>
      <text:p text:style-name="P268"><text:span text:style-name="T66">El Ángel </text:span><text:span text:style-name="T67">guía a</text:span><text:span text:style-name="T66"> los Reyes Magos </text:span><text:span text:style-name="T62">(</text:span><text:span text:style-name="T63">Mateo 2, 1-</text:span><text:span text:style-name="T62">).</text:span></text:p>
      <text:p text:style-name="P130"/>
      <text:p text:style-name="P94"/>
      <text:p text:style-name="P131">Los magos de oriente se seguían al Ángel (estrella) <text:span text:style-name="T72">hasta </text:span>llega<text:span text:style-name="T72">r</text:span> a <text:span text:style-name="T252">Belén</text:span>.</text:p>
      <text:p text:style-name="P131"/>
      <text:p text:style-name="P133">Cuando el Ángel salga de escena se detiene el canto “Vallamos pues hasta Belén” (Canto final de la escena anterior).</text:p>
      <text:p text:style-name="P103"/>
      <text:p text:style-name="P129"><text:span text:style-name="T247">E</text:span>xclama<text:span text:style-name="T247">ción</text:span>: <text:span text:style-name="T11">¿Dónde está el rey de los judíos que acaba de nacer? Porque vimos su estrella en </text:span><text:span text:style-name="T26">o</text:span><text:span text:style-name="T11">riente y hemos venido a adorarlo</text:span><text:span text:style-name="T38">.</text:span> <text:span text:style-name="T250">(Alguna persona fuera de escena puede hacer este dialogo).</text:span></text:p>
      <text:p text:style-name="P17"/>
      <text:p text:style-name="P18"><text:soft-page-break/><text:span text:style-name="T251">Se inicia el canto “Los niños de Belén”. </text:span><text:span text:style-name="T252">E</text:span><text:span text:style-name="T63">l Ángel (estrella) </text:span><text:span text:style-name="T252">entra en escena seguido por los Reyes Magos. </text:span><text:span text:style-name="T90">El Ángel puede dar algunos rodeos </text:span><text:span text:style-name="T252">y tocar la campana</text:span><text:span text:style-name="T63">.</text:span></text:p>
      <text:p text:style-name="P18"/>
      <text:p text:style-name="P18"><text:span text:style-name="T90">Una vez llegados los Reyes Magos donde se en</text:span><text:span text:style-name="T252">cuen</text:span><text:span text:style-name="T90">tran José, María, </text:span><text:span text:style-name="T252">Jesús</text:span><text:span text:style-name="T90"> y </text:span><text:span text:style-name="T252">los pastores, el Ángel se coloca detrás ellos.</text:span></text:p>
      <text:p text:style-name="P14"/>
      <text:p text:style-name="P13">Los Reyes Mago se posicionan a <text:span text:style-name="T253">un</text:span> lado. Cada Rey Mago pasara frente a Jesús, <text:span text:style-name="T253">cantara la parte que le corresponde, seguido</text:span> dirá su dialogo y se arrodilla<text:span text:style-name="T253">ra</text:span> adorando a Jesús, luego regresara a su lugar.</text:p>
      <text:p text:style-name="P13"/>
      <text:p text:style-name="P175"><text:span text:style-name="T50">Me</text:span><text:span text:style-name="T51">l</text:span><text:span text:style-name="T50">cho</text:span><text:span text:style-name="T52">r </text:span><text:span text:style-name="T53">(Parte cantada)</text:span></text:p>
      <text:p text:style-name="P231"><text:bookmark-start text:name="__DdeLink__43_13854922573"/><text:tab/>Yo <text:span text:style-name="T270">ve</text:span><text:bookmark-start text:name="__DdeLink__39_13854922573"/>ngo de oriente lejano,<text:bookmark-end text:name="__DdeLink__43_13854922573"/><text:bookmark-end text:name="__DdeLink__39_13854922573"/></text:p>
      <text:p text:style-name="P175"><text:span text:style-name="T237"><text:tab/></text:span><text:span text:style-name="T240">d</text:span><text:bookmark-start text:name="__DdeLink__46_13854922573"/><text:span text:style-name="T237">el país </text:span><text:bookmark-end text:name="__DdeLink__46_13854922573"/><text:span text:style-name="T240">del</text:span><text:span text:style-name="T237"> oro y la plata.</text:span></text:p>
      <text:p text:style-name="P231"><text:bookmark-start text:name="__DdeLink__48_13854922574"/><text:bookmark-start text:name="__DdeLink__37_13854922574"/><text:tab/><text:span text:style-name="T260">M</text:span>as de noche no puedo dormir</text:p>
      <text:p text:style-name="P175"><text:span text:style-name="T237"><text:tab/>porque he visto una estrella,</text:span></text:p>
      <text:p text:style-name="P19"><text:tab/>una estrella en el cielo.<text:bookmark-end text:name="__DdeLink__48_13854922574"/><text:bookmark-end text:name="__DdeLink__37_13854922574"/></text:p>
      <text:p text:style-name="P15"/>
      <text:p text:style-name="P15">Melchor: Yo soy Melchor y traigo para ti oro, porque yo se que eres Rey Eterno.</text:p>
      <text:p text:style-name="P15"/>
      <text:p text:style-name="P175"><text:span text:style-name="T54">Gaspar </text:span><text:span text:style-name="T53">(Parte cantada)</text:span></text:p>
      <text:p text:style-name="P231"><text:bookmark-start text:name="__DdeLink__43_138549225711"/><text:tab/>Yo v<text:bookmark-start text:name="__DdeLink__39_138549225711"/>engo de oriente lejano,<text:bookmark-end text:name="__DdeLink__43_138549225711"/><text:bookmark-end text:name="__DdeLink__39_138549225711"/></text:p>
      <text:p text:style-name="P175"><text:span text:style-name="T237"><text:tab/></text:span><text:bookmark-start text:name="__DdeLink__46_138549225711"/><text:span text:style-name="T237">del país de</text:span><text:bookmark-end text:name="__DdeLink__46_138549225711"/><text:span text:style-name="T237">l </text:span><text:span text:style-name="T238">incien</text:span><text:span text:style-name="T241">s</text:span><text:span text:style-name="T238">o y el perfume.</text:span></text:p>
      <text:p text:style-name="P231"><text:bookmark-start text:name="__DdeLink__48_138549225721"/><text:bookmark-start text:name="__DdeLink__37_138549225721"/><text:tab/><text:span text:style-name="T263">M</text:span>as de noche no puedo dormir</text:p>
      <text:p text:style-name="P175"><text:span text:style-name="T237"><text:tab/>porque he visto una estrella,</text:span></text:p>
      <text:p text:style-name="P20"><text:tab/>una estrella en el cielo.<text:bookmark-end text:name="__DdeLink__48_138549225721"/><text:bookmark-end text:name="__DdeLink__37_138549225721"/></text:p>
      <text:p text:style-name="P15"/>
      <text:p text:style-name="P108">G<text:span text:style-name="T63">aspar</text:span>: Yo soy Gaspar y traigo para ti incienso, porque yo se que eres Dios de Israel.</text:p>
      <text:p text:style-name="P108"/>
      <text:p text:style-name="P175"><text:span text:style-name="T55">Balta</text:span><text:span text:style-name="T51">s</text:span><text:span text:style-name="T55">a</text:span><text:span text:style-name="T52">r </text:span><text:span text:style-name="T53">(Parte cantada)</text:span></text:p>
      <text:p text:style-name="P231"><text:bookmark-start text:name="__DdeLink__43_138549225721"/><text:tab/>Yo v<text:bookmark-start text:name="__DdeLink__39_138549225721"/>engo de oriente lejano,<text:bookmark-end text:name="__DdeLink__43_138549225721"/><text:bookmark-end text:name="__DdeLink__39_138549225721"/></text:p>
      <text:p text:style-name="P175"><text:span text:style-name="T237"><text:tab/></text:span><text:bookmark-start text:name="__DdeLink__46_138549225721"/><text:span text:style-name="T237">del país de</text:span><text:bookmark-end text:name="__DdeLink__46_138549225721"/><text:span text:style-name="T237"> </text:span><text:span text:style-name="T242">la mirra y el aceite.</text:span></text:p>
      <text:p text:style-name="P231"><text:bookmark-start text:name="__DdeLink__48_138549225731"/><text:bookmark-start text:name="__DdeLink__37_138549225731"/><text:tab/><text:span text:style-name="T265">M</text:span>as de noche no puedo dormir</text:p>
      <text:p text:style-name="P175"><text:span text:style-name="T237"><text:tab/>porque he visto una estrella,</text:span></text:p>
      <text:p text:style-name="P157"><text:tab/>una estrella en el cielo.<text:bookmark-end text:name="__DdeLink__48_138549225731"/><text:bookmark-end text:name="__DdeLink__37_138549225731"/></text:p>
      <text:p text:style-name="P157"/>
      <text:p text:style-name="P108">B<text:span text:style-name="T63">altasar</text:span>: Yo soy Baltasar y traigo para ti mirra, por que yo se que eres Cordero de Dios.</text:p>
      <text:p text:style-name="P108"/>
      <text:p text:style-name="P134"><text:span text:style-name="T252">Luego que cada Rey Mago </text:span><text:span text:style-name="T271">dijo su</text:span><text:span text:style-name="T252"> dialogo </text:span><text:span text:style-name="T271">y se termine el canto, pasaran los tres frente a Jesús de arrodillaran a ves y dejaran los regalos y</text:span><text:span text:style-name="T252"> tomara</text:span><text:span text:style-name="T271">n</text:span><text:span text:style-name="T252"> su lugar </text:span><text:span text:style-name="T271">para completar</text:span><text:span text:style-name="T39"> el nacimiento.</text:span></text:p>
      <text:p text:style-name="P110"/>
      <text:p text:style-name="P135">FIN</text:p>
      <text:p text:style-name="P109"/>
      <text:p text:style-name="P109"/>
      <text:p text:style-name="P109"/>
      <text:p text:style-name="P146"><text:soft-page-break/></text:p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>ANEXO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46"><text:soft-page-break/>CARACTERIZACIÓN</text:p>
      <text:p text:style-name="P146"/>
      <text:p text:style-name="P147">Á<text:span text:style-name="T62">ngel</text:span></text:p>
      <text:p text:style-name="P136">No importa el sexo, vestido todo de blanco sin ceñirse la cintura <text:span text:style-name="T63">(opcional se puede vestir de colores brillantes con una túnica muy ornamentada)</text:span> con a las en la espalda.</text:p>
      <text:p text:style-name="P109"/>
      <text:p text:style-name="P148">María</text:p>
      <text:p text:style-name="P137"><text:span text:style-name="T82">Mujer de a</text:span>pariencia juvenil, sin maquillaje o lo más natural posible, vestida con túnica blanca o rosada, con velo blanco o celeste. Lleva ceñida la cintura con una cinta del mismo color del velo <text:span text:style-name="T82">y</text:span> lleva sandalias.</text:p>
      <text:p text:style-name="P148"/>
      <text:p text:style-name="P149">José</text:p>
      <text:p text:style-name="P138"><text:span text:style-name="T62">Hombre j</text:span>oven adulto de apariencia amable, vestido de túnica verde o azul y manto café. <text:span text:style-name="T41">A veces también sostiene un báculo o callado con lirios en la parte superior.</text:span></text:p>
      <text:p text:style-name="P138"/>
      <text:p text:style-name="P150">Pastores</text:p>
      <text:p text:style-name="P139">P<text:span text:style-name="T80">ueden llevar túnicas con los siguientes colores: café, blanco a rayas, verde o negro. Llevan la cintura ceñida con cordón.</text:span></text:p>
      <text:p text:style-name="P132"/>
      <text:p text:style-name="P150">Melchor</text:p>
      <text:p text:style-name="P140">Rey de oriente <text:span text:style-name="T75">(Europa)</text:span>, es <text:span text:style-name="T74">portador</text:span> <text:span text:style-name="T74">d</text:span>el oro. <text:span text:style-name="T74">Es también </text:span>el mayor de los Reyes Magos <text:span text:style-name="T76">(Representa la ancianidad </text:span><text:span text:style-name="T77">de hombre</text:span><text:span text:style-name="T76">)</text:span>, <text:span text:style-name="T75">con la cabeza y barba blanca (canosa)</text:span>. Vestido con una túnica dorada, amarilla o blanca y capa roja, <text:span text:style-name="T76">corona</text:span> y <text:span text:style-name="T75">llevando </text:span>un cofre.</text:p>
      <text:p text:style-name="P132"/>
      <text:p text:style-name="P150">Gaspar</text:p>
      <text:p text:style-name="P141">Rey de oriente (Asia), es el portado del incienso. Es un hombre adulto <text:span text:style-name="T77">(Representa la adultez del hombre)</text:span> de cabello claro y barba tupida (<text:span text:style-name="T77">C</text:span>astaño claro). <text:span text:style-name="T73">Vestido con una túnica dorada, amarilla o blanca y capa </text:span>azul o purpura, <text:span text:style-name="T76">corona</text:span><text:span text:style-name="T73"> y </text:span>llevando <text:span text:style-name="T73">un </text:span>incensario<text:span text:style-name="T73">.</text:span></text:p>
      <text:p text:style-name="P132"/>
      <text:p text:style-name="P150">Baltasar</text:p>
      <text:p text:style-name="P142">Rey de oriente (África, <text:span text:style-name="T79">usualmente representado como una persona de raza negra</text:span>), es el portador de la mirra. Es el más joven de los reyes magos (<text:span text:style-name="T77">Representa la juventud del hombre</text:span>).<text:span text:style-name="T73">Vestido con una túnica dorada, amarilla o blanca y capa </text:span><text:span text:style-name="T78">verde</text:span><text:span text:style-name="T75">, </text:span>corona<text:span text:style-name="T73"> y </text:span><text:span text:style-name="T75">llevando </text:span><text:span text:style-name="T78">frasco de perfume</text:span><text:span text:style-name="T73">.</text:span></text:p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6"><text:soft-page-break/>CANTOS</text:p>
      <text:p text:style-name="P248"/>
      <text:p text:style-name="P216"/>
      <text:p text:style-name="P178">URÍ, URÍ, URÍ, URÁ</text:p>
      <text:p text:style-name="P208">V<text:span text:style-name="T131">illancico </text:span><text:span text:style-name="T275">Español</text:span></text:p>
      <text:p text:style-name="P216"/>
      <text:p text:style-name="P198"><text:s text:c="9"/>Mi<text:span text:style-name="T131">m</text:span> <text:s text:c="18"/>Si7 <text:s text:c="27"/>Mi<text:span text:style-name="T131">m</text:span></text:p>
      <text:p text:style-name="P217"><text:span text:style-name="T135">S</text:span><text:span text:style-name="T134">.</text:span><text:span text:style-name="T132"> <text:s text:c="3"/></text:span><text:span text:style-name="T175">U</text:span><text:span text:style-name="T176">rí</text:span><text:span text:style-name="T175">, </text:span><text:span text:style-name="T176">urí</text:span><text:span text:style-name="T175">, </text:span><text:span text:style-name="T176">urí</text:span><text:span text:style-name="T175">, </text:span><text:span text:style-name="T176">urá</text:span><text:span text:style-name="T175"> </text:span><text:span text:style-name="T176">urí</text:span><text:span text:style-name="T175">, </text:span><text:span text:style-name="T176">urí</text:span><text:span text:style-name="T175">, </text:span><text:span text:style-name="T176">urí</text:span><text:span text:style-name="T175">, </text:span><text:span text:style-name="T176">urá</text:span><text:span text:style-name="T175">.</text:span></text:p>
      <text:p text:style-name="P197"><text:s text:c="47"/><text:span text:style-name="T162">Si7 <text:s text:c="41"/>Mim</text:span></text:p>
      <text:p text:style-name="P217"><text:span text:style-name="T134">A.</text:span><text:span text:style-name="T132"> <text:s text:c="3"/></text:span>URÍ, URÍ, URÍ, URÁ URÍ, URÍ, URÍ, URÁ.</text:p>
      <text:p text:style-name="P199"><text:s text:c="49"/><text:span text:style-name="T162">Si7</text:span></text:p>
      <text:p text:style-name="P218"><text:s text:c="9"/>URÍ, URÍ, URÍ, URÁ.</text:p>
      <text:p text:style-name="P197"><text:s text:c="118"/>Mi<text:span text:style-name="T163">m</text:span></text:p>
      <text:p text:style-name="P216"><text:s text:c="9"/>PAM PÁM, PAM PÁM, PAM PA RA<text:span text:style-name="T163">M </text:span>PAM PÁM,</text:p>
      <text:p text:style-name="P197"><text:s text:c="119"/>Si7</text:p>
      <text:p text:style-name="P219"><text:s text:c="9"/>PAM PÁM, PAM PÁM, PAM PA RA<text:span text:style-name="T163">M </text:span>PAM PÁM.</text:p>
      <text:p text:style-name="P197"><text:s text:c="54"/>Mi<text:span text:style-name="T163">m</text:span></text:p>
      <text:p text:style-name="P216"><text:s text:c="9"/>LA LA LA RÁ LA LÁ.</text:p>
      <text:p text:style-name="P216"/>
      <text:section text:style-name="Sect1" text:name="Sección1">
        <text:p text:style-name="P241"><text:span text:style-name="T94"><text:s text:c="9"/>Mi</text:span><text:span text:style-name="T95">m</text:span><text:span text:style-name="T94"> <text:s text:c="53"/>Si7</text:span></text:p>
        <text:p text:style-name="P240"><text:span text:style-name="T132">S.</text:span> <text:s text:c="3"/>Un niño pequeño va a nacer,</text:p>
        <text:p text:style-name="P197"><text:s text:c="41"/>Mi<text:span text:style-name="T164">m</text:span></text:p>
        <text:p text:style-name="P240"><text:s text:c="8"/>un niñito pequeño.</text:p>
        <text:p text:style-name="P200"><text:s text:c="89"/>Si7</text:p>
        <text:p text:style-name="P220"><text:span text:style-name="T136">A</text:span><text:span text:style-name="T134">.</text:span> <text:s text:c="3"/><text:span text:style-name="T165">Un niño pequeño va a nacer,</text:span></text:p>
        <text:p text:style-name="P200"><text:s text:c="51"/>Mi<text:span text:style-name="T164">m</text:span></text:p>
        <text:p text:style-name="P220"><text:s text:c="9"/><text:span text:style-name="T165">un niñito pequeño.</text:span></text:p>
        <text:p text:style-name="P216"/>
        <text:p text:style-name="P197"><text:s text:c="78"/>Si7</text:p>
        <text:p text:style-name="P240"><text:span text:style-name="T133">S.</text:span> <text:s text:c="3"/>¿Cómo se llamará? <text:span text:style-name="T173">¡</text:span>Enmanuel!</text:p>
        <text:p text:style-name="P197"><text:s text:c="93"/>Mi<text:span text:style-name="T173">m</text:span></text:p>
        <text:p text:style-name="P216"><text:span text:style-name="T134">A.</text:span> <text:s text:c="3"/>¿CÓMO SE LLAMARÁ? <text:span text:style-name="T173">¡</text:span>ENMANUEL!</text:p>
        <text:p text:style-name="P197"><text:s text:c="95"/>Si7</text:p>
        <text:p text:style-name="P216"><text:s text:c="9"/>¿CÓMO SE LLAMARÁ? <text:span text:style-name="T173">¡</text:span>ENMANUEL!</text:p>
        <text:p text:style-name="P197"><text:s text:c="60"/>Mi<text:span text:style-name="T173">m</text:span></text:p>
        <text:p text:style-name="P216"><text:s text:c="9"/><text:span text:style-name="T173">¡</text:span>VEN CHIQUITITO, VEN!</text:p>
        <text:p text:style-name="P216"/>
        <text:p text:style-name="P216"/>
        <text:p text:style-name="P201"><text:s text:c="10"/>Mi<text:span text:style-name="T173">m <text:s text:c="28"/>Si7</text:span></text:p>
        <text:p text:style-name="P221"><text:span text:style-name="T137">A.</text:span> <text:s text:c="3"/>URÍ, <text:span text:style-name="T173">URÍ, URÍ, URÁ...</text:span></text:p>
        <text:p text:style-name="P216"/>
        <text:p text:style-name="P240"><text:span text:style-name="T94"><text:s text:c="10"/>Mi</text:span><text:span text:style-name="T96">m</text:span><text:span text:style-name="T94"> <text:s text:c="53"/>Si7</text:span></text:p>
        <text:p text:style-name="P240"><text:span text:style-name="T132">S.</text:span> <text:s text:c="3"/>Su madrecita está en Belén,</text:p>
        <text:p text:style-name="P197"><text:s text:c="56"/>Mi<text:span text:style-name="T173">m</text:span></text:p>
        <text:p text:style-name="P240"><text:s text:c="9"/>su padre es carpintero.</text:p>
        <text:p text:style-name="P201"><text:s text:c="89"/>Si7</text:p>
        <text:p text:style-name="P221"><text:span text:style-name="T137">A</text:span><text:span text:style-name="T134">.</text:span> <text:s text:c="3"/><text:span text:style-name="T165">Su madrecita está en Belén,</text:span></text:p>
        <text:p text:style-name="P201"><text:s text:c="69"/>Mi<text:span text:style-name="T173">m</text:span></text:p>
        <text:p text:style-name="P221"><text:s text:c="9"/><text:span text:style-name="T165">su padre es carpintero.</text:span></text:p>
        <text:p text:style-name="P84"/>
        <text:p text:style-name="P201"><text:s text:c="78"/>Si7</text:p>
        <text:p text:style-name="P242"><text:span text:style-name="T133">S.</text:span> <text:s text:c="3"/>¿Cómo se llamará? <text:span text:style-name="T173">¡</text:span>Enmanuel!</text:p>
        <text:p text:style-name="P201"><text:s text:c="93"/>Mi<text:span text:style-name="T173">m</text:span></text:p>
        <text:p text:style-name="P221"><text:span text:style-name="T134">A.</text:span> <text:s text:c="3"/>¿CÓMO SE LLAMARÁ? <text:span text:style-name="T173">¡</text:span>ENMANUEL!</text:p>
        <text:p text:style-name="P201"><text:s text:c="95"/>Si7</text:p>
        <text:p text:style-name="P221"><text:s text:c="9"/>¿CÓMO SE LLAMARÁ? <text:span text:style-name="T173">¡</text:span>ENMANUEL!</text:p>
        <text:p text:style-name="P201"><text:s text:c="60"/>Mi<text:span text:style-name="T173">m</text:span></text:p>
        <text:p text:style-name="P221"><text:s text:c="9"/><text:span text:style-name="T173">¡</text:span>VEN CHIQUITITO, VEN!</text:p>
        <text:p text:style-name="P221"/>
        <text:p text:style-name="P221"/>
        <text:p text:style-name="P201"><text:s text:c="10"/>Mi<text:span text:style-name="T173">m <text:s text:c="28"/>Si7</text:span></text:p>
        <text:p text:style-name="P221"><text:span text:style-name="T137">A.</text:span> <text:s text:c="3"/>URÍ, <text:span text:style-name="T173">URÍ, URÍ, URÁ...</text:span></text:p>
        <text:p text:style-name="P216"/>
      </text:section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178"><text:soft-page-break/>YA VIENE MI DIOS</text:p>
      <text:p text:style-name="P208">Villancico <text:span text:style-name="T275">Español</text:span></text:p>
      <text:p text:style-name="P212"/>
      <text:p text:style-name="P212"/>
      <text:section text:style-name="Sect1" text:name="Sección2">
        <text:p text:style-name="P197"><text:s text:c="9"/>Mi<text:span text:style-name="T174">m</text:span> <text:s text:c="76"/>Si7</text:p>
        <text:p text:style-name="P212"><text:span text:style-name="T134">A.</text:span> <text:s text:c="3"/>YA VIENE MI DIOS, YA VIENE MI REY.</text:p>
        <text:p text:style-name="P243"><text:s text:c="95"/><text:span text:style-name="T93">Mi</text:span><text:span text:style-name="T97">m</text:span></text:p>
        <text:p text:style-name="P212"><text:s text:c="9"/>YA VIENE MI DIOS, YA VIENE MI REY.</text:p>
        <text:p text:style-name="P243"><text:s text:c="91"/><text:span text:style-name="T93">Si7</text:span></text:p>
        <text:p text:style-name="P212"><text:s text:c="9"/>YA VIENE, YA VIENE MI SALVADOR.</text:p>
        <text:p text:style-name="P243"><text:s text:c="72"/><text:span text:style-name="T93">Mi</text:span><text:span text:style-name="T97">m</text:span></text:p>
        <text:p text:style-name="P212"><text:s text:c="9"/>YA VIENE, YA VIENE MI REY.</text:p>
        <text:p text:style-name="P212"/>
        <text:p text:style-name="P197"><text:s text:c="9"/><text:span text:style-name="T174">Mim</text:span> <text:s text:c="71"/>Si7</text:p>
        <text:p text:style-name="P244"><text:span text:style-name="T132">S.</text:span> <text:s text:c="3"/>Es un pobre obrero nacido en Belén,</text:p>
        <text:p text:style-name="P197"><text:s text:c="80"/>Mi<text:span text:style-name="T174">m</text:span></text:p>
        <text:p text:style-name="P244"><text:s text:c="8"/>su madre, María; su padre, José.</text:p>
        <text:p text:style-name="P197"><text:s text:c="77"/>Si7</text:p>
        <text:p text:style-name="P244"><text:s text:c="8"/>Ya viene, ya viene mi Salvador,</text:p>
        <text:p text:style-name="P197"><text:s text:c="62"/>Mi<text:span text:style-name="T174">m</text:span></text:p>
        <text:p text:style-name="P244"><text:s text:c="8"/><text:span text:style-name="T174">y</text:span>a viene, ya viene mi Rey.</text:p>
        <text:p text:style-name="P244"/>
        <text:p text:style-name="P202"><text:s text:c="9"/>Mi<text:span text:style-name="T174">m</text:span></text:p>
        <text:p text:style-name="P213"><text:span text:style-name="T134">A.</text:span> <text:s text:c="3"/>YA VIENE MI DIOS...</text:p>
        <text:p text:style-name="P212"/>
        <text:p text:style-name="P203"><text:s text:c="9"/><text:span text:style-name="T174">Mim</text:span> <text:s text:c="75"/>Si7</text:p>
        <text:p text:style-name="P245"><text:span text:style-name="T132">S.</text:span> <text:s text:c="3"/>Él tiene unos ojos que hablan de amor,</text:p>
        <text:p text:style-name="P203"><text:s/></text:p>
        <text:p text:style-name="P245"><text:s text:c="8"/>que hablan del Padre, </text:p>
        <text:p text:style-name="P203"><text:s text:c="46"/>Mi<text:span text:style-name="T174">m</text:span></text:p>
        <text:p text:style-name="P245"><text:s text:c="8"/>que hablan de Dios.</text:p>
        <text:p text:style-name="P204"><text:s text:c="77"/>Si7</text:p>
        <text:p text:style-name="P246"><text:s text:c="8"/>Ya viene, ya viene mi Salvador,</text:p>
        <text:p text:style-name="P204"><text:s text:c="62"/>Mi<text:span text:style-name="T174">m</text:span></text:p>
        <text:p text:style-name="P246"><text:s text:c="8"/><text:span text:style-name="T174">y</text:span>a viene, ya viene mi Rey.</text:p>
        <text:p text:style-name="P245"/>
        <text:p text:style-name="P203"><text:s text:c="9"/>Mi<text:span text:style-name="T174">m</text:span></text:p>
        <text:p text:style-name="P214"><text:span text:style-name="T134">A.</text:span> <text:s text:c="3"/>YA VIENE MI DIOS...</text:p>
        <text:p text:style-name="P212"/>
        <text:p text:style-name="P203"><text:s text:c="9"/><text:span text:style-name="T174">Mim</text:span> <text:s text:c="68"/>Si7</text:p>
        <text:p text:style-name="P245"><text:span text:style-name="T132">S.</text:span> <text:s text:c="3"/>Murió en un madero lleno de dolor,</text:p>
        <text:p text:style-name="P203"/>
        <text:p text:style-name="P245"><text:s text:c="8"/>murió por los hombres</text:p>
        <text:p text:style-name="P203"><text:s text:c="45"/>Mi<text:span text:style-name="T174">m</text:span></text:p>
        <text:p text:style-name="P245"><text:s text:c="8"/>muy lleno de amor.</text:p>
        <text:p text:style-name="P204"><text:s text:c="77"/>Si7</text:p>
        <text:p text:style-name="P246"><text:s text:c="8"/>Ya viene, ya viene mi Salvador,</text:p>
        <text:p text:style-name="P204"><text:s text:c="62"/>Mi<text:span text:style-name="T174">m</text:span></text:p>
        <text:p text:style-name="P246"><text:s text:c="8"/><text:span text:style-name="T174">y</text:span>a viene, ya viene mi Rey.</text:p>
        <text:p text:style-name="P245"/>
        <text:p text:style-name="P203"><text:s text:c="9"/>Mi<text:span text:style-name="T174">m</text:span></text:p>
        <text:p text:style-name="P214"><text:span text:style-name="T134">A.</text:span> <text:s text:c="3"/>YA VIENE MI DIOS...</text:p>
        <text:p text:style-name="P212"/>
        <text:p text:style-name="P203"><text:s text:c="9"/><text:span text:style-name="T174">Mim</text:span></text:p>
        <text:p text:style-name="P247"><text:span text:style-name="T132">S.</text:span> <text:s text:c="3"/>Ha entrado en la muerte,</text:p>
        <text:p text:style-name="P205"><text:s text:c="48"/>Si7</text:p>
        <text:p text:style-name="P247"><text:s text:c="9"/>ha entrado mi Dios,</text:p>
        <text:p text:style-name="P205"><text:s text:c="86"/>Mi<text:span text:style-name="T174">m</text:span></text:p>
        <text:p text:style-name="P244"><text:s text:c="9"/>ya viene, ya sube, ya llega el Señor.</text:p>
        <text:p text:style-name="P205"><text:s text:c="88"/>Si7</text:p>
        <text:p text:style-name="P244"><text:s text:c="9"/>Que canten, que griten: ¡Resucitó!</text:p>
        <text:p text:style-name="P205"><text:s text:c="86"/>Mi<text:span text:style-name="T174">m</text:span></text:p>
        <text:p text:style-name="P244"><text:s text:c="9"/>Mi Dios ha vencido, salió por amor.</text:p>
        <text:p text:style-name="P244"/>
        <text:p text:style-name="P205"><text:s text:c="9"/>Mi<text:span text:style-name="T174">m</text:span></text:p>
        <text:p text:style-name="P215"><text:span text:style-name="T134">A.</text:span> <text:s text:c="3"/>YA VIENE MI DIOS…</text:p>
        <text:p text:style-name="P215"/>
        <text:p text:style-name="P215"/>
        <text:p text:style-name="P215"/>
        <text:p text:style-name="P215"/>
        <text:p text:style-name="P215"/>
        <text:p text:style-name="P215"/>
        <text:p text:style-name="P215"/>
      </text:section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85"><text:soft-page-break/><text:span text:style-name="T215">VED</text:span> <text:span text:style-name="T215">QUE</text:span> <text:span text:style-name="T215">LA</text:span> <text:span text:style-name="T215">VIRGEN</text:span> <text:span text:style-name="T215">concebirÁ</text:span></text:p>
      <text:p text:style-name="P163">Mateo 1, 20-25</text:p>
      <text:p text:style-name="P164"/>
      <text:p text:style-name="P181"><text:tab/><text:span text:style-name="T273">Re</text:span><text:span text:style-name="T216">m</text:span> <text:s text:c="56"/><text:span text:style-name="T273">Do</text:span><text:span text:style-name="T216"> <text:s text:c="8"/></text:span><text:span text:style-name="T273">Re</text:span><text:span text:style-name="T216">m <text:s text:c="3"/></text:span><text:span text:style-name="T273">Do</text:span><text:span text:style-name="T216"> <text:s text:c="6"/></text:span><text:span text:style-name="T273">Re</text:span><text:span text:style-name="T216">m</text:span></text:p>
      <text:p text:style-name="P158"><text:span text:style-name="T138">S.<text:tab/></text:span><text:span text:style-name="T203">Ved que la virgen concebirá y dará a luz un hijo,</text:span></text:p>
      <text:p text:style-name="P180"><text:tab/> <text:s text:c="50"/><text:span text:style-name="T273">Do</text:span><text:span text:style-name="T216"> <text:s text:c="29"/></text:span><text:span text:style-name="T273">Re</text:span><text:span text:style-name="T216">m</text:span></text:p>
      <text:p text:style-name="P158"><text:tab/>a quien pondrá por nombre Enmanuel.</text:p>
      <text:p text:style-name="P158"/>
      <text:p text:style-name="P180"><text:tab/><text:span text:style-name="T273">Re</text:span><text:span text:style-name="T216">m</text:span> <text:s text:c="31"/><text:span text:style-name="T273">Do</text:span><text:span text:style-name="T216"> <text:s text:c="23"/></text:span><text:span text:style-name="T273">Re</text:span><text:span text:style-name="T216">m</text:span></text:p>
      <text:p text:style-name="P167"><text:span text:style-name="T139">A.<text:tab/></text:span><text:span text:style-name="T169">eNmanuel, dios CON NOSOTROS.</text:span></text:p>
      <text:p text:style-name="P165"/>
      <text:p text:style-name="P182"><text:span text:style-name="T216"><text:tab/></text:span><text:span text:style-name="T273">Re</text:span><text:span text:style-name="T216">m <text:s text:c="44"/></text:span><text:span text:style-name="T273">Do</text:span><text:span text:style-name="T216"> <text:s text:c="14"/></text:span><text:span text:style-name="T273">Re</text:span><text:span text:style-name="T216">m <text:s/></text:span><text:span text:style-name="T273">Do</text:span><text:span text:style-name="T216"> <text:s text:c="22"/></text:span><text:span text:style-name="T273">Re</text:span><text:span text:style-name="T216">m</text:span></text:p>
      <text:p text:style-name="P160"><text:span text:style-name="T148">S.<text:tab/></text:span><text:span text:style-name="T206">José, no temas en tomar a María <text:s text:c="2"/>como tu mujer,</text:span></text:p>
      <text:p text:style-name="P179"><text:tab/> <text:s text:c="39"/><text:span text:style-name="T273">Do</text:span><text:span text:style-name="T216"> <text:s text:c="22"/></text:span><text:span text:style-name="T273">Re</text:span><text:span text:style-name="T216">m</text:span></text:p>
      <text:p text:style-name="P160"><text:tab/>por que su hijo es el E<text:span text:style-name="T217">n</text:span>manuel.</text:p>
      <text:p text:style-name="P160"/>
      <text:p text:style-name="P179"><text:tab/><text:span text:style-name="T273">Re</text:span><text:span text:style-name="T216">m</text:span> <text:s text:c="31"/><text:span text:style-name="T273">Do</text:span><text:span text:style-name="T216"> <text:s text:c="23"/></text:span><text:span text:style-name="T273">Re</text:span><text:span text:style-name="T216">m</text:span></text:p>
      <text:p text:style-name="P167"><text:span text:style-name="T166">A.<text:tab/></text:span><text:span text:style-name="T169">eNmanuel, dios CON NOSOTROS.</text:span></text:p>
      <text:p text:style-name="P81"/>
      <text:p text:style-name="P182"><text:span text:style-name="T216"><text:tab/></text:span><text:span text:style-name="T273">Re</text:span><text:span text:style-name="T216">m <text:s text:c="28"/></text:span><text:span text:style-name="T273">Do</text:span><text:span text:style-name="T216"> <text:s text:c="17"/></text:span><text:span text:style-name="T273">Re</text:span><text:span text:style-name="T216">m <text:s text:c="3"/></text:span><text:span text:style-name="T273">Do</text:span><text:span text:style-name="T216"> <text:s text:c="4"/></text:span><text:span text:style-name="T273">Re</text:span><text:span text:style-name="T216">m</text:span></text:p>
      <text:p text:style-name="P160"><text:span text:style-name="T148">S.<text:tab/></text:span><text:span text:style-name="T197">Dará a luz un hijo, él salvará <text:s text:c="4"/>a su pueblo,</text:span></text:p>
      <text:p text:style-name="P179"><text:tab/> <text:s text:c="50"/><text:span text:style-name="T273">Do</text:span><text:span text:style-name="T216"> <text:s text:c="29"/></text:span><text:span text:style-name="T273">Re</text:span><text:span text:style-name="T216">m</text:span></text:p>
      <text:p text:style-name="P160"><text:tab/>y tú le pondrás por nombre E<text:span text:style-name="T218">n</text:span>manuel.</text:p>
      <text:p text:style-name="P160"/>
      <text:p text:style-name="P179"><text:tab/><text:span text:style-name="T273">Re</text:span><text:span text:style-name="T216">m</text:span> <text:s text:c="31"/><text:span text:style-name="T273">Do</text:span><text:span text:style-name="T216"> <text:s text:c="23"/></text:span><text:span text:style-name="T273">Re</text:span><text:span text:style-name="T216">m</text:span></text:p>
      <text:p text:style-name="P167"><text:span text:style-name="T166">A.<text:tab/></text:span><text:span text:style-name="T169">eNmanuel, dios CON NOSOTROS.</text:span></text:p>
      <text:p text:style-name="P32"/>
      <text:p text:style-name="P42"><text:span text:style-name="T216"><text:tab/></text:span><text:span text:style-name="T273">Re</text:span><text:span text:style-name="T216">m <text:s text:c="40"/></text:span><text:span text:style-name="T273">Do</text:span><text:span text:style-name="T216"> <text:s text:c="3"/></text:span><text:span text:style-name="T273">Re</text:span><text:span text:style-name="T216">m <text:s/></text:span><text:span text:style-name="T273">Do</text:span><text:span text:style-name="T216"> <text:s text:c="25"/></text:span><text:span text:style-name="T273">Re</text:span><text:span text:style-name="T216">m</text:span></text:p>
      <text:p text:style-name="P160"><text:span text:style-name="T37">S.<text:tab/></text:span><text:span text:style-name="T10">Despertado del sueño hizo <text:s text:c="2"/>como el ángel le mando,</text:span></text:p>
      <text:p text:style-name="P43"><text:tab/> <text:s text:c="31"/><text:span text:style-name="T273">Do</text:span><text:span text:style-name="T216"> <text:s text:c="17"/></text:span><text:span text:style-name="T273">Re</text:span><text:span text:style-name="T216">m</text:span></text:p>
      <text:p text:style-name="P36"><text:tab/>y <text:span text:style-name="T220">fue pa</text:span>dre del E<text:span text:style-name="T219">n</text:span>manuel.</text:p>
      <text:p text:style-name="P36"/>
      <text:p text:style-name="P179"><text:tab/><text:span text:style-name="T273">Re</text:span><text:span text:style-name="T216">m</text:span> <text:s text:c="31"/><text:span text:style-name="T273">Do</text:span><text:span text:style-name="T216"> <text:s text:c="23"/></text:span><text:span text:style-name="T273">Re</text:span><text:span text:style-name="T216">m</text:span></text:p>
      <text:p text:style-name="P180"><text:span text:style-name="T167">A.<text:tab/></text:span><text:span text:style-name="T170">eNmanuel, dios CON NOSOTROS.</text:span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86"><text:soft-page-break/>El ángel del Señor acampa</text:p>
      <text:p text:style-name="P249">Salmo 3<text:span text:style-name="T203">4</text:span>(3<text:span text:style-name="T203">3</text:span>) <text:span text:style-name="T177">8.10.</text:span><text:span text:style-name="T178">16.19</text:span></text:p>
      <text:p text:style-name="P166"/>
      <text:p text:style-name="P191"><text:s text:c="9"/>Sol <text:s text:c="43"/>Re</text:p>
      <text:p text:style-name="P159"><text:span text:style-name="T138">S.</text:span><text:span text:style-name="T203"> <text:s text:c="3"/></text:span>El ángel del Señor acampa</text:p>
      <text:p text:style-name="P191"><text:s text:c="8"/>Lam <text:s text:c="32"/>Mim</text:p>
      <text:p text:style-name="P159"><text:s text:c="8"/>en torno a sus fieles.</text:p>
      <text:p text:style-name="P191"><text:s text:c="10"/>Sol <text:s text:c="23"/>Re</text:p>
      <text:p text:style-name="P168"><text:span text:style-name="T139">A.</text:span><text:span text:style-name="T203"> <text:s text:c="3"/></text:span><text:span text:style-name="T165">Su misericordia</text:span></text:p>
      <text:p text:style-name="P44"><text:s text:c="10"/>Lam <text:s text:c="38"/>Mim</text:p>
      <text:p text:style-name="P76"><text:s text:c="9"/>llena la tierra toda.</text:p>
      <text:p text:style-name="P169"/>
      <text:p text:style-name="P192"><text:s text:c="9"/>Sol <text:s text:c="43"/>Re</text:p>
      <text:p text:style-name="P161"><text:span text:style-name="T148">S.</text:span><text:span text:style-name="T204"> <text:s text:c="3"/></text:span><text:span text:style-name="T206">A l</text:span><text:span text:style-name="T197">os que</text:span> teme<text:span text:style-name="T197">n</text:span> al Señor,</text:p>
      <text:p text:style-name="P192"><text:s text:c="9"/>Lam <text:s text:c="16"/>Mim</text:p>
      <text:p text:style-name="P161"><text:s text:c="8"/>nada les falta.</text:p>
      <text:p text:style-name="P192"><text:s text:c="10"/>Sol <text:s text:c="23"/>Re</text:p>
      <text:p text:style-name="P170"><text:span text:style-name="T139">A.</text:span><text:span text:style-name="T203"> <text:s text:c="3"/></text:span><text:span text:style-name="T165">Su misericordia…</text:span></text:p>
      <text:p text:style-name="P77"/>
      <text:p text:style-name="P192"><text:s text:c="9"/>Sol <text:s text:c="41"/>Re</text:p>
      <text:p text:style-name="P161"><text:span text:style-name="T148">S.</text:span><text:span text:style-name="T204"> <text:s text:c="3"/></text:span><text:span text:style-name="T197">E</text:span>l Señor mira a los justos,</text:p>
      <text:p text:style-name="P192"><text:s text:c="9"/>Lam <text:s text:c="28"/>Mim</text:p>
      <text:p text:style-name="P161"><text:s text:c="8"/>escucha sus gritos.</text:p>
      <text:p text:style-name="P192"><text:s text:c="10"/>Sol <text:s text:c="23"/>Re</text:p>
      <text:p text:style-name="P170"><text:span text:style-name="T139">A.</text:span><text:span text:style-name="T203"> <text:s text:c="3"/></text:span><text:span text:style-name="T165">Su misericordia…</text:span></text:p>
      <text:p text:style-name="P24"/>
      <text:p text:style-name="P50"><text:s text:c="10"/>Sol <text:s text:c="34"/>Re</text:p>
      <text:p text:style-name="P162"><text:span text:style-name="T37">S. <text:s text:c="3"/></text:span><text:span text:style-name="T10">El Señor esta cerca,</text:span></text:p>
      <text:p text:style-name="P50"><text:s text:c="9"/>Lam <text:s text:c="28"/>Mim</text:p>
      <text:p text:style-name="P37"><text:s text:c="8"/>salva a los abatidos.</text:p>
      <text:p text:style-name="P193"><text:s text:c="10"/>Sol <text:s text:c="23"/>Re</text:p>
      <text:p text:style-name="P171"><text:span text:style-name="T139">A.</text:span><text:span text:style-name="T203"> <text:s text:c="3"/></text:span><text:span text:style-name="T165">Su misericordia...</text:span></text:p>
      <text:p text:style-name="P25"/>
      <text:p text:style-name="P51"><text:s text:c="10"/>Sol <text:s text:c="4"/>Re <text:s/>Lam Mim</text:p>
      <text:p text:style-name="P78"><text:span text:style-name="T141">A.</text:span><text:span text:style-name="T180"> <text:s text:c="3"/></text:span><text:span text:style-name="T179">Uh, uh, U</text:span><text:span text:style-name="T180">h,</text:span><text:span text:style-name="T179"> <text:s/>u</text:span><text:span text:style-name="T180">h.</text:span></text:p>
      <text:p text:style-name="P45"><text:span text:style-name="T180"><text:s text:c="10"/>Sol <text:s text:c="3"/>Re <text:s text:c="2"/></text:span><text:span text:style-name="T179">Lam <text:s/>Mim</text:span></text:p>
      <text:p text:style-name="P79"><text:s text:c="9"/>Uh, uh, Uh, <text:s/>uh.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80"/>
      <text:p text:style-name="P56"><text:soft-page-break/>ALEGRÍA, HA NACIDO EL SALVADOR</text:p>
      <text:p text:style-name="P250"><text:span text:style-name="T181">v</text:span><text:span text:style-name="T179">illancico </text:span><text:span text:style-name="T196">Italiano </text:span><text:span text:style-name="T179">- Lucas 2, 10-16 - Isaías 1, 3</text:span></text:p>
      <text:p text:style-name="P26"/>
      <text:section text:style-name="Sect1" text:name="Sección3">
        <text:p text:style-name="P57"><text:s text:c="11"/>Fa <text:s text:c="65"/>La</text:p>
        <text:p text:style-name="P29"><text:span text:style-name="T140">A.</text:span><text:span text:style-name="T179"> <text:s text:c="3"/>¡ALEGRÍA, ALEGRÍA, ALEGRÍA,</text:span></text:p>
        <text:p text:style-name="P57"><text:s text:c="27"/>Sib</text:p>
        <text:p text:style-name="P26"><text:s text:c="9"/>HA NACIDO EL SALVADOR,</text:p>
        <text:p text:style-name="P57"><text:s text:c="25"/>Reb</text:p>
        <text:p text:style-name="P26"><text:s text:c="9"/>ACOSTADO EN UN PESEBRE!</text:p>
        <text:p text:style-name="P57"><text:s text:c="76"/>Do7</text:p>
        <text:p text:style-name="P26"><text:s text:c="9"/>¡ÉL ES EL CRISTO, EL SEÑOR!</text:p>
        <text:p text:style-name="P235"/>
        <text:p text:style-name="P52"><text:s text:c="8"/>Rem <text:s text:c="36"/>Fa</text:p>
        <text:p text:style-name="P39"><text:span text:style-name="T149">S.</text:span><text:span text:style-name="T182"> <text:s text:c="3"/></text:span><text:span text:style-name="T179">Un ángel vino del cielo</text:span></text:p>
        <text:p text:style-name="P52"><text:s text:c="15"/><text:span text:style-name="T272">Sol</text:span>m <text:s text:c="32"/>Rem</text:p>
        <text:p text:style-name="P38"><text:s text:c="8"/>trayendo una gran noticia:</text:p>
        <text:p text:style-name="P52"><text:s text:c="10"/>Solm <text:s text:c="17"/>Rem</text:p>
        <text:p text:style-name="P38"><text:s text:c="8"/>¡Hoy os ha nacido,</text:p>
        <text:p text:style-name="P52"><text:s text:c="30"/>La <text:s text:c="24"/>Rem</text:p>
        <text:p text:style-name="P38"><text:s text:c="8"/>os ha nacido el Salvador!</text:p>
        <text:p text:style-name="P52"><text:s text:c="10"/>Solm <text:s text:c="27"/>Rem</text:p>
        <text:p text:style-name="P39"><text:span text:style-name="T149">A.</text:span><text:span text:style-name="T179"> <text:s text:c="3"/></text:span><text:span text:style-name="T198">¡H</text:span><text:span text:style-name="T199">OY</text:span><text:span text:style-name="T198"> </text:span><text:span text:style-name="T199">OS</text:span><text:span text:style-name="T198"> </text:span><text:span text:style-name="T199">HA</text:span><text:span text:style-name="T198"> </text:span><text:span text:style-name="T199">NACIDO</text:span><text:span text:style-name="T198">,</text:span></text:p>
        <text:p text:style-name="P52"><text:s text:c="35"/>La <text:s text:c="35"/>Rem</text:p>
        <text:p text:style-name="P39"><text:span text:style-name="T179"><text:s text:c="8"/></text:span><text:span text:style-name="T199">OS</text:span><text:span text:style-name="T198"> </text:span><text:span text:style-name="T199">HA</text:span><text:span text:style-name="T198"> </text:span><text:span text:style-name="T199">NACIDO</text:span><text:span text:style-name="T198"> </text:span><text:span text:style-name="T199">EL</text:span><text:span text:style-name="T198"> S</text:span><text:span text:style-name="T199">ALVADOR!</text:span></text:p>
        <text:p text:style-name="P27"/>
        <text:p text:style-name="P58"><text:s text:c="11"/>Fa <text:s text:c="65"/>La</text:p>
        <text:p text:style-name="P30"><text:span text:style-name="T140">A.</text:span><text:span text:style-name="T179"> <text:s text:c="3"/>¡ALEGRÍA, ALEGRÍA, ALEGRÍA...</text:span></text:p>
        <text:p text:style-name="P27"/>
        <text:p text:style-name="P46"><text:span text:style-name="T179"><text:s text:c="10"/>Rem <text:s text:c="37"/></text:span><text:span text:style-name="T183"><text:s text:c="6"/></text:span><text:span text:style-name="T179"><text:s text:c="5"/>Fa</text:span></text:p>
        <text:p text:style-name="P39"><text:span text:style-name="T149">S.</text:span><text:span text:style-name="T182"> <text:s text:c="3"/>¡Envuelto en blancos pañales</text:span></text:p>
        <text:p text:style-name="P52"><text:s text:c="23"/><text:span text:style-name="T274">Sol</text:span>m <text:s text:c="22"/>Rem</text:p>
        <text:p text:style-name="P38"><text:s text:c="8"/>y acostado en un pesebre!</text:p>
        <text:p text:style-name="P52"><text:s text:c="8"/>Solm <text:s text:c="24"/>Rem</text:p>
        <text:p text:style-name="P38"><text:s text:c="8"/>Esta será la señal</text:p>
        <text:p text:style-name="P52"><text:s text:c="27"/>La <text:s text:c="19"/>Rem</text:p>
        <text:p text:style-name="P38"><text:s text:c="8"/>de que Él es el Señor.</text:p>
        <text:p text:style-name="P52"><text:s text:c="10"/>Solm <text:s text:c="33"/>Rem</text:p>
        <text:p text:style-name="P39"><text:span text:style-name="T149">A.</text:span><text:span text:style-name="T179"> <text:s text:c="3"/></text:span><text:span text:style-name="T198">E</text:span><text:span text:style-name="T200">STA</text:span><text:span text:style-name="T198"> </text:span><text:span text:style-name="T200">SERÁ</text:span><text:span text:style-name="T198"> </text:span><text:span text:style-name="T200">LA</text:span><text:span text:style-name="T198"> </text:span><text:span text:style-name="T200">SEÑAL</text:span></text:p>
        <text:p text:style-name="P52"><text:s text:c="30"/>La <text:s text:c="26"/>Rem</text:p>
        <text:p text:style-name="P39"><text:span text:style-name="T198"><text:s text:c="8"/></text:span><text:span text:style-name="T200">DE QUE</text:span><text:span text:style-name="T198"> É</text:span><text:span text:style-name="T200">L</text:span><text:span text:style-name="T198"> </text:span><text:span text:style-name="T200">ES</text:span><text:span text:style-name="T198"> </text:span><text:span text:style-name="T200">EL</text:span><text:span text:style-name="T198"> </text:span><text:span text:style-name="T200">SEÑOR.</text:span></text:p>
        <text:p text:style-name="P28"/>
        <text:p text:style-name="P58"><text:s text:c="11"/>Fa <text:s text:c="65"/>La</text:p>
        <text:p text:style-name="P30"><text:span text:style-name="T142">A.</text:span><text:span text:style-name="T183"> <text:s text:c="3"/>¡ALEGRÍA, ALEGRÍA, ALEGRÍA…</text:span></text:p>
        <text:p text:style-name="P28"/>
        <text:p text:style-name="P28"/>
        <text:p text:style-name="P28"/>
        <text:p text:style-name="P28"/>
        <text:p text:style-name="P28"/>
        <text:p text:style-name="P52"><text:s text:c="9"/>Rem <text:s text:c="24"/>Fa</text:p>
        <text:p text:style-name="P39"><text:span text:style-name="T149">S.</text:span><text:span text:style-name="T182"> <text:s text:c="3"/>Dejándoles el ángel,</text:span></text:p>
        <text:p text:style-name="P52"><text:s text:c="21"/><text:span text:style-name="T274">Sol</text:span>m <text:s text:c="22"/>Rem</text:p>
        <text:p text:style-name="P38"><text:s text:c="8"/>se decían unos a otros:</text:p>
        <text:p text:style-name="P52"><text:s text:c="8"/>Solm <text:s text:c="28"/>Rem</text:p>
        <text:p text:style-name="P38"><text:s text:c="8"/>Vamos hasta Belén,</text:p>
        <text:p text:style-name="P52"><text:s text:c="14"/>La <text:s text:c="20"/>Rem</text:p>
        <text:p text:style-name="P38"><text:s text:c="8"/>a ver al Salvador.</text:p>
        <text:p text:style-name="P52"><text:s text:c="9"/>Solm <text:s text:c="37"/>Rem</text:p>
        <text:p text:style-name="P39"><text:span text:style-name="T149">A.</text:span><text:span text:style-name="T179"> <text:s text:c="3"/></text:span><text:span text:style-name="T201">VAMOS HASTA BELÉN</text:span></text:p>
        <text:p text:style-name="P52"><text:s text:c="17"/>La <text:s text:c="30"/>Rem</text:p>
        <text:p text:style-name="P39"><text:span text:style-name="T198"><text:s text:c="8"/></text:span><text:span text:style-name="T201">A VER AL SALVADOR</text:span><text:span text:style-name="T200">.</text:span></text:p>
        <text:p text:style-name="P28"/>
        <text:p text:style-name="P58"><text:s text:c="11"/>Fa <text:s text:c="65"/>La</text:p>
        <text:p text:style-name="P30"><text:span text:style-name="T142">A.</text:span><text:span text:style-name="T183"> <text:s text:c="3"/>¡ALEGRÍA, ALEGRÍA, ALEGRÍA…</text:span></text:p>
        <text:p text:style-name="P28"/>
        <text:p text:style-name="P52"><text:s text:c="8"/>Rem <text:s text:c="34"/>Fa</text:p>
        <text:p text:style-name="P39"><text:span text:style-name="T149">S.</text:span><text:span text:style-name="T182"> <text:s text:c="3"/>Encontraron a María,</text:span></text:p>
        <text:p text:style-name="P52"><text:s text:c="27"/><text:span text:style-name="T274">Sol</text:span>m <text:s text:c="15"/>Rem</text:p>
        <text:p text:style-name="P38"><text:s text:c="8"/>y encontraron a José.</text:p>
        <text:p text:style-name="P52"><text:s text:c="16"/>Solm <text:s text:c="10"/>Rem</text:p>
        <text:p text:style-name="P39"><text:span text:style-name="T179"><text:s text:c="8"/></text:span><text:span text:style-name="T184">A</text:span><text:span text:style-name="T179">l buey, a el burro,</text:span></text:p>
        <text:p text:style-name="P52"><text:s text:c="19"/>La <text:s text:c="26"/>Rem</text:p>
        <text:p text:style-name="P38"><text:s text:c="8"/>y al niño, el Enmanuel.</text:p>
        <text:p text:style-name="P52"><text:s text:c="19"/>Solm <text:s text:c="16"/>Rem</text:p>
        <text:p text:style-name="P39"><text:span text:style-name="T149">A.</text:span><text:span text:style-name="T179"> <text:s text:c="3"/></text:span><text:span text:style-name="T201">AL BUEY, A EL BURRO</text:span></text:p>
        <text:p text:style-name="P52"><text:s text:c="23"/>La <text:s text:c="35"/>Rem</text:p>
        <text:p text:style-name="P39"><text:span text:style-name="T179"><text:s text:c="8"/></text:span><text:span text:style-name="T201">Y AL NIÑO, EL ENMANUEL.</text:span></text:p>
        <text:p text:style-name="P27"/>
        <text:p text:style-name="P58"><text:s text:c="11"/>Fa <text:s text:c="65"/>La</text:p>
        <text:p text:style-name="P30"><text:span text:style-name="T142">A.</text:span><text:span text:style-name="T183"> <text:s text:c="3"/>¡ALEGRÍA, ALEGRÍA, ALEGRÍA…</text:span></text:p>
        <text:p text:style-name="P28"/>
        <text:p text:style-name="P52"><text:s text:c="8"/>Rem <text:s text:c="40"/>Fa</text:p>
        <text:p text:style-name="P39"><text:span text:style-name="T149">S.</text:span><text:span text:style-name="T182"> <text:s text:c="3"/>El buey conoce a su amo,</text:span></text:p>
        <text:p text:style-name="P52"><text:s text:c="13"/><text:span text:style-name="T274">Sol</text:span>m <text:s text:c="22"/>Rem</text:p>
        <text:p text:style-name="P38"><text:s text:c="8"/>el burro su pesebre.</text:p>
        <text:p text:style-name="P52"><text:s text:c="9"/>Solm <text:s text:c="28"/>Rem</text:p>
        <text:p text:style-name="P38"><text:s text:c="8"/>Pero Israel no conoce,</text:p>
        <text:p text:style-name="P52"><text:s text:c="23"/>La <text:s text:c="23"/>Rem</text:p>
        <text:p text:style-name="P38"><text:s text:c="8"/>no conoce a su Señor.</text:p>
        <text:p text:style-name="P52"><text:s text:c="9"/>Solm <text:s text:c="42"/>Rem</text:p>
        <text:p text:style-name="P39"><text:span text:style-name="T149">A.</text:span><text:span text:style-name="T179"> <text:s text:c="3"/></text:span><text:span text:style-name="T202">PERO ISRAEL NO CONOCE</text:span><text:span text:style-name="T198">,</text:span></text:p>
        <text:p text:style-name="P52"><text:s text:c="27"/>La <text:s text:c="32"/>Rem</text:p>
        <text:p text:style-name="P39"><text:span text:style-name="T179"><text:s text:c="8"/></text:span><text:span text:style-name="T202">NO CONOCE A SU SEÑOR.</text:span></text:p>
        <text:p text:style-name="P28"/>
      </text:section>
      <text:p text:style-name="P28"/>
      <text:p text:style-name="P87"><text:soft-page-break/><text:span text:style-name="T183">V</text:span><text:span text:style-name="T179">allamos pues hasta Belén</text:span></text:p>
      <text:p text:style-name="P33"><text:span text:style-name="T183">V</text:span><text:span text:style-name="T179">illancico </text:span><text:span text:style-name="T196">Español</text:span></text:p>
      <text:p text:style-name="P28"/>
      <text:p text:style-name="P61"><text:span text:style-name="T183"><text:s text:c="10"/>M</text:span><text:span text:style-name="T179">i <text:s text:c="52"/>Lam</text:span></text:p>
      <text:p text:style-name="P31"><text:span text:style-name="T143">A.</text:span><text:span text:style-name="T189"> <text:s text:c="3"/></text:span><text:span text:style-name="T183">V</text:span><text:span text:style-name="T189">ALLAMOS PUES HASTA BELÉN</text:span></text:p>
      <text:p text:style-name="P64"><text:span text:style-name="T179"><text:s text:c="20"/></text:span><text:span text:style-name="T189">Rem <text:s text:c="55"/>Mi</text:span></text:p>
      <text:p text:style-name="P31"><text:span text:style-name="T179"><text:s text:c="9"/></text:span><text:span text:style-name="T189">Y VEAMOS LO QUE HA SUCEDIDO</text:span><text:span text:style-name="T179">,</text:span></text:p>
      <text:p text:style-name="P65"><text:span text:style-name="T179"><text:s text:c="24"/></text:span><text:span text:style-name="T189">Rem <text:s text:c="36"/></text:span><text:span text:style-name="T195">Lam</text:span></text:p>
      <text:p text:style-name="P31"><text:span text:style-name="T183"><text:s text:c="9"/></text:span><text:span text:style-name="T189">Y EL SANTO, BENDITO SEA</text:span><text:span text:style-name="T179">,</text:span></text:p>
      <text:p text:style-name="P66"><text:span text:style-name="T179"><text:s text:c="22"/></text:span><text:span text:style-name="T189">Rem <text:s text:c="25"/>Mi/</text:span><text:span text:style-name="T190">Fa/Mi</text:span></text:p>
      <text:p text:style-name="P31"><text:span text:style-name="T179"><text:s text:c="9"/></text:span><text:span text:style-name="T189">NOS HA MANIFESTA <text:s text:c="5"/>DO</text:span><text:span text:style-name="T179">.</text:span></text:p>
      <text:p text:style-name="P28"/>
      <text:p text:style-name="P47"><text:span text:style-name="T183"><text:s text:c="9"/></text:span><text:span text:style-name="T192">Mi</text:span><text:span text:style-name="T191"> <text:s text:c="21"/></text:span><text:span text:style-name="T192">Lam</text:span></text:p>
      <text:p text:style-name="P40"><text:span text:style-name="T150">S.</text:span><text:span text:style-name="T187"> <text:s text:c="3"/></text:span><text:span text:style-name="T185">Ya nació el salvador</text:span></text:p>
      <text:p text:style-name="P48"><text:span text:style-name="T183"><text:s text:c="9"/></text:span><text:span text:style-name="T193">Fa</text:span><text:span text:style-name="T191"> <text:s text:c="31"/></text:span><text:span text:style-name="T193">Mi</text:span></text:p>
      <text:p text:style-name="P67"><text:s text:c="8"/>envuelto en pañales.</text:p>
      <text:p text:style-name="P53"><text:s text:c="8"/><text:span text:style-name="T210">Rem <text:s text:c="19"/></text:span><text:span text:style-name="T212">Lam</text:span></text:p>
      <text:p text:style-name="P68"><text:s text:c="8"/>Vamos a Belén</text:p>
      <text:p text:style-name="P59"><text:s text:c="19"/><text:span text:style-name="T208"><text:s text:c="2"/></text:span><text:span text:style-name="T212">Rem</text:span><text:span text:style-name="T208"> <text:s text:c="7"/></text:span><text:span text:style-name="T212">Mi/Fa/</text:span><text:span text:style-name="T208">Mi</text:span></text:p>
      <text:p text:style-name="P68"><text:span text:style-name="T207"><text:s text:c="8"/>que quiero ver al Rey</text:span>.</text:p>
      <text:p text:style-name="P72"/>
      <text:p text:style-name="P62"><text:span text:style-name="T183"><text:s text:c="10"/>M</text:span><text:span text:style-name="T179">i <text:s text:c="52"/>Lam</text:span></text:p>
      <text:p text:style-name="P22"><text:span text:style-name="T144">A.</text:span><text:span text:style-name="T208"> <text:s text:c="3"/></text:span><text:span text:style-name="T205">V</text:span><text:span text:style-name="T208">ALLAMOS PUES HASTA BELÉN...</text:span></text:p>
      <text:p text:style-name="P22"/>
      <text:p text:style-name="P55"><text:span text:style-name="T205"><text:s text:c="9"/></text:span><text:span text:style-name="T210">Mi</text:span><text:span text:style-name="T209"> <text:s text:c="21"/></text:span><text:span text:style-name="T210">Lam</text:span></text:p>
      <text:p text:style-name="P41"><text:span text:style-name="T151">S.</text:span><text:span text:style-name="T188"> <text:s text:c="3"/></text:span><text:span text:style-name="T185">Ya nació el </text:span><text:span text:style-name="T186">C</text:span><text:span text:style-name="T185">risto</text:span></text:p>
      <text:p text:style-name="P49"><text:span text:style-name="T183"><text:s text:c="9"/></text:span><text:span text:style-name="T194">Fa</text:span><text:span text:style-name="T191"> <text:s text:c="40"/></text:span><text:span text:style-name="T194">Mi</text:span></text:p>
      <text:p text:style-name="P68"><text:s text:c="8"/>acostado en un pesebre.</text:p>
      <text:p text:style-name="P54"><text:s text:c="8"/><text:span text:style-name="T210">Rem <text:s text:c="19"/></text:span><text:span text:style-name="T213">Lam</text:span></text:p>
      <text:p text:style-name="P69"><text:s text:c="8"/>Vamos a Belén</text:p>
      <text:p text:style-name="P60"><text:s text:c="19"/><text:span text:style-name="T208"><text:s text:c="2"/></text:span><text:span text:style-name="T213">Rem</text:span><text:span text:style-name="T208"> <text:s text:c="6"/></text:span><text:span text:style-name="T213">Mi/Fa <text:s text:c="20"/>Mi</text:span></text:p>
      <text:p text:style-name="P70"><text:span text:style-name="T207"><text:s text:c="8"/>que quiero ver <text:s text:c="2"/>al </text:span><text:span text:style-name="T211">Enmanuel</text:span>.</text:p>
      <text:p text:style-name="P72"/>
      <text:p text:style-name="P62"><text:span text:style-name="T183"><text:s text:c="10"/>M</text:span><text:span text:style-name="T179">i <text:s text:c="52"/>Lam</text:span></text:p>
      <text:p text:style-name="P22"><text:span text:style-name="T144">A.</text:span><text:span text:style-name="T208"> <text:s text:c="3"/></text:span><text:span text:style-name="T205">V</text:span><text:span text:style-name="T208">ALLAMOS PUES HASTA BELÉN…</text:span></text:p>
      <text:p text:style-name="P22"/>
      <text:p text:style-name="P55"><text:span text:style-name="T205"><text:s text:c="9"/></text:span><text:span text:style-name="T210">Mi</text:span><text:span text:style-name="T209"> <text:s text:c="29"/></text:span><text:span text:style-name="T210">Lam</text:span></text:p>
      <text:p text:style-name="P69"><text:span text:style-name="T152">S.</text:span><text:span text:style-name="T46"> <text:s text:c="3"/></text:span>Ya nació el <text:span text:style-name="T207">M</text:span>esías</text:p>
      <text:p text:style-name="P55"><text:span text:style-name="T205"><text:s text:c="9"/></text:span><text:span text:style-name="T214">Fa</text:span><text:span text:style-name="T209"> <text:s text:c="35"/></text:span><text:span text:style-name="T214">Mi</text:span></text:p>
      <text:p text:style-name="P71"><text:s text:c="8"/>el hijo del carpintero.</text:p>
      <text:p text:style-name="P54"><text:s text:c="8"/><text:span text:style-name="T210">Rem <text:s text:c="19"/></text:span><text:span text:style-name="T214">Lam</text:span></text:p>
      <text:p text:style-name="P69"><text:s text:c="8"/>Vamos a Belén</text:p>
      <text:p text:style-name="P60"><text:s text:c="19"/><text:span text:style-name="T208"><text:s/></text:span><text:span text:style-name="T214">Rem</text:span><text:span text:style-name="T208"> <text:s text:c="7"/>Mi/</text:span><text:span text:style-name="T214">Fa <text:s text:c="13"/>Mi</text:span></text:p>
      <text:p text:style-name="P70"><text:span text:style-name="T207"><text:s text:c="8"/>que quiero ver <text:s text:c="3"/>al </text:span><text:span text:style-name="T211">profeta</text:span>.</text:p>
      <text:p text:style-name="P69"/>
      <text:p text:style-name="P63"><text:span text:style-name="T183"><text:s text:c="10"/>M</text:span><text:span text:style-name="T179">i <text:s text:c="52"/>Lam</text:span></text:p>
      <text:p text:style-name="P21"><text:span text:style-name="T144">A.</text:span><text:span text:style-name="T208"> <text:s text:c="3"/></text:span><text:span text:style-name="T205">V</text:span><text:span text:style-name="T208">ALLAMOS PUES HASTA BELÉN…</text:span></text:p>
      <text:p text:style-name="P21"/>
      <text:p text:style-name="P21"/>
      <text:p text:style-name="P177"><text:soft-page-break/>LOS NIÑOS DE BELÉN</text:p>
      <text:p text:style-name="P153">De la vigilia de Reye<text:span text:style-name="T254">s</text:span> Mago – Solemnidad de la Epifanía del Señor</text:p>
      <text:p text:style-name="P154"/>
      <text:section text:style-name="Sect2" text:name="Sección5">
        <text:p text:style-name="P183"><text:s text:c="11"/>Do</text:p>
        <text:p text:style-name="P175"><text:bookmark-start text:name="__DdeLink__52_13854922572"/><text:span text:style-name="T145">A.</text:span><text:bookmark-end text:name="__DdeLink__52_13854922572"/><text:span text:style-name="T145"> <text:s text:c="3"/></text:span><text:span text:style-name="T224">LOS NIÑOS DE BELÉN</text:span><text:span text:style-name="T121"> </text:span><text:span text:style-name="T224">ESTÁN</text:span></text:p>
        <text:p text:style-name="P196"><text:span text:style-name="T235"><text:s text:c="20"/></text:span>Sol7 <text:s text:c="38"/>Do</text:p>
        <text:p text:style-name="P175"><text:span text:style-name="T224"><text:s text:c="9"/>JUGANDO EN LA PLAZA</text:span><text:span text:style-name="T225">,</text:span></text:p>
        <text:p text:style-name="P195"/>
        <text:p text:style-name="P176"><text:span text:style-name="T224"><text:s text:c="9"/>YA VIENEN LOS REYES MAGOS</text:span><text:span text:style-name="T225">,</text:span></text:p>
        <text:p text:style-name="P209"><text:span text:style-name="T124"><text:s text:c="39"/>Sol</text:span><text:span text:style-name="T123">7 <text:s text:c="24"/></text:span><text:span text:style-name="T124">Do</text:span></text:p>
        <text:p text:style-name="P176"><text:span text:style-name="T224"><text:s text:c="9"/>QUE SON UNO DOS Y TRES</text:span><text:span text:style-name="T225">.</text:span></text:p>
        <text:p text:style-name="P222"><text:span text:style-name="T102"><text:s text:c="34"/>Mi</text:span><text:span text:style-name="T103">m</text:span><text:span text:style-name="T101"> <text:s text:c="27"/></text:span><text:span text:style-name="T102">La</text:span><text:span text:style-name="T103">m</text:span></text:p>
        <text:p text:style-name="P176"><text:span text:style-name="T224"><text:s text:c="9"/></text:span><text:span text:style-name="T223">¿</text:span><text:span text:style-name="T225">D</text:span><text:span text:style-name="T224">E</text:span><text:span text:style-name="T225"> </text:span><text:span text:style-name="T224">DÓNDE</text:span><text:span text:style-name="T225"> </text:span><text:span text:style-name="T224">VENÍS</text:span><text:span text:style-name="T225"> </text:span><text:span text:style-name="T224">VOSOTROS</text:span><text:span text:style-name="T225">,</text:span></text:p>
        <text:p text:style-name="P222"><text:span text:style-name="T104"><text:s text:c="34"/></text:span><text:span text:style-name="T102">Re</text:span><text:span text:style-name="T104">7 <text:s text:c="28"/></text:span><text:span text:style-name="T102">Sol</text:span></text:p>
        <text:p text:style-name="P176"><text:span text:style-name="T224"><text:s text:c="9"/>CON CABALLOS Y CAMELLOS</text:span><text:span text:style-name="T226">?</text:span></text:p>
        <text:p text:style-name="P185"><text:s text:c="44"/>Do</text:p>
        <text:p text:style-name="P155"><text:span text:style-name="T258"><text:s text:c="9"/></text:span><text:span text:style-name="T255">¿</text:span><text:span text:style-name="T256">QUIENES S</text:span><text:span text:style-name="T257">OI</text:span><text:span text:style-name="T256">S</text:span><text:span text:style-name="T255">?, ¿</text:span><text:span text:style-name="T256">QUIENES SO</text:span><text:span text:style-name="T257">I</text:span><text:span text:style-name="T256">S</text:span><text:span text:style-name="T255">?</text:span></text:p>
        <text:p text:style-name="P185"><text:s text:c="35"/>Sol<text:span text:style-name="T259">7 <text:s text:c="32"/></text:span>Do</text:p>
        <text:p text:style-name="P155"><text:span text:style-name="T258"><text:s text:c="9"/></text:span><text:span text:style-name="T255">¿Q</text:span><text:span text:style-name="T256">UE</text:span><text:span text:style-name="T255"> </text:span><text:span text:style-name="T256">VENÍS</text:span><text:span text:style-name="T255"> </text:span><text:span text:style-name="T256">A HACER AQUÍ</text:span><text:span text:style-name="T255">?</text:span></text:p>
        <text:p text:style-name="P156"/>
        <text:p text:style-name="P225"><text:span text:style-name="T155">Me</text:span><text:span text:style-name="T156">l</text:span><text:span text:style-name="T155">cho</text:span><text:span text:style-name="T157">r</text:span></text:p>
        <text:p text:style-name="P175"><text:span text:style-name="T111"><text:s text:c="10"/>Do</text:span></text:p>
        <text:p text:style-name="P231"><text:bookmark-start text:name="__DdeLink__43_1385492257"/><text:span text:style-name="T132">S. <text:s text:c="3"/></text:span>Yo v<text:bookmark-start text:name="__DdeLink__39_1385492257"/>engo de oriente lejano,<text:bookmark-end text:name="__DdeLink__43_1385492257"/><text:bookmark-end text:name="__DdeLink__39_1385492257"/></text:p>
        <text:p text:style-name="P225"><text:span text:style-name="T93"><text:s text:c="62"/></text:span><text:span text:style-name="T125">Sol</text:span></text:p>
        <text:p text:style-name="P234"><text:span text:style-name="T231"><text:s text:c="9"/></text:span><text:bookmark-start text:name="__DdeLink__46_1385492257"/>del país de<text:bookmark-end text:name="__DdeLink__46_1385492257"/>l oro y la plata.</text:p>
        <text:p text:style-name="P175"><text:span text:style-name="T110"><text:s text:c="32"/></text:span><text:span text:style-name="T111">Fa</text:span><text:span text:style-name="T110"> <text:s text:c="47"/></text:span><text:span text:style-name="T111">Do</text:span></text:p>
        <text:p text:style-name="P234"><text:span text:style-name="T231"><text:s text:c="9"/></text:span><text:bookmark-start text:name="__DdeLink__48_1385492257"/><text:bookmark-start text:name="__DdeLink__37_1385492257"/><text:span text:style-name="T260">M</text:span>as de noche no puedo dormir</text:p>
        <text:p text:style-name="P231"><text:span text:style-name="T117"><text:s text:c="70"/></text:span><text:span text:style-name="T118">Sol</text:span><text:span text:style-name="T119">7</text:span></text:p>
        <text:p text:style-name="P234"><text:span text:style-name="T231"><text:s text:c="9"/></text:span>porque he visto una estrella,</text:p>
        <text:p text:style-name="P176"><text:span text:style-name="T112"><text:s text:c="57"/></text:span><text:span text:style-name="T111">Do</text:span><text:span text:style-name="T112"><text:tab/> <text:s text:c="3"/></text:span><text:span text:style-name="T111">Do</text:span><text:span text:style-name="T112">7</text:span></text:p>
        <text:p text:style-name="P234"><text:span text:style-name="T231"><text:s text:c="9"/></text:span>una estrella en el cielo.<text:bookmark-end text:name="__DdeLink__48_1385492257"/><text:bookmark-end text:name="__DdeLink__37_1385492257"/></text:p>
        <text:p text:style-name="P175"><text:span text:style-name="T110"><text:s text:c="35"/></text:span><text:span text:style-name="T111">Fa</text:span></text:p>
        <text:p text:style-name="P175"><text:span text:style-name="T146">A. <text:s text:c="3"/></text:span><text:bookmark-start text:name="__DdeLink__48_13854922571"/><text:bookmark-start text:name="__DdeLink__37_13854922571"/><text:span text:style-name="T227">M</text:span><text:span text:style-name="T228">AS</text:span><text:span text:style-name="T223"> </text:span><text:span text:style-name="T228">DE</text:span><text:span text:style-name="T223"> </text:span><text:span text:style-name="T228">NOCHE</text:span></text:p>
        <text:p text:style-name="P222"><text:span text:style-name="T105"><text:s text:c="43"/>Do</text:span></text:p>
        <text:p text:style-name="P176"><text:span text:style-name="T224"><text:s text:c="9"/></text:span><text:span text:style-name="T228">NO</text:span><text:span text:style-name="T223"> </text:span><text:span text:style-name="T228">PUEDE</text:span><text:span text:style-name="T223"> </text:span><text:span text:style-name="T228">DORMIR</text:span></text:p>
        <text:p text:style-name="P222"><text:span text:style-name="T105"><text:s text:c="24"/></text:span><text:span text:style-name="T103"><text:s text:c="62"/></text:span><text:span text:style-name="T105">Sol</text:span><text:span text:style-name="T106">7</text:span></text:p>
        <text:p text:style-name="P176"><text:span text:style-name="T224"><text:s text:c="9"/></text:span><text:span text:style-name="T228">PORQUE HA</text:span><text:span text:style-name="T223"> </text:span><text:span text:style-name="T228">VISTO</text:span><text:span text:style-name="T122"> </text:span><text:span text:style-name="T228">UNA</text:span><text:span text:style-name="T223"> </text:span><text:span text:style-name="T228">ESTRELLA</text:span><text:span text:style-name="T223">,</text:span></text:p>
        <text:p text:style-name="P186"><text:s text:c="75"/><text:span text:style-name="T261">Do</text:span></text:p>
        <text:p text:style-name="P176"><text:span text:style-name="T224"><text:s text:c="9"/></text:span><text:span text:style-name="T228">UNA</text:span><text:span text:style-name="T223"> </text:span><text:span text:style-name="T228">ESTRELLA</text:span><text:span text:style-name="T223"> </text:span><text:span text:style-name="T228">EN</text:span><text:span text:style-name="T223"> </text:span><text:span text:style-name="T228">EL</text:span><text:span text:style-name="T223"> </text:span><text:span text:style-name="T228">CIELO</text:span><text:span text:style-name="T223">.</text:span><text:bookmark-end text:name="__DdeLink__37_13854922571"/><text:bookmark-end text:name="__DdeLink__48_13854922571"/></text:p>
        <text:p text:style-name="P210"/>
        <text:p text:style-name="P184"><text:s text:c="11"/>Do</text:p>
        <text:p text:style-name="P234"><text:bookmark-start text:name="__DdeLink__52_138549225721"/><text:span text:style-name="T160">A.</text:span><text:bookmark-end text:name="__DdeLink__52_138549225721"/><text:span text:style-name="T160"> <text:s text:c="3"/></text:span><text:span text:style-name="T48">LOS NIÑOS DE BELÉN</text:span><text:span text:style-name="T49"> </text:span><text:span text:style-name="T48">ESTÁN...</text:span></text:p>
        <text:p text:style-name="P226"/>
        <text:p text:style-name="P206">Gaspar</text:p>
        <text:p text:style-name="P175"><text:span text:style-name="T111"><text:s text:c="10"/>Do</text:span></text:p>
        <text:p text:style-name="P231"><text:bookmark-start text:name="__DdeLink__43_13854922571"/><text:span text:style-name="T132">S. <text:s text:c="3"/></text:span>Yo v<text:bookmark-start text:name="__DdeLink__39_13854922571"/>engo de oriente lejano,<text:bookmark-end text:name="__DdeLink__43_13854922571"/><text:bookmark-end text:name="__DdeLink__39_13854922571"/></text:p>
        <text:p text:style-name="P225"><text:span text:style-name="T93"><text:s text:c="83"/></text:span><text:span text:style-name="T125">Sol</text:span></text:p>
        <text:p text:style-name="P234"><text:span text:style-name="T231"><text:s text:c="9"/></text:span><text:bookmark-start text:name="__DdeLink__46_13854922571"/>del país de<text:bookmark-end text:name="__DdeLink__46_13854922571"/>l <text:span text:style-name="T262">incien</text:span><text:span text:style-name="T260">s</text:span><text:span text:style-name="T262">o y el perfume.</text:span></text:p>
        <text:p text:style-name="P175"><text:span text:style-name="T110"><text:s text:c="32"/></text:span><text:span text:style-name="T111">Fa</text:span><text:span text:style-name="T110"> <text:s text:c="47"/></text:span><text:span text:style-name="T111">Do</text:span></text:p>
        <text:p text:style-name="P234"><text:span text:style-name="T231"><text:s text:c="9"/></text:span><text:bookmark-start text:name="__DdeLink__37_13854922572"/><text:bookmark-start text:name="__DdeLink__48_13854922572"/><text:span text:style-name="T263">M</text:span>as de noche no puedo dormir</text:p>
        <text:p text:style-name="P234"/>
        <text:p text:style-name="P231"><text:span text:style-name="T117"><text:s text:c="69"/></text:span><text:span text:style-name="T118">Sol</text:span><text:span text:style-name="T119">7</text:span></text:p>
        <text:p text:style-name="P234"><text:span text:style-name="T231"><text:s text:c="9"/></text:span>porque he visto una estrella,</text:p>
        <text:p text:style-name="P175"><text:span text:style-name="T112"><text:s text:c="57"/></text:span><text:span text:style-name="T111">Do</text:span><text:span text:style-name="T112"><text:tab/> <text:s text:c="3"/></text:span><text:span text:style-name="T111">Do</text:span><text:span text:style-name="T112">7</text:span></text:p>
        <text:p text:style-name="P234"><text:span text:style-name="T231"><text:s text:c="9"/></text:span>una estrella en el cielo.<text:bookmark-end text:name="__DdeLink__48_13854922572"/><text:bookmark-end text:name="__DdeLink__37_13854922572"/></text:p>
        <text:p text:style-name="P175"><text:span text:style-name="T110"><text:s text:c="35"/></text:span><text:span text:style-name="T111">Fa</text:span></text:p>
        <text:p text:style-name="P231"><text:span text:style-name="T158">A. <text:s text:c="3"/></text:span><text:span text:style-name="T232">M</text:span><text:span text:style-name="T233">AS</text:span><text:span text:style-name="T222"> </text:span><text:span text:style-name="T233">DE</text:span><text:span text:style-name="T222"> </text:span><text:span text:style-name="T233">NOCHE...</text:span><text:bookmark-start text:name="__DdeLink__61_1385492257"/></text:p>
        <text:p text:style-name="P226"/>
        <text:p text:style-name="P184"><text:s text:c="11"/>Do</text:p>
        <text:p text:style-name="P234"><text:bookmark-start text:name="__DdeLink__52_1385492257211"/><text:bookmark-end text:name="__DdeLink__61_1385492257"/><text:span text:style-name="T161">A.</text:span><text:bookmark-end text:name="__DdeLink__52_1385492257211"/><text:span text:style-name="T161"> <text:s text:c="3"/></text:span><text:span text:style-name="T48">LOS NIÑOS DE BELÉN</text:span><text:span text:style-name="T49"> </text:span><text:span text:style-name="T48">ESTÁN...</text:span></text:p>
        <text:p text:style-name="P211"/>
        <text:p text:style-name="P225"><text:span text:style-name="T159">Balta</text:span><text:span text:style-name="T156">s</text:span><text:span text:style-name="T159">a</text:span><text:span text:style-name="T157">r</text:span></text:p>
        <text:p text:style-name="P175"><text:span text:style-name="T111"><text:s text:c="10"/>Do</text:span></text:p>
        <text:p text:style-name="P231"><text:bookmark-start text:name="__DdeLink__43_13854922572"/><text:span text:style-name="T132">S. <text:s text:c="3"/></text:span>Yo v<text:bookmark-start text:name="__DdeLink__39_13854922572"/>engo de oriente lejano,<text:bookmark-end text:name="__DdeLink__43_13854922572"/><text:bookmark-end text:name="__DdeLink__39_13854922572"/></text:p>
        <text:p text:style-name="P225"><text:span text:style-name="T93"><text:s text:c="75"/></text:span><text:span text:style-name="T125">Sol</text:span></text:p>
        <text:p text:style-name="P234"><text:span text:style-name="T231"><text:s text:c="9"/></text:span><text:bookmark-start text:name="__DdeLink__46_13854922572"/>del país de<text:bookmark-end text:name="__DdeLink__46_13854922572"/> <text:span text:style-name="T264">la mirra y el aceite.</text:span></text:p>
        <text:p text:style-name="P175"><text:span text:style-name="T110"><text:s text:c="32"/></text:span><text:span text:style-name="T111">Fa</text:span><text:span text:style-name="T110"> <text:s text:c="47"/></text:span><text:span text:style-name="T111">Do</text:span></text:p>
        <text:p text:style-name="P234"><text:span text:style-name="T231"><text:s text:c="9"/></text:span><text:bookmark-start text:name="__DdeLink__48_13854922573"/><text:bookmark-start text:name="__DdeLink__37_13854922573"/><text:span text:style-name="T265">M</text:span>as de noche no puedo dormir</text:p>
        <text:p text:style-name="P231"><text:span text:style-name="T117"><text:s text:c="69"/></text:span><text:span text:style-name="T118">Sol</text:span><text:span text:style-name="T119">7</text:span></text:p>
        <text:p text:style-name="P234"><text:span text:style-name="T231"><text:s text:c="9"/></text:span>porque he visto una estrella,</text:p>
        <text:p text:style-name="P175"><text:span text:style-name="T112"><text:s text:c="57"/></text:span><text:span text:style-name="T111">Do</text:span><text:span text:style-name="T112"><text:tab/> <text:s text:c="3"/></text:span><text:span text:style-name="T111">Do</text:span><text:span text:style-name="T112">7</text:span></text:p>
        <text:p text:style-name="P234"><text:span text:style-name="T231"><text:s text:c="9"/></text:span>una estrella en el cielo.<text:bookmark-end text:name="__DdeLink__48_13854922573"/><text:bookmark-end text:name="__DdeLink__37_13854922573"/></text:p>
        <text:p text:style-name="P175"><text:span text:style-name="T110"><text:s text:c="35"/></text:span><text:span text:style-name="T111">Fa</text:span></text:p>
        <text:p text:style-name="P231"><text:span text:style-name="T158">A. <text:s text:c="3"/></text:span><text:span text:style-name="T232">M</text:span><text:span text:style-name="T233">AS</text:span><text:span text:style-name="T222"> </text:span><text:span text:style-name="T233">DE</text:span><text:span text:style-name="T222"> </text:span><text:span text:style-name="T233">NOCHE...</text:span></text:p>
        <text:p text:style-name="P226"/>
        <text:p text:style-name="P184"><text:s text:c="11"/>Do</text:p>
        <text:p text:style-name="P234"><text:bookmark-start text:name="__DdeLink__52_1385492257212"/><text:span text:style-name="T161">A.</text:span><text:bookmark-end text:name="__DdeLink__52_1385492257212"/><text:span text:style-name="T161"> <text:s text:c="3"/></text:span><text:span text:style-name="T48">LOS NIÑOS DE BELÉN</text:span><text:span text:style-name="T49"> </text:span><text:span text:style-name="T48">ESTÁN...</text:span></text:p>
        <text:p text:style-name="P226"/>
        <text:p text:style-name="P207"><text:span text:style-name="T266">Melcho</text:span><text:span text:style-name="T267">r</text:span><text:span text:style-name="T266">, Gaspar y </text:span><text:span text:style-name="T268">Balta</text:span><text:span text:style-name="T267">s</text:span><text:span text:style-name="T268">ar</text:span></text:p>
        <text:p text:style-name="P175"><text:span text:style-name="T113"><text:s text:c="10"/>Do</text:span></text:p>
        <text:p text:style-name="P231"><text:span text:style-name="T132">S. <text:s text:c="3"/></text:span>V<text:bookmark-start text:name="__DdeLink__39_1385492257111"/>enimos del oriente lejano,<text:bookmark-end text:name="__DdeLink__39_1385492257111"/></text:p>
        <text:p text:style-name="P225"><text:span text:style-name="T93"><text:s text:c="89"/></text:span><text:span text:style-name="T126">Sol</text:span></text:p>
        <text:p text:style-name="P234"><text:span text:style-name="T231"><text:s text:c="9"/></text:span>hemos visto en el cielo u<text:span text:style-name="T266">na</text:span> estrella.</text:p>
        <text:p text:style-name="P222"><text:span text:style-name="T101"><text:s text:c="22"/></text:span><text:span text:style-name="T107">Fa</text:span><text:span text:style-name="T101"> <text:s text:c="42"/></text:span><text:span text:style-name="T107">Do</text:span></text:p>
        <text:p text:style-name="P234"><text:span text:style-name="T231"><text:s text:c="9"/></text:span><text:bookmark-start text:name="__DdeLink__69_1385492257"/>Y venimos a adorar al rey</text:p>
        <text:p text:style-name="P225"><text:span text:style-name="T127"><text:s text:c="48"/></text:span><text:span text:style-name="T126">Sol</text:span><text:span text:style-name="T128">7</text:span></text:p>
        <text:p text:style-name="P234"><text:span text:style-name="T231"><text:s text:c="9"/></text:span><text:span text:style-name="T269">a</text:span>l rey de los judíos</text:p>
        <text:p text:style-name="P225"><text:span text:style-name="T127"><text:s text:c="53"/></text:span><text:span text:style-name="T126">Do</text:span><text:span text:style-name="T128"><text:tab/></text:span><text:span text:style-name="T126">Do</text:span><text:span text:style-name="T128">7</text:span></text:p>
        <text:p text:style-name="P234"><text:span text:style-name="T231"><text:s text:c="9"/></text:span>que <text:span text:style-name="T266">ha </text:span>naci<text:span text:style-name="T266">do</text:span> aquí.<text:bookmark-end text:name="__DdeLink__69_1385492257"/></text:p>
        <text:p text:style-name="P175"><text:span text:style-name="T110"><text:s text:c="17"/></text:span><text:span text:style-name="T114">Fa</text:span><text:span text:style-name="T110"> <text:s text:c="57"/></text:span><text:span text:style-name="T114">Do</text:span></text:p>
        <text:p text:style-name="P175"><text:span text:style-name="T147">A. <text:s text:c="3"/></text:span><text:bookmark-start text:name="__DdeLink__69_13854922571"/><text:span text:style-name="T239">Y </text:span><text:span text:style-name="T229">VIENEN</text:span><text:span text:style-name="T223"> </text:span><text:span text:style-name="T229">A</text:span><text:span text:style-name="T223"> </text:span><text:span text:style-name="T229">ADORAR AL REY</text:span></text:p>
        <text:p text:style-name="P222"><text:span text:style-name="T108"><text:s text:c="14"/></text:span><text:span text:style-name="T103"><text:s text:c="48"/></text:span><text:span text:style-name="T108">Sol</text:span><text:span text:style-name="T109">7</text:span></text:p>
        <text:p text:style-name="P233"><text:span text:style-name="T231"><text:s text:c="9"/></text:span><text:span text:style-name="T222">AL REY DE LOS JUDÍOS</text:span></text:p>
        <text:p text:style-name="P222"><text:span text:style-name="T108"><text:s text:c="11"/></text:span><text:span text:style-name="T103"><text:s text:c="52"/></text:span><text:span text:style-name="T108">Do</text:span></text:p>
        <text:p text:style-name="P176"><text:bookmark-end text:name="__DdeLink__69_13854922571"/><text:span text:style-name="T224"><text:s text:c="9"/></text:span><text:span text:style-name="T229">QUE HA N</text:span><text:span text:style-name="T230">A</text:span><text:span text:style-name="T229">CIDO AQUÍ.</text:span></text:p>
        <text:p text:style-name="P232"/>
        <text:p text:style-name="P184"><text:s text:c="11"/>Do</text:p>
        <text:p text:style-name="P233"><text:bookmark-start text:name="__DdeLink__52_1385492257213"/><text:span text:style-name="T160">A.</text:span><text:bookmark-end text:name="__DdeLink__52_1385492257213"/><text:span text:style-name="T160"> <text:s text:c="3"/></text:span><text:span text:style-name="T48">LOS NIÑOS DE BELÉN</text:span><text:span text:style-name="T49"> </text:span><text:span text:style-name="T48">ESTÁN...</text:span></text:p>
        <text:p text:style-name="P23"/>
      </text:section>
      <text:p text:style-name="P88"><text:soft-page-break/>Cantemos al niño</text:p>
      <text:p text:style-name="P152">Villancico Español</text:p>
      <text:p text:style-name="P227"/>
      <text:p text:style-name="P187"><text:tab/><text:span text:style-name="T276">Mi</text:span> <text:s text:c="42"/><text:span text:style-name="T276">Si7</text:span><text:span text:style-name="T222"> <text:s text:c="60"/></text:span><text:span text:style-name="T234">Mi</text:span></text:p>
      <text:p text:style-name="P236"><text:span text:style-name="T153">A.</text:span><text:span text:style-name="T221"><text:tab/></text:span><text:span text:style-name="T222">CANTEMOS, CANTEMOS, CANTEMOS AL NIÑO,</text:span></text:p>
      <text:p text:style-name="P187"><text:tab/> <text:s text:c="47"/><text:span text:style-name="T276">Si7</text:span><text:span text:style-name="T222"> <text:s text:c="63"/></text:span><text:span text:style-name="T234">Mi</text:span></text:p>
      <text:p text:style-name="P236"><text:tab/><text:span text:style-name="T222">CANTEMOS, CANTEMOS, CANTEMOS AL REY.</text:span></text:p>
      <text:p text:style-name="P187"><text:tab/> <text:s text:c="47"/><text:span text:style-name="T276">Si7</text:span><text:span text:style-name="T222"> <text:s text:c="60"/></text:span><text:span text:style-name="T234">Mi</text:span></text:p>
      <text:p text:style-name="P236"><text:span text:style-name="T221"><text:tab/></text:span><text:span text:style-name="T222">CANTEMOS, CANTEMOS, CANTEMOS AL NIÑO,</text:span></text:p>
      <text:p text:style-name="P187"><text:tab/> <text:s text:c="47"/><text:span text:style-name="T276">Si7</text:span><text:span text:style-name="T222"> <text:s text:c="62"/></text:span><text:span text:style-name="T234">Mi</text:span></text:p>
      <text:p text:style-name="P194"><text:span text:style-name="T43"><text:tab/></text:span><text:span text:style-name="T47">CANTEMOS, CANTEMOS, CANTEMOS AL REY.</text:span></text:p>
      <text:p text:style-name="P228"/>
      <text:section text:style-name="Sect1" text:name="Sección4">
        <text:p text:style-name="P188"><text:tab/><text:span text:style-name="T276">Mi</text:span>m <text:s text:c="18"/><text:span text:style-name="T276">La</text:span>m <text:s text:c="37"/><text:span text:style-name="T276">Mi</text:span>m</text:p>
        <text:p text:style-name="P237"><text:span text:style-name="T153">S.</text:span><text:span text:style-name="T221"><text:tab/>Á</text:span>ngeles venid, ángeles del Señor,</text:p>
        <text:p text:style-name="P188"><text:tab/> <text:s text:c="32"/><text:span text:style-name="T276">S</text:span>im <text:s text:c="30"/><text:span text:style-name="T276">Mi</text:span>m</text:p>
        <text:p text:style-name="P237"><text:tab/>ha nacido un niño, el hijo de Dios.</text:p>
        <text:p text:style-name="P237"/>
        <text:p text:style-name="P188"><text:tab/><text:span text:style-name="T276">Mi</text:span>m <text:s text:c="33"/><text:span text:style-name="T276">La</text:span>m</text:p>
        <text:p text:style-name="P89"><text:span text:style-name="T153">A.</text:span><text:span text:style-name="T221"><text:tab/></text:span><text:span text:style-name="T222">Enmanuel es santo,</text:span></text:p>
        <text:p text:style-name="P73"><text:span text:style-name="T236"><text:tab/></text:span><text:span text:style-name="T98"> <text:s text:c="39"/></text:span><text:span text:style-name="T100">Mi</text:span><text:span text:style-name="T99">m</text:span></text:p>
        <text:p text:style-name="P89"><text:tab/><text:span text:style-name="T222">Enmanuel amor,</text:span></text:p>
        <text:p text:style-name="P73"><text:span text:style-name="T236"><text:tab/></text:span><text:span text:style-name="T98"> <text:s text:c="43"/></text:span><text:span text:style-name="T100">S</text:span><text:span text:style-name="T98">im</text:span></text:p>
        <text:p text:style-name="P89"><text:tab/><text:span text:style-name="T222">Enmanuel bendito,</text:span></text:p>
        <text:p text:style-name="P74"><text:span text:style-name="T115"><text:tab/> <text:s text:c="40"/></text:span><text:span text:style-name="T120">Mi</text:span><text:span text:style-name="T116">m</text:span></text:p>
        <text:p text:style-name="P89"><text:tab/><text:span text:style-name="T222">cordero de Dios.</text:span></text:p>
        <text:p text:style-name="P82"/>
        <text:p text:style-name="P188"><text:tab/><text:span text:style-name="T277">Mi</text:span> <text:s text:c="42"/><text:span text:style-name="T277">Si7</text:span></text:p>
        <text:p text:style-name="P238"><text:span text:style-name="T168">A.</text:span><text:span text:style-name="T171"><text:tab/></text:span><text:span text:style-name="T222">CANTEMOS, CANTEMOS...</text:span></text:p>
        <text:p text:style-name="P229"/>
        <text:p text:style-name="P188"><text:tab/><text:span text:style-name="T277">Mi</text:span>m <text:s text:c="28"/><text:span text:style-name="T277">La</text:span>m</text:p>
        <text:p text:style-name="P237"><text:span text:style-name="T153">S.</text:span><text:span text:style-name="T221"><text:tab/></text:span>En esta noche santa</text:p>
        <text:p text:style-name="P223"><text:tab/><text:span text:style-name="T93"> <text:s text:c="46"/></text:span><text:span text:style-name="T129">Mi</text:span><text:span text:style-name="T93">m</text:span></text:p>
        <text:p text:style-name="P237"><text:tab/>se cumples las promesas,</text:p>
        <text:p text:style-name="P223"><text:tab/><text:span text:style-name="T93"> <text:s text:c="38"/></text:span><text:span text:style-name="T129">S</text:span><text:span text:style-name="T93">im</text:span></text:p>
        <text:p text:style-name="P237"><text:tab/>que a nuestros padres</text:p>
        <text:p text:style-name="P188"><text:tab/> <text:s text:c="38"/><text:span text:style-name="T277">Mi</text:span>m</text:p>
        <text:p text:style-name="P237"><text:tab/>hicieron los profetas.</text:p>
        <text:p text:style-name="P237"/>
        <text:p text:style-name="P189"><text:tab/><text:span text:style-name="T276">Mi</text:span>m <text:s text:c="33"/><text:span text:style-name="T276">La</text:span>m</text:p>
        <text:p text:style-name="P237"><text:span text:style-name="T168">A.</text:span><text:span text:style-name="T171"><text:tab/></text:span><text:span text:style-name="T172">Enmanuel es santo…</text:span></text:p>
        <text:p text:style-name="P82"/>
        <text:p text:style-name="P190"><text:tab/><text:span text:style-name="T277">Mi</text:span> <text:s text:c="42"/><text:span text:style-name="T277">Si7</text:span></text:p>
        <text:p text:style-name="P239"><text:span text:style-name="T153">A.</text:span><text:span text:style-name="T221"><text:tab/></text:span><text:span text:style-name="T222">CANTEMOS, CANTEMOS...</text:span></text:p>
        <text:p text:style-name="P230"/>
        <text:p text:style-name="P223"><text:tab/><text:span text:style-name="T130">Mi</text:span><text:span text:style-name="T93">m <text:s text:c="24"/></text:span><text:span text:style-name="T130">La</text:span><text:span text:style-name="T93">m <text:s text:c="21"/></text:span><text:span text:style-name="T130">Mi</text:span><text:span text:style-name="T93">m</text:span></text:p>
        <text:p text:style-name="P237"><text:span text:style-name="T153">S.</text:span><text:span text:style-name="T221"><text:tab/></text:span>Yo te quiero a ti hijo de David,</text:p>
        <text:p text:style-name="P223"><text:tab/><text:span text:style-name="T93"> <text:s text:c="30"/></text:span><text:span text:style-name="T130">S</text:span><text:span text:style-name="T93">im <text:s text:c="35"/></text:span><text:span text:style-name="T130">Mi</text:span><text:span text:style-name="T93">m</text:span></text:p>
        <text:p text:style-name="P237"><text:tab/>soy un pecador ten piedad de mi.</text:p>
        <text:p text:style-name="P237"/>
        <text:p text:style-name="P190"><text:tab/><text:span text:style-name="T276">Mi</text:span>m <text:s text:c="33"/><text:span text:style-name="T276">La</text:span>m</text:p>
        <text:p text:style-name="P237"><text:span text:style-name="T168">A.</text:span><text:span text:style-name="T171"><text:tab/></text:span><text:span text:style-name="T172">Enmanuel es santo…</text:span></text:p>
        <text:p text:style-name="P83"/>
        <text:p text:style-name="P190"><text:tab/><text:span text:style-name="T277">Mi</text:span> <text:s text:c="42"/><text:span text:style-name="T277">Si7</text:span></text:p>
        <text:p text:style-name="P239"><text:span text:style-name="T153">A.</text:span><text:span text:style-name="T221"><text:tab/></text:span><text:span text:style-name="T222">CANTEMOS, CANTEMOS...</text:span></text:p>
        <text:p text:style-name="P229"/>
        <text:p text:style-name="P223"><text:tab/><text:span text:style-name="T130">Mi</text:span><text:span text:style-name="T93">m <text:s text:c="22"/></text:span><text:span text:style-name="T130">La</text:span><text:span text:style-name="T93">m <text:s text:c="33"/></text:span><text:span text:style-name="T130">Mi</text:span><text:span text:style-name="T93">m</text:span></text:p>
        <text:p text:style-name="P237"><text:span text:style-name="T153">S.</text:span><text:span text:style-name="T221"><text:tab/></text:span>No temas María madre del Señor,</text:p>
        <text:p text:style-name="P223"><text:tab/><text:span text:style-name="T93"> <text:s text:c="30"/></text:span><text:span text:style-name="T130">S</text:span><text:span text:style-name="T93">im <text:s text:c="37"/></text:span><text:span text:style-name="T130">Mi</text:span><text:span text:style-name="T93">m</text:span></text:p>
        <text:p text:style-name="P237"><text:tab/>has hallado gracia delante de Dios.</text:p>
        <text:p text:style-name="P237"/>
        <text:p text:style-name="P190"><text:tab/><text:span text:style-name="T276">Mi</text:span>m <text:s text:c="33"/><text:span text:style-name="T276">La</text:span>m</text:p>
        <text:p text:style-name="P89"><text:span text:style-name="T153">A.</text:span><text:span text:style-name="T221"><text:tab/></text:span><text:span text:style-name="T222">Enmanuel es santo…</text:span></text:p>
        <text:p text:style-name="P83"/>
        <text:p text:style-name="P190"><text:tab/><text:span text:style-name="T277">Mi</text:span> <text:s text:c="42"/><text:span text:style-name="T277">Si7</text:span></text:p>
        <text:p text:style-name="P239"><text:span text:style-name="T153">A.</text:span><text:span text:style-name="T221"><text:tab/></text:span><text:span text:style-name="T222">CANTEMOS, CANTEMOS...</text:span></text:p>
        <text:p text:style-name="P229"/>
        <text:p text:style-name="P224"><text:tab/><text:span text:style-name="T130">Mi</text:span><text:span text:style-name="T93">m <text:s text:c="20"/></text:span><text:span text:style-name="T130">La</text:span><text:span text:style-name="T93">m <text:s text:c="31"/></text:span><text:span text:style-name="T130">Mi</text:span><text:span text:style-name="T93">m</text:span></text:p>
        <text:p text:style-name="P237"><text:span text:style-name="T154">S.</text:span><text:span text:style-name="T243"> <text:tab/></text:span>No temas José padre del Señor,</text:p>
        <text:p text:style-name="P223"><text:tab/><text:span text:style-name="T93"> <text:s text:c="23"/></text:span><text:span text:style-name="T130">S</text:span><text:span text:style-name="T93">im <text:s text:c="43"/></text:span><text:span text:style-name="T130">Mi</text:span><text:span text:style-name="T93">m</text:span></text:p>
        <text:p text:style-name="P237"><text:tab/>eres el testigo de la gloria de Dios.</text:p>
        <text:p text:style-name="P237"/>
        <text:p text:style-name="P190"><text:span text:style-name="T93"><text:tab/></text:span><text:span text:style-name="T276">Mi</text:span><text:span text:style-name="T93">m <text:s text:c="33"/></text:span><text:span text:style-name="T276">La</text:span><text:span text:style-name="T93">m</text:span></text:p>
        <text:p text:style-name="P89"><text:span text:style-name="T153">A.</text:span><text:span text:style-name="T221"><text:tab/></text:span><text:span text:style-name="T222">Enmanuel es santo…</text:span></text:p>
        <text:p text:style-name="P83"/>
        <text:p text:style-name="P190"><text:tab/><text:span text:style-name="T277">Mi</text:span> <text:s text:c="42"/><text:span text:style-name="T277">Si7</text:span></text:p>
        <text:p text:style-name="P35"><text:span text:style-name="T153">A.</text:span><text:span text:style-name="T221"><text:tab/></text:span><text:span text:style-name="T222">CANTEMOS, CANTEMOS…</text:span></text:p>
        <text:p text:style-name="P34"><text:span text:style-name="T222"/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/>
    <style:font-face style:name="Droid Sans Devanagari1" svg:font-family="'Droid Sans Devanagari'" style:font-family-generic="swiss"/>
    <style:font-face style:name="Courier Prime" svg:font-family="'Courier Prime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re Franklin" svg:font-family="'Libre Franklin'" style:font-pitch="variable"/>
    <style:font-face style:name="Libre Franklin Medium1" svg:font-family="'Libre Franklin Medium'" style:font-pitch="variable"/>
    <style:font-face style:name="Libre Franklin Medium" svg:font-family="'Libre Franklin Medium'" style:font-adornments="Medium" style:font-pitch="variable"/>
    <style:font-face style:name="Libre Franklin SemiBold" svg:font-family="'Libre Franklin SemiBold'" style:font-pitch="variable"/>
    <style:font-face style:name="Libre Franklin SemiBold1" svg:font-family="'Libre Franklin SemiBold'" style:font-adornments="Semi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9T22:57:54.605148430</meta:creation-date>
    <dc:date>2021-11-29T18:12:55.197486818</dc:date>
    <meta:editing-duration>P3DT4H35M47S</meta:editing-duration>
    <meta:editing-cycles>182</meta:editing-cycles>
    <meta:generator>LibreOffice/7.1.7.2$Linux_X86_64 LibreOffice_project/10$Build-2</meta:generator>
    <meta:document-statistic meta:table-count="0" meta:image-count="0" meta:object-count="0" meta:page-count="15" meta:paragraph-count="524" meta:word-count="2871" meta:character-count="26473" meta:non-whitespace-character-count="12120"/>
  </office:meta>
</office:document-meta>
</file>